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7.197cm"/>
    </style:style>
    <style:style style:name="co3" style:family="table-column">
      <style:table-column-properties fo:break-before="auto" style:column-width="37.758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516-1528</text:p>
          </table:table-cell>
          <table:table-cell office:value-type="string">
            <text:p>ODONTOLOGIA <text:s text:c="38"/></text:p>
          </table:table-cell>
          <table:table-cell office:value-type="string">
            <text:p>@rquivos da Fundação Otorrinolaring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856</text:p>
          </table:table-cell>
          <table:table-cell office:value-type="string">
            <text:p>ODONTOLOGIA <text:s text:c="38"/></text:p>
          </table:table-cell>
          <table:table-cell office:value-type="string">
            <text:p>@rquivos internacionais de otorrinolaringolog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5378</text:p>
          </table:table-cell>
          <table:table-cell office:value-type="string">
            <text:p>ODONTOLOGIA <text:s text:c="38"/></text:p>
          </table:table-cell>
          <table:table-cell office:value-type="string">
            <text:p>© 2007 The Authors. Journal compila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5-3375</text:p>
          </table:table-cell>
          <table:table-cell office:value-type="string">
            <text:p>ODONTOLOGIA <text:s text:c="38"/></text:p>
          </table:table-cell>
          <table:table-cell office:value-type="string">
            <text:p>Abstract and Applied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899</text:p>
          </table:table-cell>
          <table:table-cell office:value-type="string">
            <text:p>ODONTOLOGIA <text:s text:c="38"/></text:p>
          </table:table-cell>
          <table:table-cell office:value-type="string">
            <text:p>ACDC em Açã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172</text:p>
          </table:table-cell>
          <table:table-cell office:value-type="string">
            <text:p>ODONTOLOGIA <text:s text:c="38"/></text:p>
          </table:table-cell>
          <table:table-cell office:value-type="string">
            <text:p>Acta Anaesthesiologica Scandinav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5906</text:p>
          </table:table-cell>
          <table:table-cell office:value-type="string">
            <text:p>ODONTOLOGIA <text:s text:c="38"/></text:p>
          </table:table-cell>
          <table:table-cell office:value-type="string">
            <text:p>Acta Bioethica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6-569X</text:p>
          </table:table-cell>
          <table:table-cell office:value-type="string">
            <text:p>ODONTOLOGIA <text:s text:c="38"/></text:p>
          </table:table-cell>
          <table:table-cell office:value-type="string">
            <text:p>Acta Bioethica OM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504</text:p>
          </table:table-cell>
          <table:table-cell office:value-type="string">
            <text:p>ODONTOLOGIA <text:s text:c="38"/></text:p>
          </table:table-cell>
          <table:table-cell office:value-type="string">
            <text:p>Acta Científica Venezol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650</text:p>
          </table:table-cell>
          <table:table-cell office:value-type="string">
            <text:p>ODONTOLOGIA <text:s text:c="38"/></text:p>
          </table:table-cell>
          <table:table-cell office:value-type="string">
            <text:p>Acta Cirúrgica Brasileir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547</text:p>
          </table:table-cell>
          <table:table-cell office:value-type="string">
            <text:p>ODONTOLOGIA <text:s text:c="38"/></text:p>
          </table:table-cell>
          <table:table-cell office:value-type="string">
            <text:p>Acta Cytolo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454</text:p>
          </table:table-cell>
          <table:table-cell office:value-type="string">
            <text:p>ODONTOLOGIA <text:s text:c="38"/></text:p>
          </table:table-cell>
          <table:table-cell office:value-type="string">
            <text:p>Acta Materialia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4815</text:p>
          </table:table-cell>
          <table:table-cell office:value-type="string">
            <text:p>ODONTOLOGIA <text:s text:c="38"/></text:p>
          </table:table-cell>
          <table:table-cell office:value-type="string">
            <text:p>Acta Odontológica Latinoameric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357</text:p>
          </table:table-cell>
          <table:table-cell office:value-type="string">
            <text:p>ODONTOLOGIA <text:s text:c="38"/></text:p>
          </table:table-cell>
          <table:table-cell office:value-type="string">
            <text:p>Acta Odontologica Scandinavica (Trykt utg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365</text:p>
          </table:table-cell>
          <table:table-cell office:value-type="string">
            <text:p>ODONTOLOGIA <text:s text:c="38"/></text:p>
          </table:table-cell>
          <table:table-cell office:value-type="string">
            <text:p>Acta Odontológica Venezol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27</text:p>
          </table:table-cell>
          <table:table-cell office:value-type="string">
            <text:p>ODONTOLOGIA <text:s text:c="38"/></text:p>
          </table:table-cell>
          <table:table-cell office:value-type="string">
            <text:p>Acta Oncologica Brasileira (Cessou em 2004. Cont. ISSN 1808-5512 Applied Cancer Research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5-3907</text:p>
          </table:table-cell>
          <table:table-cell office:value-type="string">
            <text:p>ODONTOLOGIA <text:s text:c="38"/></text:p>
          </table:table-cell>
          <table:table-cell office:value-type="string">
            <text:p>Acta Ophthalmologica Scandinavica (Cessou em 2007. Cont. ISSN 1755-375X Acta Ophthalmologica (2008. 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52</text:p>
          </table:table-cell>
          <table:table-cell office:value-type="string">
            <text:p>ODONTOLOGIA <text:s text:c="38"/></text:p>
          </table:table-cell>
          <table:table-cell office:value-type="string">
            <text:p>Acta Ortopédica Brasileir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489</text:p>
          </table:table-cell>
          <table:table-cell office:value-type="string">
            <text:p>ODONTOLOGIA <text:s text:c="38"/></text:p>
          </table:table-cell>
          <table:table-cell office:value-type="string">
            <text:p>Acta Oto-Laryngolo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464X</text:p>
          </table:table-cell>
          <table:table-cell office:value-type="string">
            <text:p>ODONTOLOGIA <text:s text:c="38"/></text:p>
          </table:table-cell>
          <table:table-cell office:value-type="string">
            <text:p>Acta Reumatológica Portugue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91</text:p>
          </table:table-cell>
          <table:table-cell office:value-type="string">
            <text:p>ODONTOLOGIA <text:s text:c="38"/></text:p>
          </table:table-cell>
          <table:table-cell office:value-type="string">
            <text:p>Acta Scientiarum. Health Science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213</text:p>
          </table:table-cell>
          <table:table-cell office:value-type="string">
            <text:p>ODONTOLOGIA <text:s text:c="38"/></text:p>
          </table:table-cell>
          <table:table-cell office:value-type="string">
            <text:p>Acta Veterinaria Brno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0-8139</text:p>
          </table:table-cell>
          <table:table-cell office:value-type="string">
            <text:p>ODONTOLOGIA <text:s text:c="38"/></text:p>
          </table:table-cell>
          <table:table-cell office:value-type="string">
            <text:p>Actas Odontológicas (Facultad de Odontología de la Universidad Católica del Uruguay 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204</text:p>
          </table:table-cell>
          <table:table-cell office:value-type="string">
            <text:p>ODONTOLOGIA <text:s text:c="38"/></text:p>
          </table:table-cell>
          <table:table-cell office:value-type="string">
            <text:p>Activity Report (Laboratório Nacional de Luz Síncrotro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8975</text:p>
          </table:table-cell>
          <table:table-cell office:value-type="string">
            <text:p>ODONTOLOGIA <text:s text:c="38"/></text:p>
          </table:table-cell>
          <table:table-cell office:value-type="string">
            <text:p>Actualizaciones en Osteologí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9374</text:p>
          </table:table-cell>
          <table:table-cell office:value-type="string">
            <text:p>ODONTOLOGIA <text:s text:c="38"/></text:p>
          </table:table-cell>
          <table:table-cell office:value-type="string">
            <text:p>Advances in Dent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0737</text:p>
          </table:table-cell>
          <table:table-cell office:value-type="string">
            <text:p>ODONTOLOGIA <text:s text:c="38"/></text:p>
          </table:table-cell>
          <table:table-cell office:value-type="string">
            <text:p>Advances in Dental Research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7863</text:p>
          </table:table-cell>
          <table:table-cell office:value-type="string">
            <text:p>ODONTOLOGIA <text:s text:c="38"/></text:p>
          </table:table-cell>
          <table:table-cell office:value-type="string">
            <text:p>Aging &amp; Mental Healt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4-0667</text:p>
          </table:table-cell>
          <table:table-cell office:value-type="string">
            <text:p>ODONTOLOGIA <text:s text:c="38"/></text:p>
          </table:table-cell>
          <table:table-cell office:value-type="string">
            <text:p>Aging Clinical and Experimental Research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2914</text:p>
          </table:table-cell>
          <table:table-cell office:value-type="string">
            <text:p>ODONTOLOGIA <text:s text:c="38"/></text:p>
          </table:table-cell>
          <table:table-cell office:value-type="string">
            <text:p>AIDS patient care and ST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243X</text:p>
          </table:table-cell>
          <table:table-cell office:value-type="string">
            <text:p>ODONTOLOGIA <text:s text:c="38"/></text:p>
          </table:table-cell>
          <table:table-cell office:value-type="string">
            <text:p>AIP Conference Proceeding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7-991X</text:p>
          </table:table-cell>
          <table:table-cell office:value-type="string">
            <text:p>ODONTOLOGIA <text:s text:c="38"/></text:p>
          </table:table-cell>
          <table:table-cell office:value-type="string">
            <text:p>Air Medical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2813</text:p>
          </table:table-cell>
          <table:table-cell office:value-type="string">
            <text:p>ODONTOLOGIA <text:s text:c="38"/></text:p>
          </table:table-cell>
          <table:table-cell office:value-type="string">
            <text:p>Alimentary Pharmacology &amp; Therapeu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5260</text:p>
          </table:table-cell>
          <table:table-cell office:value-type="string">
            <text:p>ODONTOLOGIA <text:s text:c="38"/></text:p>
          </table:table-cell>
          <table:table-cell office:value-type="string">
            <text:p>Alzheimer's &amp; Dement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992</text:p>
          </table:table-cell>
          <table:table-cell office:value-type="string">
            <text:p>ODONTOLOGIA <text:s text:c="38"/></text:p>
          </table:table-cell>
          <table:table-cell office:value-type="string">
            <text:p>Ambito Hopital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173</text:p>
          </table:table-cell>
          <table:table-cell office:value-type="string">
            <text:p>ODONTOLOGIA <text:s text:c="38"/></text:p>
          </table:table-cell>
          <table:table-cell office:value-type="string">
            <text:p>American Journal of Clinical Pat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8275</text:p>
          </table:table-cell>
          <table:table-cell office:value-type="string">
            <text:p>ODONTOLOGIA <text:s text:c="38"/></text:p>
          </table:table-cell>
          <table:table-cell office:value-type="string">
            <text:p>American Journal of Dent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619X</text:p>
          </table:table-cell>
          <table:table-cell office:value-type="string">
            <text:p>ODONTOLOGIA <text:s text:c="38"/></text:p>
          </table:table-cell>
          <table:table-cell office:value-type="string">
            <text:p>American Journal of Immu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3586</text:p>
          </table:table-cell>
          <table:table-cell office:value-type="string">
            <text:p>ODONTOLOGIA <text:s text:c="38"/></text:p>
          </table:table-cell>
          <table:table-cell office:value-type="string">
            <text:p>American Journal of Industrial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25</text:p>
          </table:table-cell>
          <table:table-cell office:value-type="string">
            <text:p>ODONTOLOGIA <text:s text:c="38"/></text:p>
          </table:table-cell>
          <table:table-cell office:value-type="string">
            <text:p>American Journal of Medical Genetics. Part 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8095</text:p>
          </table:table-cell>
          <table:table-cell office:value-type="string">
            <text:p>ODONTOLOGIA <text:s text:c="38"/></text:p>
          </table:table-cell>
          <table:table-cell office:value-type="string">
            <text:p>American Journal of Neph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5406</text:p>
          </table:table-cell>
          <table:table-cell office:value-type="string">
            <text:p>ODONTOLOGIA <text:s text:c="38"/></text:p>
          </table:table-cell>
          <table:table-cell office:value-type="string">
            <text:p>American Journal of Orthodontics and Dentofacial Orthoped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0709</text:p>
          </table:table-cell>
          <table:table-cell office:value-type="string">
            <text:p>ODONTOLOGIA <text:s text:c="38"/></text:p>
          </table:table-cell>
          <table:table-cell office:value-type="string">
            <text:p>American Journal of Otolaryng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19</text:p>
          </table:table-cell>
          <table:table-cell office:value-type="string">
            <text:p>ODONTOLOGIA <text:s text:c="38"/></text:p>
          </table:table-cell>
          <table:table-cell office:value-type="string">
            <text:p>American Journal of Physiology. Regulatory, Integrative and Comparative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3-1849</text:p>
          </table:table-cell>
          <table:table-cell office:value-type="string">
            <text:p>ODONTOLOGIA <text:s text:c="38"/></text:p>
          </table:table-cell>
          <table:table-cell office:value-type="string">
            <text:p>American Journal of Physiology: Endocrinology and Metabol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6135</text:p>
          </table:table-cell>
          <table:table-cell office:value-type="string">
            <text:p>ODONTOLOGIA <text:s text:c="38"/></text:p>
          </table:table-cell>
          <table:table-cell office:value-type="string">
            <text:p>American Journal of Transplant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9964</text:p>
          </table:table-cell>
          <table:table-cell office:value-type="string">
            <text:p>ODONTOLOGIA <text:s text:c="38"/></text:p>
          </table:table-cell>
          <table:table-cell office:value-type="string">
            <text:p>Anaerobe (Londo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596</text:p>
          </table:table-cell>
          <table:table-cell office:value-type="string">
            <text:p>ODONTOLOGIA <text:s text:c="38"/></text:p>
          </table:table-cell>
          <table:table-cell office:value-type="string">
            <text:p>Anais Brasileiros de Dermat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885</text:p>
          </table:table-cell>
          <table:table-cell office:value-type="string">
            <text:p>ODONTOLOGIA <text:s text:c="38"/></text:p>
          </table:table-cell>
          <table:table-cell office:value-type="string">
            <text:p>Anais da Academia Nacional de Medici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6812</text:p>
          </table:table-cell>
          <table:table-cell office:value-type="string">
            <text:p>ODONTOLOGIA <text:s text:c="38"/></text:p>
          </table:table-cell>
          <table:table-cell office:value-type="string">
            <text:p>Analytical and Quantitative Cytology and His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97</text:p>
          </table:table-cell>
          <table:table-cell office:value-type="string">
            <text:p>ODONTOLOGIA <text:s text:c="38"/></text:p>
          </table:table-cell>
          <table:table-cell office:value-type="string">
            <text:p>Analytical Bio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2096</text:p>
          </table:table-cell>
          <table:table-cell office:value-type="string">
            <text:p>ODONTOLOGIA <text:s text:c="38"/></text:p>
          </table:table-cell>
          <table:table-cell office:value-type="string">
            <text:p>Anatomia, Histologia, Embry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999</text:p>
          </table:table-cell>
          <table:table-cell office:value-type="string">
            <text:p>ODONTOLOGIA <text:s text:c="38"/></text:p>
          </table:table-cell>
          <table:table-cell office:value-type="string">
            <text:p>Anesthesia and Analgesi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006</text:p>
          </table:table-cell>
          <table:table-cell office:value-type="string">
            <text:p>ODONTOLOGIA <text:s text:c="38"/></text:p>
          </table:table-cell>
          <table:table-cell office:value-type="string">
            <text:p>Anesthesia Progres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20</text:p>
          </table:table-cell>
          <table:table-cell office:value-type="string">
            <text:p>ODONTOLOGIA <text:s text:c="38"/></text:p>
          </table:table-cell>
          <table:table-cell office:value-type="string">
            <text:p>Animal Reproduction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9602</text:p>
          </table:table-cell>
          <table:table-cell office:value-type="string">
            <text:p>ODONTOLOGIA <text:s text:c="38"/></text:p>
          </table:table-cell>
          <table:table-cell office:value-type="string">
            <text:p>Annals of Anatom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9134</text:p>
          </table:table-cell>
          <table:table-cell office:value-type="string">
            <text:p>ODONTOLOGIA <text:s text:c="38"/></text:p>
          </table:table-cell>
          <table:table-cell office:value-type="string">
            <text:p>Annals of Diagnostic Path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32</text:p>
          </table:table-cell>
          <table:table-cell office:value-type="string">
            <text:p>ODONTOLOGIA <text:s text:c="38"/></text:p>
          </table:table-cell>
          <table:table-cell office:value-type="string">
            <text:p>Annals of Surge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7005</text:p>
          </table:table-cell>
          <table:table-cell office:value-type="string">
            <text:p>ODONTOLOGIA <text:s text:c="38"/></text:p>
          </table:table-cell>
          <table:table-cell office:value-type="string">
            <text:p>Anticancer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3542</text:p>
          </table:table-cell>
          <table:table-cell office:value-type="string">
            <text:p>ODONTOLOGIA <text:s text:c="38"/></text:p>
          </table:table-cell>
          <table:table-cell office:value-type="string">
            <text:p>Antivir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129</text:p>
          </table:table-cell>
          <table:table-cell office:value-type="string">
            <text:p>ODONTOLOGIA <text:s text:c="38"/></text:p>
          </table:table-cell>
          <table:table-cell office:value-type="string">
            <text:p>APEO. Associação Paulista de Especialistas em Ortodontia-Ortopedia Fa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512</text:p>
          </table:table-cell>
          <table:table-cell office:value-type="string">
            <text:p>ODONTOLOGIA <text:s text:c="38"/></text:p>
          </table:table-cell>
          <table:table-cell office:value-type="string">
            <text:p>Applied Cancer Research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2016</text:p>
          </table:table-cell>
          <table:table-cell office:value-type="string">
            <text:p>ODONTOLOGIA <text:s text:c="38"/></text:p>
          </table:table-cell>
          <table:table-cell office:value-type="string">
            <text:p>Applied Immunohistochemistry &amp; Molecular Morp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3345</text:p>
          </table:table-cell>
          <table:table-cell office:value-type="string">
            <text:p>ODONTOLOGIA <text:s text:c="38"/></text:p>
          </table:table-cell>
          <table:table-cell office:value-type="string">
            <text:p>Applied Immunohistochemistry (Cessou em 1998. Fundiu-se com ISSN 1073-1180 Cell Vision e Applied Immunohistochemistry &amp; Molecular Morphology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35</text:p>
          </table:table-cell>
          <table:table-cell office:value-type="string">
            <text:p>ODONTOLOGIA <text:s text:c="38"/></text:p>
          </table:table-cell>
          <table:table-cell office:value-type="string">
            <text:p>Applied Optics (Cessou em 1989. Foi desdobrado em três: ISSN 1540-8973 Applied Optics. Information Processing, Applied Optics. Optical Technology e Applied Optics. Lasers and Photonic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2605</text:p>
          </table:table-cell>
          <table:table-cell office:value-type="string">
            <text:p>ODONTOLOGIA <text:s text:c="38"/></text:p>
          </table:table-cell>
          <table:table-cell office:value-type="string">
            <text:p>Applied Organometallic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1-0070</text:p>
          </table:table-cell>
          <table:table-cell office:value-type="string">
            <text:p>ODONTOLOGIA <text:s text:c="38"/></text:p>
          </table:table-cell>
          <table:table-cell office:value-type="string">
            <text:p>Applied Osseointegration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51</text:p>
          </table:table-cell>
          <table:table-cell office:value-type="string">
            <text:p>ODONTOLOGIA <text:s text:c="38"/></text:p>
          </table:table-cell>
          <table:table-cell office:value-type="string">
            <text:p>Applied Physics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2171</text:p>
          </table:table-cell>
          <table:table-cell office:value-type="string">
            <text:p>ODONTOLOGIA <text:s text:c="38"/></text:p>
          </table:table-cell>
          <table:table-cell office:value-type="string">
            <text:p>Applied Physics. B, Lasers and Op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43</text:p>
          </table:table-cell>
          <table:table-cell office:value-type="string">
            <text:p>ODONTOLOGIA <text:s text:c="38"/></text:p>
          </table:table-cell>
          <table:table-cell office:value-type="string">
            <text:p>Applied Radiation and Isotop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7028</text:p>
          </table:table-cell>
          <table:table-cell office:value-type="string">
            <text:p>ODONTOLOGIA <text:s text:c="38"/></text:p>
          </table:table-cell>
          <table:table-cell office:value-type="string">
            <text:p>Applied Spectrosco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332</text:p>
          </table:table-cell>
          <table:table-cell office:value-type="string">
            <text:p>ODONTOLOGIA <text:s text:c="38"/></text:p>
          </table:table-cell>
          <table:table-cell office:value-type="string">
            <text:p>Applied Surface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3696</text:p>
          </table:table-cell>
          <table:table-cell office:value-type="string">
            <text:p>ODONTOLOGIA <text:s text:c="38"/></text:p>
          </table:table-cell>
          <table:table-cell office:value-type="string">
            <text:p>Archives of Dermatologic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4409</text:p>
          </table:table-cell>
          <table:table-cell office:value-type="string">
            <text:p>ODONTOLOGIA <text:s text:c="38"/></text:p>
          </table:table-cell>
          <table:table-cell office:value-type="string">
            <text:p>Archives of Med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69</text:p>
          </table:table-cell>
          <table:table-cell office:value-type="string">
            <text:p>ODONTOLOGIA <text:s text:c="38"/></text:p>
          </table:table-cell>
          <table:table-cell office:value-type="string">
            <text:p>Archives of Oral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4470</text:p>
          </table:table-cell>
          <table:table-cell office:value-type="string">
            <text:p>ODONTOLOGIA <text:s text:c="38"/></text:p>
          </table:table-cell>
          <table:table-cell office:value-type="string">
            <text:p>Archives of Otolaryngology, Head &amp; Neck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5761</text:p>
          </table:table-cell>
          <table:table-cell office:value-type="string">
            <text:p>ODONTOLOGIA <text:s text:c="38"/></text:p>
          </table:table-cell>
          <table:table-cell office:value-type="string">
            <text:p>Archives of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4X</text:p>
          </table:table-cell>
          <table:table-cell office:value-type="string">
            <text:p>ODONTOLOGIA <text:s text:c="38"/></text:p>
          </table:table-cell>
          <table:table-cell office:value-type="string">
            <text:p>Archives of Veterinary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1816</text:p>
          </table:table-cell>
          <table:table-cell office:value-type="string">
            <text:p>ODONTOLOGIA <text:s text:c="38"/></text:p>
          </table:table-cell>
          <table:table-cell office:value-type="string">
            <text:p>Archives of Women's Mental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4144</text:p>
          </table:table-cell>
          <table:table-cell office:value-type="string">
            <text:p>ODONTOLOGIA <text:s text:c="38"/></text:p>
          </table:table-cell>
          <table:table-cell office:value-type="string">
            <text:p>Archivos de Odontoestomat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584</text:p>
          </table:table-cell>
          <table:table-cell office:value-type="string">
            <text:p>ODONTOLOGIA <text:s text:c="38"/></text:p>
          </table:table-cell>
          <table:table-cell office:value-type="string">
            <text:p>Archivos de Pediatría del Uruguay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935</text:p>
          </table:table-cell>
          <table:table-cell office:value-type="string">
            <text:p>ODONTOLOGIA <text:s text:c="38"/></text:p>
          </table:table-cell>
          <table:table-cell office:value-type="string">
            <text:p>Arquivo Brasileiro de Medicina Veterinária e Zootecn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998</text:p>
          </table:table-cell>
          <table:table-cell office:value-type="string">
            <text:p>ODONTOLOGIA <text:s text:c="38"/></text:p>
          </table:table-cell>
          <table:table-cell office:value-type="string">
            <text:p>Arquivo Brasileiro de Odontologia (Arq. Bras. odontol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782X</text:p>
          </table:table-cell>
          <table:table-cell office:value-type="string">
            <text:p>ODONTOLOGIA <text:s text:c="38"/></text:p>
          </table:table-cell>
          <table:table-cell office:value-type="string">
            <text:p>Arquivos Brasileiros de Cardi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30</text:p>
          </table:table-cell>
          <table:table-cell office:value-type="string">
            <text:p>ODONTOLOGIA <text:s text:c="38"/></text:p>
          </table:table-cell>
          <table:table-cell office:value-type="string">
            <text:p>Arquivos Brasileiros de Endocrinologia e Metab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280</text:p>
          </table:table-cell>
          <table:table-cell office:value-type="string">
            <text:p>ODONTOLOGIA <text:s text:c="38"/></text:p>
          </table:table-cell>
          <table:table-cell office:value-type="string">
            <text:p>Arquivos Catarinenses de Medicin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325</text:p>
          </table:table-cell>
          <table:table-cell office:value-type="string">
            <text:p>ODONTOLOGIA <text:s text:c="38"/></text:p>
          </table:table-cell>
          <table:table-cell office:value-type="string">
            <text:p>Arquivos de Ciências da Saúde (FAMER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76X</text:p>
          </table:table-cell>
          <table:table-cell office:value-type="string">
            <text:p>ODONTOLOGIA <text:s text:c="38"/></text:p>
          </table:table-cell>
          <table:table-cell office:value-type="string">
            <text:p>Arquivos de Ciências da Saúde da UNIPA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3413</text:p>
          </table:table-cell>
          <table:table-cell office:value-type="string">
            <text:p>ODONTOLOGIA <text:s text:c="38"/></text:p>
          </table:table-cell>
          <table:table-cell office:value-type="string">
            <text:p>Arquivos de Medic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2X</text:p>
          </table:table-cell>
          <table:table-cell office:value-type="string">
            <text:p>ODONTOLOGIA <text:s text:c="38"/></text:p>
          </table:table-cell>
          <table:table-cell office:value-type="string">
            <text:p>Arquivos de Neuro-Psiquiatr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902</text:p>
          </table:table-cell>
          <table:table-cell office:value-type="string">
            <text:p>ODONTOLOGIA <text:s text:c="38"/></text:p>
          </table:table-cell>
          <table:table-cell office:value-type="string">
            <text:p>Arquivos do Centro de Estudos do Curso de Odontologia (Cessou em 1996. Cont. 1516-0939 Arquivos em Odontolog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653</text:p>
          </table:table-cell>
          <table:table-cell office:value-type="string">
            <text:p>ODONTOLOGIA <text:s text:c="38"/></text:p>
          </table:table-cell>
          <table:table-cell office:value-type="string">
            <text:p>Arquivos do Instituto Biológic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939</text:p>
          </table:table-cell>
          <table:table-cell office:value-type="string">
            <text:p>ODONTOLOGIA <text:s text:c="38"/></text:p>
          </table:table-cell>
          <table:table-cell office:value-type="string">
            <text:p>Arquivos em Odontologia (UFM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67</text:p>
          </table:table-cell>
          <table:table-cell office:value-type="string">
            <text:p>ODONTOLOGIA <text:s text:c="38"/></text:p>
          </table:table-cell>
          <table:table-cell office:value-type="string">
            <text:p>Arquivos Médicos dos Hospitais e da Faculdade de Ciências Médicas da Santa Casa de São Paul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3591</text:p>
          </table:table-cell>
          <table:table-cell office:value-type="string">
            <text:p>ODONTOLOGIA <text:s text:c="38"/></text:p>
          </table:table-cell>
          <table:table-cell office:value-type="string">
            <text:p>Arthritis and Rheumat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564X</text:p>
          </table:table-cell>
          <table:table-cell office:value-type="string">
            <text:p>ODONTOLOGIA <text:s text:c="38"/></text:p>
          </table:table-cell>
          <table:table-cell office:value-type="string">
            <text:p>Artificial Orga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1594</text:p>
          </table:table-cell>
          <table:table-cell office:value-type="string">
            <text:p>ODONTOLOGIA <text:s text:c="38"/></text:p>
          </table:table-cell>
          <table:table-cell office:value-type="string">
            <text:p>Artificial Organ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50</text:p>
          </table:table-cell>
          <table:table-cell office:value-type="string">
            <text:p>ODONTOLOGIA <text:s text:c="38"/></text:p>
          </table:table-cell>
          <table:table-cell office:value-type="string">
            <text:p>Atherosclerosis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5-8146</text:p>
          </table:table-cell>
          <table:table-cell office:value-type="string">
            <text:p>ODONTOLOGIA <text:s text:c="38"/></text:p>
          </table:table-cell>
          <table:table-cell office:value-type="string">
            <text:p>Auris, Nasus, Larynx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9-1947</text:p>
          </table:table-cell>
          <table:table-cell office:value-type="string">
            <text:p>ODONTOLOGIA <text:s text:c="38"/></text:p>
          </table:table-cell>
          <table:table-cell office:value-type="string">
            <text:p>Australian Endodontic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7-3908</text:p>
          </table:table-cell>
          <table:table-cell office:value-type="string">
            <text:p>ODONTOLOGIA <text:s text:c="38"/></text:p>
          </table:table-cell>
          <table:table-cell office:value-type="string">
            <text:p>Australian Orthodontic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702</text:p>
          </table:table-cell>
          <table:table-cell office:value-type="string">
            <text:p>ODONTOLOGIA <text:s text:c="38"/></text:p>
          </table:table-cell>
          <table:table-cell office:value-type="string">
            <text:p>Autonomic Neuroscience: Basic &amp; Clinic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077</text:p>
          </table:table-cell>
          <table:table-cell office:value-type="string">
            <text:p>ODONTOLOGIA <text:s text:c="38"/></text:p>
          </table:table-cell>
          <table:table-cell office:value-type="string">
            <text:p>Avaliação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1285</text:p>
          </table:table-cell>
          <table:table-cell office:value-type="string">
            <text:p>ODONTOLOGIA <text:s text:c="38"/></text:p>
          </table:table-cell>
          <table:table-cell office:value-type="string">
            <text:p>Avances en Odontoestomat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84X</text:p>
          </table:table-cell>
          <table:table-cell office:value-type="string">
            <text:p>ODONTOLOGIA <text:s text:c="38"/></text:p>
          </table:table-cell>
          <table:table-cell office:value-type="string">
            <text:p>BCI . Revista Brasileira de Cirurgia e Implantodontia (Cessou em 2002. Cont. ISSN 1677-6429 RBP. Revista Brasileira de Implantodontia &amp; Prótese sobre Implant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9081</text:p>
          </table:table-cell>
          <table:table-cell office:value-type="string">
            <text:p>ODONTOLOGIA <text:s text:c="38"/></text:p>
          </table:table-cell>
          <table:table-cell office:value-type="string">
            <text:p>Behavioral and Brain Func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23X</text:p>
          </table:table-cell>
          <table:table-cell office:value-type="string">
            <text:p>ODONTOLOGIA <text:s text:c="38"/></text:p>
          </table:table-cell>
          <table:table-cell office:value-type="string">
            <text:p>BEPA. Boletim Epidemiológico Paulist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272</text:p>
          </table:table-cell>
          <table:table-cell office:value-type="string">
            <text:p>ODONTOLOGIA <text:s text:c="38"/></text:p>
          </table:table-cell>
          <table:table-cell office:value-type="string">
            <text:p>BEPA. Boletim Epidemiológico Paulist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577</text:p>
          </table:table-cell>
          <table:table-cell office:value-type="string">
            <text:p>ODONTOLOGIA <text:s text:c="38"/></text:p>
          </table:table-cell>
          <table:table-cell office:value-type="string">
            <text:p>Bio Farm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171</text:p>
          </table:table-cell>
          <table:table-cell office:value-type="string">
            <text:p>ODONTOLOGIA <text:s text:c="38"/></text:p>
          </table:table-cell>
          <table:table-cell office:value-type="string">
            <text:p>Bio Odonto. Clínica Odontológica Integr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155</text:p>
          </table:table-cell>
          <table:table-cell office:value-type="string">
            <text:p>ODONTOLOGIA <text:s text:c="38"/></text:p>
          </table:table-cell>
          <table:table-cell office:value-type="string">
            <text:p>Bio Odonto. Dentística &amp; Esté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897</text:p>
          </table:table-cell>
          <table:table-cell office:value-type="string">
            <text:p>ODONTOLOGIA <text:s text:c="38"/></text:p>
          </table:table-cell>
          <table:table-cell office:value-type="string">
            <text:p>Bio Odonto. Ortodont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163</text:p>
          </table:table-cell>
          <table:table-cell office:value-type="string">
            <text:p>ODONTOLOGIA <text:s text:c="38"/></text:p>
          </table:table-cell>
          <table:table-cell office:value-type="string">
            <text:p>Bio Odonto. Periodontia, Implantodontia &amp; Cirur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28</text:p>
          </table:table-cell>
          <table:table-cell office:value-type="string">
            <text:p>ODONTOLOGIA <text:s text:c="38"/></text:p>
          </table:table-cell>
          <table:table-cell office:value-type="string">
            <text:p>Biochemical Ge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2728</text:p>
          </table:table-cell>
          <table:table-cell office:value-type="string">
            <text:p>ODONTOLOGIA <text:s text:c="38"/></text:p>
          </table:table-cell>
          <table:table-cell office:value-type="string">
            <text:p>Biochimica et Biophysica Acta. Bioenerg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889</text:p>
          </table:table-cell>
          <table:table-cell office:value-type="string">
            <text:p>ODONTOLOGIA <text:s text:c="38"/></text:p>
          </table:table-cell>
          <table:table-cell office:value-type="string">
            <text:p>Biochimica et Biophysica Acta. Molecular Cel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455</text:p>
          </table:table-cell>
          <table:table-cell office:value-type="string">
            <text:p>ODONTOLOGIA <text:s text:c="38"/></text:p>
          </table:table-cell>
          <table:table-cell office:value-type="string">
            <text:p>Biociências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254</text:p>
          </table:table-cell>
          <table:table-cell office:value-type="string">
            <text:p>ODONTOLOGIA <text:s text:c="38"/></text:p>
          </table:table-cell>
          <table:table-cell office:value-type="string">
            <text:p>Bioethikós (Centro Universitário São Cami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01</text:p>
          </table:table-cell>
          <table:table-cell office:value-type="string">
            <text:p>ODONTOLOGIA <text:s text:c="38"/></text:p>
          </table:table-cell>
          <table:table-cell office:value-type="string">
            <text:p>Bioética (Brasília) (Cessou em 2006. Cont. ISSN 1983-8042 Revista Bioética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7014</text:p>
          </table:table-cell>
          <table:table-cell office:value-type="string">
            <text:p>ODONTOLOGIA <text:s text:c="38"/></text:p>
          </table:table-cell>
          <table:table-cell office:value-type="string">
            <text:p>Biofouling (New York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6158</text:p>
          </table:table-cell>
          <table:table-cell office:value-type="string">
            <text:p>ODONTOLOGIA <text:s text:c="38"/></text:p>
          </table:table-cell>
          <table:table-cell office:value-type="string">
            <text:p>Biological &amp; Pharmaceutical Bulleti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8791</text:p>
          </table:table-cell>
          <table:table-cell office:value-type="string">
            <text:p>ODONTOLOGIA <text:s text:c="38"/></text:p>
          </table:table-cell>
          <table:table-cell office:value-type="string">
            <text:p>Biology of Blood and Marrow Transplan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9612</text:p>
          </table:table-cell>
          <table:table-cell office:value-type="string">
            <text:p>ODONTOLOGIA <text:s text:c="38"/></text:p>
          </table:table-cell>
          <table:table-cell office:value-type="string">
            <text:p>Biomaterials (Guild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0896</text:p>
          </table:table-cell>
          <table:table-cell office:value-type="string">
            <text:p>ODONTOLOGIA <text:s text:c="38"/></text:p>
          </table:table-cell>
          <table:table-cell office:value-type="string">
            <text:p>Bioorganic &amp; Medicinal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4X</text:p>
          </table:table-cell>
          <table:table-cell office:value-type="string">
            <text:p>ODONTOLOGIA <text:s text:c="38"/></text:p>
          </table:table-cell>
          <table:table-cell office:value-type="string">
            <text:p>Bioorganic &amp; Medicinal Chemistry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725</text:p>
          </table:table-cell>
          <table:table-cell office:value-type="string">
            <text:p>ODONTOLOGIA <text:s text:c="38"/></text:p>
          </table:table-cell>
          <table:table-cell office:value-type="string">
            <text:p>Bioscience Journal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0752</text:p>
          </table:table-cell>
          <table:table-cell office:value-type="string">
            <text:p>ODONTOLOGIA <text:s text:c="38"/></text:p>
          </table:table-cell>
          <table:table-cell office:value-type="string">
            <text:p>Birth Defects Research. Clinical and Molecular Ter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4096</text:p>
          </table:table-cell>
          <table:table-cell office:value-type="string">
            <text:p>ODONTOLOGIA <text:s text:c="38"/></text:p>
          </table:table-cell>
          <table:table-cell office:value-type="string">
            <text:p>BJU Internatio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5068</text:p>
          </table:table-cell>
          <table:table-cell office:value-type="string">
            <text:p>ODONTOLOGIA <text:s text:c="38"/></text:p>
          </table:table-cell>
          <table:table-cell office:value-type="string">
            <text:p>Blood Purifi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07</text:p>
          </table:table-cell>
          <table:table-cell office:value-type="string">
            <text:p>ODONTOLOGIA <text:s text:c="38"/></text:p>
          </table:table-cell>
          <table:table-cell office:value-type="string">
            <text:p>BMC Cancer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882</text:p>
          </table:table-cell>
          <table:table-cell office:value-type="string">
            <text:p>ODONTOLOGIA <text:s text:c="38"/></text:p>
          </table:table-cell>
          <table:table-cell office:value-type="string">
            <text:p>BMC Complementary and Alternative Medicin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64</text:p>
          </table:table-cell>
          <table:table-cell office:value-type="string">
            <text:p>ODONTOLOGIA <text:s text:c="38"/></text:p>
          </table:table-cell>
          <table:table-cell office:value-type="string">
            <text:p>BMC Ge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831</text:p>
          </table:table-cell>
          <table:table-cell office:value-type="string">
            <text:p>ODONTOLOGIA <text:s text:c="38"/></text:p>
          </table:table-cell>
          <table:table-cell office:value-type="string">
            <text:p>BMC Oral Health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6-0500</text:p>
          </table:table-cell>
          <table:table-cell office:value-type="string">
            <text:p>ODONTOLOGIA <text:s text:c="38"/></text:p>
          </table:table-cell>
          <table:table-cell office:value-type="string">
            <text:p>BMC Research Not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3879</text:p>
          </table:table-cell>
          <table:table-cell office:value-type="string">
            <text:p>ODONTOLOGIA <text:s text:c="38"/></text:p>
          </table:table-cell>
          <table:table-cell office:value-type="string">
            <text:p>BMC. Biomedical Chromatogra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783</text:p>
          </table:table-cell>
          <table:table-cell office:value-type="string">
            <text:p>ODONTOLOGIA <text:s text:c="38"/></text:p>
          </table:table-cell>
          <table:table-cell office:value-type="string">
            <text:p>Boletim do Centro da Biologia da Reprodução (UFJ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082</text:p>
          </table:table-cell>
          <table:table-cell office:value-type="string">
            <text:p>ODONTOLOGIA <text:s text:c="38"/></text:p>
          </table:table-cell>
          <table:table-cell office:value-type="string">
            <text:p>Boletim Técnico da Faculdade de Tecnologia de São Pa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3369</text:p>
          </table:table-cell>
          <table:table-cell office:value-type="string">
            <text:p>ODONTOLOGIA <text:s text:c="38"/></text:p>
          </table:table-cell>
          <table:table-cell office:value-type="string">
            <text:p>Bone Marrow Transplantation (Basingstok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993</text:p>
          </table:table-cell>
          <table:table-cell office:value-type="string">
            <text:p>ODONTOLOGIA <text:s text:c="38"/></text:p>
          </table:table-cell>
          <table:table-cell office:value-type="string">
            <text:p>Brain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9230</text:p>
          </table:table-cell>
          <table:table-cell office:value-type="string">
            <text:p>ODONTOLOGIA <text:s text:c="38"/></text:p>
          </table:table-cell>
          <table:table-cell office:value-type="string">
            <text:p>Brain Research Bulleti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ODONTOLOGIA <text:s text:c="38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440</text:p>
          </table:table-cell>
          <table:table-cell office:value-type="string">
            <text:p>ODONTOLOGIA <text:s text:c="38"/></text:p>
          </table:table-cell>
          <table:table-cell office:value-type="string">
            <text:p>Brazilian Dental Journ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984</text:p>
          </table:table-cell>
          <table:table-cell office:value-type="string">
            <text:p>ODONTOLOGIA <text:s text:c="38"/></text:p>
          </table:table-cell>
          <table:table-cell office:value-type="string">
            <text:p>Brazilian Journal of Bi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187</text:p>
          </table:table-cell>
          <table:table-cell office:value-type="string">
            <text:p>ODONTOLOGIA <text:s text:c="38"/></text:p>
          </table:table-cell>
          <table:table-cell office:value-type="string">
            <text:p>Brazilian Journal of Craniomaxillofacial Surge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645</text:p>
          </table:table-cell>
          <table:table-cell office:value-type="string">
            <text:p>ODONTOLOGIA <text:s text:c="38"/></text:p>
          </table:table-cell>
          <table:table-cell office:value-type="string">
            <text:p>Brazilian Journal of Food Technology. Preprint Seri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ODONTOLOGIA <text:s text:c="38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ODONTOLOGIA <text:s text:c="38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745</text:p>
          </table:table-cell>
          <table:table-cell office:value-type="string">
            <text:p>ODONTOLOGIA <text:s text:c="38"/></text:p>
          </table:table-cell>
          <table:table-cell office:value-type="string">
            <text:p>Brazilian Journal of Oral Biology (Portuguese edition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217</text:p>
          </table:table-cell>
          <table:table-cell office:value-type="string">
            <text:p>ODONTOLOGIA <text:s text:c="38"/></text:p>
          </table:table-cell>
          <table:table-cell office:value-type="string">
            <text:p>Brazilian Journal of Oral Science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225</text:p>
          </table:table-cell>
          <table:table-cell office:value-type="string">
            <text:p>ODONTOLOGIA <text:s text:c="38"/></text:p>
          </table:table-cell>
          <table:table-cell office:value-type="string">
            <text:p>Brazilian Journal of Oral Science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686</text:p>
          </table:table-cell>
          <table:table-cell office:value-type="string">
            <text:p>ODONTOLOGIA <text:s text:c="38"/></text:p>
          </table:table-cell>
          <table:table-cell office:value-type="string">
            <text:p>Brazilian Journal of Otorhinolaryng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33</text:p>
          </table:table-cell>
          <table:table-cell office:value-type="string">
            <text:p>ODONTOLOGIA <text:s text:c="38"/></text:p>
          </table:table-cell>
          <table:table-cell office:value-type="string">
            <text:p>Brazilian Journal of Physic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596</text:p>
          </table:table-cell>
          <table:table-cell office:value-type="string">
            <text:p>ODONTOLOGIA <text:s text:c="38"/></text:p>
          </table:table-cell>
          <table:table-cell office:value-type="string">
            <text:p>Brazilian Journal of Veterinary Research and Animal Scienc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ODONTOLOGIA <text:s text:c="38"/></text:p>
          </table:table-cell>
          <table:table-cell office:value-type="string">
            <text:p>Brazilian Oral Research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9776</text:p>
          </table:table-cell>
          <table:table-cell office:value-type="string">
            <text:p>ODONTOLOGIA <text:s text:c="38"/></text:p>
          </table:table-cell>
          <table:table-cell office:value-type="string">
            <text:p>Breast (Edinburg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610</text:p>
          </table:table-cell>
          <table:table-cell office:value-type="string">
            <text:p>ODONTOLOGIA <text:s text:c="38"/></text:p>
          </table:table-cell>
          <table:table-cell office:value-type="string">
            <text:p>British Dental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963</text:p>
          </table:table-cell>
          <table:table-cell office:value-type="string">
            <text:p>ODONTOLOGIA <text:s text:c="38"/></text:p>
          </table:table-cell>
          <table:table-cell office:value-type="string">
            <text:p>British Journal of Dermatology (1951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45</text:p>
          </table:table-cell>
          <table:table-cell office:value-type="string">
            <text:p>ODONTOLOGIA <text:s text:c="38"/></text:p>
          </table:table-cell>
          <table:table-cell office:value-type="string">
            <text:p>British Journal of Nutri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356</text:p>
          </table:table-cell>
          <table:table-cell office:value-type="string">
            <text:p>ODONTOLOGIA <text:s text:c="38"/></text:p>
          </table:table-cell>
          <table:table-cell office:value-type="string">
            <text:p>British Journal of Oral &amp; Maxillofacial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88</text:p>
          </table:table-cell>
          <table:table-cell office:value-type="string">
            <text:p>ODONTOLOGIA <text:s text:c="38"/></text:p>
          </table:table-cell>
          <table:table-cell office:value-type="string">
            <text:p>British Journal of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4693</text:p>
          </table:table-cell>
          <table:table-cell office:value-type="string">
            <text:p>ODONTOLOGIA <text:s text:c="38"/></text:p>
          </table:table-cell>
          <table:table-cell office:value-type="string">
            <text:p>Bulletin du Groupement International pour la Recherche Scientifique en Stomatologie &amp; Odontologi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9686</text:p>
          </table:table-cell>
          <table:table-cell office:value-type="string">
            <text:p>ODONTOLOGIA <text:s text:c="38"/></text:p>
          </table:table-cell>
          <table:table-cell office:value-type="string">
            <text:p>Bulletin of the World Health Organiz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8891</text:p>
          </table:table-cell>
          <table:table-cell office:value-type="string">
            <text:p>ODONTOLOGIA <text:s text:c="38"/></text:p>
          </table:table-cell>
          <table:table-cell office:value-type="string">
            <text:p>Bulletin of Tokyo Dental Colleg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4179</text:p>
          </table:table-cell>
          <table:table-cell office:value-type="string">
            <text:p>ODONTOLOGIA <text:s text:c="38"/></text:p>
          </table:table-cell>
          <table:table-cell office:value-type="string">
            <text:p>Burns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600</text:p>
          </table:table-cell>
          <table:table-cell office:value-type="string">
            <text:p>ODONTOLOGIA <text:s text:c="38"/></text:p>
          </table:table-cell>
          <table:table-cell office:value-type="string">
            <text:p>Caderno Pedagógico (Lajead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ODONTOLOGIA <text:s text:c="38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62X</text:p>
          </table:table-cell>
          <table:table-cell office:value-type="string">
            <text:p>ODONTOLOGIA <text:s text:c="38"/></text:p>
          </table:table-cell>
          <table:table-cell office:value-type="string">
            <text:p>Cadernos Saúde Coletiva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480</text:p>
          </table:table-cell>
          <table:table-cell office:value-type="string">
            <text:p>ODONTOLOGIA <text:s text:c="38"/></text:p>
          </table:table-cell>
          <table:table-cell office:value-type="string">
            <text:p>Caesura (ULB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967X</text:p>
          </table:table-cell>
          <table:table-cell office:value-type="string">
            <text:p>ODONTOLOGIA <text:s text:c="38"/></text:p>
          </table:table-cell>
          <table:table-cell office:value-type="string">
            <text:p>Calcified Tissue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0-3275</text:p>
          </table:table-cell>
          <table:table-cell office:value-type="string">
            <text:p>ODONTOLOGIA <text:s text:c="38"/></text:p>
          </table:table-cell>
          <table:table-cell office:value-type="string">
            <text:p>Canadian Journal of Microbi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66</text:p>
          </table:table-cell>
          <table:table-cell office:value-type="string">
            <text:p>ODONTOLOGIA <text:s text:c="38"/></text:p>
          </table:table-cell>
          <table:table-cell office:value-type="string">
            <text:p>Canadian Journal of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212</text:p>
          </table:table-cell>
          <table:table-cell office:value-type="string">
            <text:p>ODONTOLOGIA <text:s text:c="38"/></text:p>
          </table:table-cell>
          <table:table-cell office:value-type="string">
            <text:p>Canadian Journal of Physiology and Pharma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2368</text:p>
          </table:table-cell>
          <table:table-cell office:value-type="string">
            <text:p>ODONTOLOGIA <text:s text:c="38"/></text:p>
          </table:table-cell>
          <table:table-cell office:value-type="string">
            <text:p>Canal Abierto (Santiag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6108</text:p>
          </table:table-cell>
          <table:table-cell office:value-type="string">
            <text:p>ODONTOLOGIA <text:s text:c="38"/></text:p>
          </table:table-cell>
          <table:table-cell office:value-type="string">
            <text:p>Cancer Cel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4608</text:p>
          </table:table-cell>
          <table:table-cell office:value-type="string">
            <text:p>ODONTOLOGIA <text:s text:c="38"/></text:p>
          </table:table-cell>
          <table:table-cell office:value-type="string">
            <text:p>Cancer Genetics and Cyto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7004</text:p>
          </table:table-cell>
          <table:table-cell office:value-type="string">
            <text:p>ODONTOLOGIA <text:s text:c="38"/></text:p>
          </table:table-cell>
          <table:table-cell office:value-type="string">
            <text:p>Cancer Immunology and Immunotherap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472</text:p>
          </table:table-cell>
          <table:table-cell office:value-type="string">
            <text:p>ODONTOLOGIA <text:s text:c="38"/></text:p>
          </table:table-cell>
          <table:table-cell office:value-type="string">
            <text:p>Cancer Research (Chicago, Ill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215</text:p>
          </table:table-cell>
          <table:table-cell office:value-type="string">
            <text:p>ODONTOLOGIA <text:s text:c="38"/></text:p>
          </table:table-cell>
          <table:table-cell office:value-type="string">
            <text:p>Carbohydrate Research (Chicago, Ill.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568</text:p>
          </table:table-cell>
          <table:table-cell office:value-type="string">
            <text:p>ODONTOLOGIA <text:s text:c="38"/></text:p>
          </table:table-cell>
          <table:table-cell office:value-type="string">
            <text:p>Carie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1-976X</text:p>
          </table:table-cell>
          <table:table-cell office:value-type="string">
            <text:p>ODONTOLOGIA <text:s text:c="38"/></text:p>
          </table:table-cell>
          <table:table-cell office:value-type="string">
            <text:p>Caries Research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7-1626</text:p>
          </table:table-cell>
          <table:table-cell office:value-type="string">
            <text:p>ODONTOLOGIA <text:s text:c="38"/></text:p>
          </table:table-cell>
          <table:table-cell office:value-type="string">
            <text:p>Cases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372X</text:p>
          </table:table-cell>
          <table:table-cell office:value-type="string">
            <text:p>ODONTOLOGIA <text:s text:c="38"/></text:p>
          </table:table-cell>
          <table:table-cell office:value-type="string">
            <text:p>Catalysis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9333</text:p>
          </table:table-cell>
          <table:table-cell office:value-type="string">
            <text:p>ODONTOLOGIA <text:s text:c="38"/></text:p>
          </table:table-cell>
          <table:table-cell office:value-type="string">
            <text:p>Cell and Tissue Bank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2091</text:p>
          </table:table-cell>
          <table:table-cell office:value-type="string">
            <text:p>ODONTOLOGIA <text:s text:c="38"/></text:p>
          </table:table-cell>
          <table:table-cell office:value-type="string">
            <text:p>Cell Biology and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6995</text:p>
          </table:table-cell>
          <table:table-cell office:value-type="string">
            <text:p>ODONTOLOGIA <text:s text:c="38"/></text:p>
          </table:table-cell>
          <table:table-cell office:value-type="string">
            <text:p>Cell Biology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6405</text:p>
          </table:table-cell>
          <table:table-cell office:value-type="string">
            <text:p>ODONTOLOGIA <text:s text:c="38"/></text:p>
          </table:table-cell>
          <table:table-cell office:value-type="string">
            <text:p>Cells Tissues Orga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340</text:p>
          </table:table-cell>
          <table:table-cell office:value-type="string">
            <text:p>ODONTOLOGIA <text:s text:c="38"/></text:p>
          </table:table-cell>
          <table:table-cell office:value-type="string">
            <text:p>Cellular and Molecular Neur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6913</text:p>
          </table:table-cell>
          <table:table-cell office:value-type="string">
            <text:p>ODONTOLOGIA <text:s text:c="38"/></text:p>
          </table:table-cell>
          <table:table-cell office:value-type="string">
            <text:p>Cerâmica (São Paul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8842</text:p>
          </table:table-cell>
          <table:table-cell office:value-type="string">
            <text:p>ODONTOLOGIA <text:s text:c="38"/></text:p>
          </table:table-cell>
          <table:table-cell office:value-type="string">
            <text:p>Ceramics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363</text:p>
          </table:table-cell>
          <table:table-cell office:value-type="string">
            <text:p>ODONTOLOGIA <text:s text:c="38"/></text:p>
          </table:table-cell>
          <table:table-cell office:value-type="string">
            <text:p>Chemical and Pharmaceutical Bullet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614</text:p>
          </table:table-cell>
          <table:table-cell office:value-type="string">
            <text:p>ODONTOLOGIA <text:s text:c="38"/></text:p>
          </table:table-cell>
          <table:table-cell office:value-type="string">
            <text:p>Chemical Physics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3157</text:p>
          </table:table-cell>
          <table:table-cell office:value-type="string">
            <text:p>ODONTOLOGIA <text:s text:c="38"/></text:p>
          </table:table-cell>
          <table:table-cell office:value-type="string">
            <text:p>Chemotherapy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61</text:p>
          </table:table-cell>
          <table:table-cell office:value-type="string">
            <text:p>ODONTOLOGIA <text:s text:c="38"/></text:p>
          </table:table-cell>
          <table:table-cell office:value-type="string">
            <text:p>Ciência &amp; Saúde Coletiv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0306</text:p>
          </table:table-cell>
          <table:table-cell office:value-type="string">
            <text:p>ODONTOLOGIA <text:s text:c="38"/></text:p>
          </table:table-cell>
          <table:table-cell office:value-type="string">
            <text:p>Ciencia &amp; Trabajo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97</text:p>
          </table:table-cell>
          <table:table-cell office:value-type="string">
            <text:p>ODONTOLOGIA <text:s text:c="38"/></text:p>
          </table:table-cell>
          <table:table-cell office:value-type="string">
            <text:p>Ciência Animal Brasileira (UF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029</text:p>
          </table:table-cell>
          <table:table-cell office:value-type="string">
            <text:p>ODONTOLOGIA <text:s text:c="38"/></text:p>
          </table:table-cell>
          <table:table-cell office:value-type="string">
            <text:p>Ciência e Cultura (Barret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ODONTOLOGIA <text:s text:c="38"/></text:p>
          </table:table-cell>
          <table:table-cell office:value-type="string">
            <text:p>Ciência e Saúde Coletiv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061</text:p>
          </table:table-cell>
          <table:table-cell office:value-type="string">
            <text:p>ODONTOLOGIA <text:s text:c="38"/></text:p>
          </table:table-cell>
          <table:table-cell office:value-type="string">
            <text:p>Ciência e Tecnologia de Alimento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046</text:p>
          </table:table-cell>
          <table:table-cell office:value-type="string">
            <text:p>ODONTOLOGIA <text:s text:c="38"/></text:p>
          </table:table-cell>
          <table:table-cell office:value-type="string">
            <text:p>Ciência Odontológica Brasilei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ODONTOLOGIA <text:s text:c="38"/></text:p>
          </table:table-cell>
          <table:table-cell office:value-type="string">
            <text:p>Ciência Rural (UFSM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21</text:p>
          </table:table-cell>
          <table:table-cell office:value-type="string">
            <text:p>ODONTOLOGIA <text:s text:c="38"/></text:p>
          </table:table-cell>
          <table:table-cell office:value-type="string">
            <text:p>Ciências &amp; Cognição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0706</text:p>
          </table:table-cell>
          <table:table-cell office:value-type="string">
            <text:p>ODONTOLOGIA <text:s text:c="38"/></text:p>
          </table:table-cell>
          <table:table-cell office:value-type="string">
            <text:p>Claves de Odont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015</text:p>
          </table:table-cell>
          <table:table-cell office:value-type="string">
            <text:p>ODONTOLOGIA <text:s text:c="38"/></text:p>
          </table:table-cell>
          <table:table-cell office:value-type="string">
            <text:p>Clínica (São José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981</text:p>
          </table:table-cell>
          <table:table-cell office:value-type="string">
            <text:p>ODONTOLOGIA <text:s text:c="38"/></text:p>
          </table:table-cell>
          <table:table-cell office:value-type="string">
            <text:p>Clinica Chimica Act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3806</text:p>
          </table:table-cell>
          <table:table-cell office:value-type="string">
            <text:p>ODONTOLOGIA <text:s text:c="38"/></text:p>
          </table:table-cell>
          <table:table-cell office:value-type="string">
            <text:p>Clinical Anatomy (New York, N.Y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6938</text:p>
          </table:table-cell>
          <table:table-cell office:value-type="string">
            <text:p>ODONTOLOGIA <text:s text:c="38"/></text:p>
          </table:table-cell>
          <table:table-cell office:value-type="string">
            <text:p>Clinical and Experimental Derma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1963</text:p>
          </table:table-cell>
          <table:table-cell office:value-type="string">
            <text:p>ODONTOLOGIA <text:s text:c="38"/></text:p>
          </table:table-cell>
          <table:table-cell office:value-type="string">
            <text:p>Clinical and Experimental Hypertension (1993,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04</text:p>
          </table:table-cell>
          <table:table-cell office:value-type="string">
            <text:p>ODONTOLOGIA <text:s text:c="38"/></text:p>
          </table:table-cell>
          <table:table-cell office:value-type="string">
            <text:p>Clinical and Experimental Immu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1-8890</text:p>
          </table:table-cell>
          <table:table-cell office:value-type="string">
            <text:p>ODONTOLOGIA <text:s text:c="38"/></text:p>
          </table:table-cell>
          <table:table-cell office:value-type="string">
            <text:p>Clinical and Experimental Medicine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6811</text:p>
          </table:table-cell>
          <table:table-cell office:value-type="string">
            <text:p>ODONTOLOGIA <text:s text:c="38"/></text:p>
          </table:table-cell>
          <table:table-cell office:value-type="string">
            <text:p>Clinical and Vaccine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20</text:p>
          </table:table-cell>
          <table:table-cell office:value-type="string">
            <text:p>ODONTOLOGIA <text:s text:c="38"/></text:p>
          </table:table-cell>
          <table:table-cell office:value-type="string">
            <text:p>Clinical Bi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47</text:p>
          </table:table-cell>
          <table:table-cell office:value-type="string">
            <text:p>ODONTOLOGIA <text:s text:c="38"/></text:p>
          </table:table-cell>
          <table:table-cell office:value-type="string">
            <text:p>Clinical Chemistry (Baltimore, M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8827</text:p>
          </table:table-cell>
          <table:table-cell office:value-type="string">
            <text:p>ODONTOLOGIA <text:s text:c="38"/></text:p>
          </table:table-cell>
          <table:table-cell office:value-type="string">
            <text:p>Clinical Dysmorp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0899</text:p>
          </table:table-cell>
          <table:table-cell office:value-type="string">
            <text:p>ODONTOLOGIA <text:s text:c="38"/></text:p>
          </table:table-cell>
          <table:table-cell office:value-type="string">
            <text:p>Clinical Implant Dentistry and Related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5614</text:p>
          </table:table-cell>
          <table:table-cell office:value-type="string">
            <text:p>ODONTOLOGIA <text:s text:c="38"/></text:p>
          </table:table-cell>
          <table:table-cell office:value-type="string">
            <text:p>Clinical Nutrition (Edinburgh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7161</text:p>
          </table:table-cell>
          <table:table-cell office:value-type="string">
            <text:p>ODONTOLOGIA <text:s text:c="38"/></text:p>
          </table:table-cell>
          <table:table-cell office:value-type="string">
            <text:p>Clinical Oral Implants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6981</text:p>
          </table:table-cell>
          <table:table-cell office:value-type="string">
            <text:p>ODONTOLOGIA <text:s text:c="38"/></text:p>
          </table:table-cell>
          <table:table-cell office:value-type="string">
            <text:p>Clinical Oral Investig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932</text:p>
          </table:table-cell>
          <table:table-cell office:value-type="string">
            <text:p>ODONTOLOGIA <text:s text:c="38"/></text:p>
          </table:table-cell>
          <table:table-cell office:value-type="string">
            <text:p>Clinics (U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1298</text:p>
          </table:table-cell>
          <table:table-cell office:value-type="string">
            <text:p>ODONTOLOGIA <text:s text:c="38"/></text:p>
          </table:table-cell>
          <table:table-cell office:value-type="string">
            <text:p>Clinics in Plastic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493X</text:p>
          </table:table-cell>
          <table:table-cell office:value-type="string">
            <text:p>ODONTOLOGIA <text:s text:c="38"/></text:p>
          </table:table-cell>
          <table:table-cell office:value-type="string">
            <text:p>Cochrane Database of Systematic Review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780X</text:p>
          </table:table-cell>
          <table:table-cell office:value-type="string">
            <text:p>ODONTOLOGIA <text:s text:c="38"/></text:p>
          </table:table-cell>
          <table:table-cell office:value-type="string">
            <text:p>Cochrane Library (CD-RO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1858</text:p>
          </table:table-cell>
          <table:table-cell office:value-type="string">
            <text:p>ODONTOLOGIA <text:s text:c="38"/></text:p>
          </table:table-cell>
          <table:table-cell office:value-type="string">
            <text:p>Cochrane Libra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536</text:p>
          </table:table-cell>
          <table:table-cell office:value-type="string">
            <text:p>ODONTOLOGIA <text:s text:c="38"/></text:p>
          </table:table-cell>
          <table:table-cell office:value-type="string">
            <text:p>Cogitare Enfermagem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851</text:p>
          </table:table-cell>
          <table:table-cell office:value-type="string">
            <text:p>ODONTOLOGIA <text:s text:c="38"/></text:p>
          </table:table-cell>
          <table:table-cell office:value-type="string">
            <text:p>Coluna/Colum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539X</text:p>
          </table:table-cell>
          <table:table-cell office:value-type="string">
            <text:p>ODONTOLOGIA <text:s text:c="38"/></text:p>
          </table:table-cell>
          <table:table-cell office:value-type="string">
            <text:p>Community Dental Healt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5661</text:p>
          </table:table-cell>
          <table:table-cell office:value-type="string">
            <text:p>ODONTOLOGIA <text:s text:c="38"/></text:p>
          </table:table-cell>
          <table:table-cell office:value-type="string">
            <text:p>Community Dentistry and Oral Epidem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456</text:p>
          </table:table-cell>
          <table:table-cell office:value-type="string">
            <text:p>ODONTOLOGIA <text:s text:c="38"/></text:p>
          </table:table-cell>
          <table:table-cell office:value-type="string">
            <text:p>Comparative Biochemistry and Physiology. C. Toxicology &amp;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6433</text:p>
          </table:table-cell>
          <table:table-cell office:value-type="string">
            <text:p>ODONTOLOGIA <text:s text:c="38"/></text:p>
          </table:table-cell>
          <table:table-cell office:value-type="string">
            <text:p>Comparative Biochemistry and Physiology. Part A, Molecular &amp; Integrative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2607</text:p>
          </table:table-cell>
          <table:table-cell office:value-type="string">
            <text:p>ODONTOLOGIA <text:s text:c="38"/></text:p>
          </table:table-cell>
          <table:table-cell office:value-type="string">
            <text:p>Computer Methods and Programs in Bio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584</text:p>
          </table:table-cell>
          <table:table-cell office:value-type="string">
            <text:p>ODONTOLOGIA <text:s text:c="38"/></text:p>
          </table:table-cell>
          <table:table-cell office:value-type="string">
            <text:p>Comunicação em Ciências da Saú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204</text:p>
          </table:table-cell>
          <table:table-cell office:value-type="string">
            <text:p>ODONTOLOGIA <text:s text:c="38"/></text:p>
          </table:table-cell>
          <table:table-cell office:value-type="string">
            <text:p>Conceitos (João Pess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207</text:p>
          </table:table-cell>
          <table:table-cell office:value-type="string">
            <text:p>ODONTOLOGIA <text:s text:c="38"/></text:p>
          </table:table-cell>
          <table:table-cell office:value-type="string">
            <text:p>Connective Tissue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028</text:p>
          </table:table-cell>
          <table:table-cell office:value-type="string">
            <text:p>ODONTOLOGIA <text:s text:c="38"/></text:p>
          </table:table-cell>
          <table:table-cell office:value-type="string">
            <text:p>ConScientiae Saú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9634</text:p>
          </table:table-cell>
          <table:table-cell office:value-type="string">
            <text:p>ODONTOLOGIA <text:s text:c="38"/></text:p>
          </table:table-cell>
          <table:table-cell office:value-type="string">
            <text:p>Cranio. Journal of Craniomandibular Practi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493</text:p>
          </table:table-cell>
          <table:table-cell office:value-type="string">
            <text:p>ODONTOLOGIA <text:s text:c="38"/></text:p>
          </table:table-cell>
          <table:table-cell office:value-type="string">
            <text:p>Critical Care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1643</text:p>
          </table:table-cell>
          <table:table-cell office:value-type="string">
            <text:p>ODONTOLOGIA <text:s text:c="38"/></text:p>
          </table:table-cell>
          <table:table-cell office:value-type="string">
            <text:p>Croatica Chemica Act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2-1300</text:p>
          </table:table-cell>
          <table:table-cell office:value-type="string">
            <text:p>ODONTOLOGIA <text:s text:c="38"/></text:p>
          </table:table-cell>
          <table:table-cell office:value-type="string">
            <text:p>Crystal Research and Technology (1981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3-8651</text:p>
          </table:table-cell>
          <table:table-cell office:value-type="string">
            <text:p>ODONTOLOGIA <text:s text:c="38"/></text:p>
          </table:table-cell>
          <table:table-cell office:value-type="string">
            <text:p>Current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129</text:p>
          </table:table-cell>
          <table:table-cell office:value-type="string">
            <text:p>ODONTOLOGIA <text:s text:c="38"/></text:p>
          </table:table-cell>
          <table:table-cell office:value-type="string">
            <text:p>Current Pharmaceutical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0-217X</text:p>
          </table:table-cell>
          <table:table-cell office:value-type="string">
            <text:p>ODONTOLOGIA <text:s text:c="38"/></text:p>
          </table:table-cell>
          <table:table-cell office:value-type="string">
            <text:p>Current Topics in Microbiology and Immu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8-1541</text:p>
          </table:table-cell>
          <table:table-cell office:value-type="string">
            <text:p>ODONTOLOGIA <text:s text:c="38"/></text:p>
          </table:table-cell>
          <table:table-cell office:value-type="string">
            <text:p>Cúspide (Córdo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581</text:p>
          </table:table-cell>
          <table:table-cell office:value-type="string">
            <text:p>ODONTOLOGIA <text:s text:c="38"/></text:p>
          </table:table-cell>
          <table:table-cell office:value-type="string">
            <text:p>Cytogenetic and Genome Research (Printed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4666</text:p>
          </table:table-cell>
          <table:table-cell office:value-type="string">
            <text:p>ODONTOLOGIA <text:s text:c="38"/></text:p>
          </table:table-cell>
          <table:table-cell office:value-type="string">
            <text:p>Cytokine (Philadelphia) (Cessou em 2000. Cont. Cytokine+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5507</text:p>
          </table:table-cell>
          <table:table-cell office:value-type="string">
            <text:p>ODONTOLOGIA <text:s text:c="38"/></text:p>
          </table:table-cell>
          <table:table-cell office:value-type="string">
            <text:p>Cytopathology (Oxford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8524</text:p>
          </table:table-cell>
          <table:table-cell office:value-type="string">
            <text:p>ODONTOLOGIA <text:s text:c="38"/></text:p>
          </table:table-cell>
          <table:table-cell office:value-type="string">
            <text:p>Dental Cadm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9-5641</text:p>
          </table:table-cell>
          <table:table-cell office:value-type="string">
            <text:p>ODONTOLOGIA <text:s text:c="38"/></text:p>
          </table:table-cell>
          <table:table-cell office:value-type="string">
            <text:p>Dental Materia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7-4547</text:p>
          </table:table-cell>
          <table:table-cell office:value-type="string">
            <text:p>ODONTOLOGIA <text:s text:c="38"/></text:p>
          </table:table-cell>
          <table:table-cell office:value-type="string">
            <text:p>Dental Materials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691</text:p>
          </table:table-cell>
          <table:table-cell office:value-type="string">
            <text:p>ODONTOLOGIA <text:s text:c="38"/></text:p>
          </table:table-cell>
          <table:table-cell office:value-type="string">
            <text:p>Dental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9657</text:p>
          </table:table-cell>
          <table:table-cell office:value-type="string">
            <text:p>ODONTOLOGIA <text:s text:c="38"/></text:p>
          </table:table-cell>
          <table:table-cell office:value-type="string">
            <text:p>Dental Traumat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4469</text:p>
          </table:table-cell>
          <table:table-cell office:value-type="string">
            <text:p>ODONTOLOGIA <text:s text:c="38"/></text:p>
          </table:table-cell>
          <table:table-cell office:value-type="string">
            <text:p>Dental Trauma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5000</text:p>
          </table:table-cell>
          <table:table-cell office:value-type="string">
            <text:p>ODONTOLOGIA <text:s text:c="38"/></text:p>
          </table:table-cell>
          <table:table-cell office:value-type="string">
            <text:p>Dental Upda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7647</text:p>
          </table:table-cell>
          <table:table-cell office:value-type="string">
            <text:p>ODONTOLOGIA <text:s text:c="38"/></text:p>
          </table:table-cell>
          <table:table-cell office:value-type="string">
            <text:p>Dentistry On-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0-2186</text:p>
          </table:table-cell>
          <table:table-cell office:value-type="string">
            <text:p>ODONTOLOGIA <text:s text:c="38"/></text:p>
          </table:table-cell>
          <table:table-cell office:value-type="string">
            <text:p>Dentistry Toda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832X</text:p>
          </table:table-cell>
          <table:table-cell office:value-type="string">
            <text:p>ODONTOLOGIA <text:s text:c="38"/></text:p>
          </table:table-cell>
          <table:table-cell office:value-type="string">
            <text:p>Dento-Maxillo-Facial Rad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542X</text:p>
          </table:table-cell>
          <table:table-cell office:value-type="string">
            <text:p>ODONTOLOGIA <text:s text:c="38"/></text:p>
          </table:table-cell>
          <table:table-cell office:value-type="string">
            <text:p>Dentomaxillofacial Radi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8665</text:p>
          </table:table-cell>
          <table:table-cell office:value-type="string">
            <text:p>ODONTOLOGIA <text:s text:c="38"/></text:p>
          </table:table-cell>
          <table:table-cell office:value-type="string">
            <text:p>Dermatology (Basel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5992</text:p>
          </table:table-cell>
          <table:table-cell office:value-type="string">
            <text:p>ODONTOLOGIA <text:s text:c="38"/></text:p>
          </table:table-cell>
          <table:table-cell office:value-type="string">
            <text:p>Diabetes Ca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428</text:p>
          </table:table-cell>
          <table:table-cell office:value-type="string">
            <text:p>ODONTOLOGIA <text:s text:c="38"/></text:p>
          </table:table-cell>
          <table:table-cell office:value-type="string">
            <text:p>Diabetes Clí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5-1039</text:p>
          </table:table-cell>
          <table:table-cell office:value-type="string">
            <text:p>ODONTOLOGIA <text:s text:c="38"/></text:p>
          </table:table-cell>
          <table:table-cell office:value-type="string">
            <text:p>Diagnostic Cyto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8893</text:p>
          </table:table-cell>
          <table:table-cell office:value-type="string">
            <text:p>ODONTOLOGIA <text:s text:c="38"/></text:p>
          </table:table-cell>
          <table:table-cell office:value-type="string">
            <text:p>Diagnostic Microbiology and Infectious Disea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0-100X</text:p>
          </table:table-cell>
          <table:table-cell office:value-type="string">
            <text:p>ODONTOLOGIA <text:s text:c="38"/></text:p>
          </table:table-cell>
          <table:table-cell office:value-type="string">
            <text:p>Dianli Dianzi Jishu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7144</text:p>
          </table:table-cell>
          <table:table-cell office:value-type="string">
            <text:p>ODONTOLOGIA <text:s text:c="38"/></text:p>
          </table:table-cell>
          <table:table-cell office:value-type="string">
            <text:p>Die Pharmazie (Berli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6580</text:p>
          </table:table-cell>
          <table:table-cell office:value-type="string">
            <text:p>ODONTOLOGIA <text:s text:c="38"/></text:p>
          </table:table-cell>
          <table:table-cell office:value-type="string">
            <text:p>Die Quintessenz (Berli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4641</text:p>
          </table:table-cell>
          <table:table-cell office:value-type="string">
            <text:p>ODONTOLOGIA <text:s text:c="38"/></text:p>
          </table:table-cell>
          <table:table-cell office:value-type="string">
            <text:p>Die Quintessenz der Zahntechnik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321</text:p>
          </table:table-cell>
          <table:table-cell office:value-type="string">
            <text:p>ODONTOLOGIA <text:s text:c="38"/></text:p>
          </table:table-cell>
          <table:table-cell office:value-type="string">
            <text:p>DMC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7912</text:p>
          </table:table-cell>
          <table:table-cell office:value-type="string">
            <text:p>ODONTOLOGIA <text:s text:c="38"/></text:p>
          </table:table-cell>
          <table:table-cell office:value-type="string">
            <text:p>Down's Syndrome: Research and Practi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7544</text:p>
          </table:table-cell>
          <table:table-cell office:value-type="string">
            <text:p>ODONTOLOGIA <text:s text:c="38"/></text:p>
          </table:table-cell>
          <table:table-cell office:value-type="string">
            <text:p>Drug Deliv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782</text:p>
          </table:table-cell>
          <table:table-cell office:value-type="string">
            <text:p>ODONTOLOGIA <text:s text:c="38"/></text:p>
          </table:table-cell>
          <table:table-cell office:value-type="string">
            <text:p>Early Human Develop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49</text:p>
          </table:table-cell>
          <table:table-cell office:value-type="string">
            <text:p>ODONTOLOGIA <text:s text:c="38"/></text:p>
          </table:table-cell>
          <table:table-cell office:value-type="string">
            <text:p>Eccos Revista Científ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055</text:p>
          </table:table-cell>
          <table:table-cell office:value-type="string">
            <text:p>ODONTOLOGIA <text:s text:c="38"/></text:p>
          </table:table-cell>
          <table:table-cell office:value-type="string">
            <text:p>Ecler Endodont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933X</text:p>
          </table:table-cell>
          <table:table-cell office:value-type="string">
            <text:p>ODONTOLOGIA <text:s text:c="38"/></text:p>
          </table:table-cell>
          <table:table-cell office:value-type="string">
            <text:p>EFT: Educação, Formação e Tecnolog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7-1122</text:p>
          </table:table-cell>
          <table:table-cell office:value-type="string">
            <text:p>ODONTOLOGIA <text:s text:c="38"/></text:p>
          </table:table-cell>
          <table:table-cell office:value-type="string">
            <text:p>EJD. European Journal of Der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72-5158</text:p>
          </table:table-cell>
          <table:table-cell office:value-type="string">
            <text:p>ODONTOLOGIA <text:s text:c="38"/></text:p>
          </table:table-cell>
          <table:table-cell office:value-type="string">
            <text:p>El Odontólogo (Panam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150X</text:p>
          </table:table-cell>
          <table:table-cell office:value-type="string">
            <text:p>ODONTOLOGIA <text:s text:c="38"/></text:p>
          </table:table-cell>
          <table:table-cell office:value-type="string">
            <text:p>Electromyography and Clinical Neurophys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5194</text:p>
          </table:table-cell>
          <table:table-cell office:value-type="string">
            <text:p>ODONTOLOGIA <text:s text:c="38"/></text:p>
          </table:table-cell>
          <table:table-cell office:value-type="string">
            <text:p>Electronics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3-2809</text:p>
          </table:table-cell>
          <table:table-cell office:value-type="string">
            <text:p>ODONTOLOGIA <text:s text:c="38"/></text:p>
          </table:table-cell>
          <table:table-cell office:value-type="string">
            <text:p>ENDO (New Malden. 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9903</text:p>
          </table:table-cell>
          <table:table-cell office:value-type="string">
            <text:p>ODONTOLOGIA <text:s text:c="38"/></text:p>
          </table:table-cell>
          <table:table-cell office:value-type="string">
            <text:p>Endodoncia (Madri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9417</text:p>
          </table:table-cell>
          <table:table-cell office:value-type="string">
            <text:p>ODONTOLOGIA <text:s text:c="38"/></text:p>
          </table:table-cell>
          <table:table-cell office:value-type="string">
            <text:p>Endodontic Practi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1-1538</text:p>
          </table:table-cell>
          <table:table-cell office:value-type="string">
            <text:p>ODONTOLOGIA <text:s text:c="38"/></text:p>
          </table:table-cell>
          <table:table-cell office:value-type="string">
            <text:p>Endodontic Topic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410</text:p>
          </table:table-cell>
          <table:table-cell office:value-type="string">
            <text:p>ODONTOLOGIA <text:s text:c="38"/></text:p>
          </table:table-cell>
          <table:table-cell office:value-type="string">
            <text:p>Enfermagem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51</text:p>
          </table:table-cell>
          <table:table-cell office:value-type="string">
            <text:p>ODONTOLOGIA <text:s text:c="38"/></text:p>
          </table:table-cell>
          <table:table-cell office:value-type="string">
            <text:p>Environmental Research (New York, N.Y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974</text:p>
          </table:table-cell>
          <table:table-cell office:value-type="string">
            <text:p>ODONTOLOGIA <text:s text:c="38"/></text:p>
          </table:table-cell>
          <table:table-cell office:value-type="string">
            <text:p>Epidemiologia e Serviços de Saú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130</text:p>
          </table:table-cell>
          <table:table-cell office:value-type="string">
            <text:p>ODONTOLOGIA <text:s text:c="38"/></text:p>
          </table:table-cell>
          <table:table-cell office:value-type="string">
            <text:p>Espaço para a Saúde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124</text:p>
          </table:table-cell>
          <table:table-cell office:value-type="string">
            <text:p>ODONTOLOGIA <text:s text:c="38"/></text:p>
          </table:table-cell>
          <table:table-cell office:value-type="string">
            <text:p>Espelho Clínico (São Caetano do Su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743</text:p>
          </table:table-cell>
          <table:table-cell office:value-type="string">
            <text:p>ODONTOLOGIA <text:s text:c="38"/></text:p>
          </table:table-cell>
          <table:table-cell office:value-type="string">
            <text:p>Essencial (São Paulo. 2000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2-5340</text:p>
          </table:table-cell>
          <table:table-cell office:value-type="string">
            <text:p>ODONTOLOGIA <text:s text:c="38"/></text:p>
          </table:table-cell>
          <table:table-cell office:value-type="string">
            <text:p>Estetoscopio (Bogotá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067</text:p>
          </table:table-cell>
          <table:table-cell office:value-type="string">
            <text:p>ODONTOLOGIA <text:s text:c="38"/></text:p>
          </table:table-cell>
          <table:table-cell office:value-type="string">
            <text:p>Estudos de Biologia (UC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94X</text:p>
          </table:table-cell>
          <table:table-cell office:value-type="string">
            <text:p>ODONTOLOGIA <text:s text:c="38"/></text:p>
          </table:table-cell>
          <table:table-cell office:value-type="string">
            <text:p>Estudos de Psicologia (UFR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4477</text:p>
          </table:table-cell>
          <table:table-cell office:value-type="string">
            <text:p>ODONTOLOGIA <text:s text:c="38"/></text:p>
          </table:table-cell>
          <table:table-cell office:value-type="string">
            <text:p>European Archives of Oto-Rhino-Laryng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6-9805</text:p>
          </table:table-cell>
          <table:table-cell office:value-type="string">
            <text:p>ODONTOLOGIA <text:s text:c="38"/></text:p>
          </table:table-cell>
          <table:table-cell office:value-type="string">
            <text:p>European Archives of Paediatric Dentist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8-6300</text:p>
          </table:table-cell>
          <table:table-cell office:value-type="string">
            <text:p>ODONTOLOGIA <text:s text:c="38"/></text:p>
          </table:table-cell>
          <table:table-cell office:value-type="string">
            <text:p>European Archives of Paediatric Dentist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8278</text:p>
          </table:table-cell>
          <table:table-cell office:value-type="string">
            <text:p>ODONTOLOGIA <text:s text:c="38"/></text:p>
          </table:table-cell>
          <table:table-cell office:value-type="string">
            <text:p>European Journal of Cancer Preven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3007</text:p>
          </table:table-cell>
          <table:table-cell office:value-type="string">
            <text:p>ODONTOLOGIA <text:s text:c="38"/></text:p>
          </table:table-cell>
          <table:table-cell office:value-type="string">
            <text:p>European Journal of Clinical Nutri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6-5883</text:p>
          </table:table-cell>
          <table:table-cell office:value-type="string">
            <text:p>ODONTOLOGIA <text:s text:c="38"/></text:p>
          </table:table-cell>
          <table:table-cell office:value-type="string">
            <text:p>European Journal of Dental Edu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5-7456</text:p>
          </table:table-cell>
          <table:table-cell office:value-type="string">
            <text:p>ODONTOLOGIA <text:s text:c="38"/></text:p>
          </table:table-cell>
          <table:table-cell office:value-type="string">
            <text:p>European Journal of Dent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691X</text:p>
          </table:table-cell>
          <table:table-cell office:value-type="string">
            <text:p>ODONTOLOGIA <text:s text:c="38"/></text:p>
          </table:table-cell>
          <table:table-cell office:value-type="string">
            <text:p>European Journal of Gastroenterology &amp; Hep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2936</text:p>
          </table:table-cell>
          <table:table-cell office:value-type="string">
            <text:p>ODONTOLOGIA <text:s text:c="38"/></text:p>
          </table:table-cell>
          <table:table-cell office:value-type="string">
            <text:p>European Journal of Gynaecological On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80</text:p>
          </table:table-cell>
          <table:table-cell office:value-type="string">
            <text:p>ODONTOLOGIA <text:s text:c="38"/></text:p>
          </table:table-cell>
          <table:table-cell office:value-type="string">
            <text:p>European Journal of Immu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23-5234</text:p>
          </table:table-cell>
          <table:table-cell office:value-type="string">
            <text:p>ODONTOLOGIA <text:s text:c="38"/></text:p>
          </table:table-cell>
          <table:table-cell office:value-type="string">
            <text:p>European Journal of Medicinal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16X</text:p>
          </table:table-cell>
          <table:table-cell office:value-type="string">
            <text:p>ODONTOLOGIA <text:s text:c="38"/></text:p>
          </table:table-cell>
          <table:table-cell office:value-type="string">
            <text:p>European Journal of Neuro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9-8836</text:p>
          </table:table-cell>
          <table:table-cell office:value-type="string">
            <text:p>ODONTOLOGIA <text:s text:c="38"/></text:p>
          </table:table-cell>
          <table:table-cell office:value-type="string">
            <text:p>European Journal of Or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2210</text:p>
          </table:table-cell>
          <table:table-cell office:value-type="string">
            <text:p>ODONTOLOGIA <text:s text:c="38"/></text:p>
          </table:table-cell>
          <table:table-cell office:value-type="string">
            <text:p>European Journal of Orthodontic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5387</text:p>
          </table:table-cell>
          <table:table-cell office:value-type="string">
            <text:p>ODONTOLOGIA <text:s text:c="38"/></text:p>
          </table:table-cell>
          <table:table-cell office:value-type="string">
            <text:p>European Journal of Orthodon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1-996X</text:p>
          </table:table-cell>
          <table:table-cell office:value-type="string">
            <text:p>ODONTOLOGIA <text:s text:c="38"/></text:p>
          </table:table-cell>
          <table:table-cell office:value-type="string">
            <text:p>European Journal of Paediatric Dent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3801</text:p>
          </table:table-cell>
          <table:table-cell office:value-type="string">
            <text:p>ODONTOLOGIA <text:s text:c="38"/></text:p>
          </table:table-cell>
          <table:table-cell office:value-type="string">
            <text:p>European Journal of Pain (London, Englan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199</text:p>
          </table:table-cell>
          <table:table-cell office:value-type="string">
            <text:p>ODONTOLOGIA <text:s text:c="38"/></text:p>
          </table:table-cell>
          <table:table-cell office:value-type="string">
            <text:p>European Journal of Pediatr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99</text:p>
          </table:table-cell>
          <table:table-cell office:value-type="string">
            <text:p>ODONTOLOGIA <text:s text:c="38"/></text:p>
          </table:table-cell>
          <table:table-cell office:value-type="string">
            <text:p>European Journal of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7452</text:p>
          </table:table-cell>
          <table:table-cell office:value-type="string">
            <text:p>ODONTOLOGIA <text:s text:c="38"/></text:p>
          </table:table-cell>
          <table:table-cell office:value-type="string">
            <text:p>European Journal of Prosthodontics and Restorative Dent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427X</text:p>
          </table:table-cell>
          <table:table-cell office:value-type="string">
            <text:p>ODONTOLOGIA <text:s text:c="38"/></text:p>
          </table:table-cell>
          <table:table-cell office:value-type="string">
            <text:p>Evidence-Based Complementary and Alternative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0049</text:p>
          </table:table-cell>
          <table:table-cell office:value-type="string">
            <text:p>ODONTOLOGIA <text:s text:c="38"/></text:p>
          </table:table-cell>
          <table:table-cell office:value-type="string">
            <text:p>Evidence-Based Dent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00</text:p>
          </table:table-cell>
          <table:table-cell office:value-type="string">
            <text:p>ODONTOLOGIA <text:s text:c="38"/></text:p>
          </table:table-cell>
          <table:table-cell office:value-type="string">
            <text:p>Experimental and Molecular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0670</text:p>
          </table:table-cell>
          <table:table-cell office:value-type="string">
            <text:p>ODONTOLOGIA <text:s text:c="38"/></text:p>
          </table:table-cell>
          <table:table-cell office:value-type="string">
            <text:p>Experimental Phys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4440</text:p>
          </table:table-cell>
          <table:table-cell office:value-type="string">
            <text:p>ODONTOLOGIA <text:s text:c="38"/></text:p>
          </table:table-cell>
          <table:table-cell office:value-type="string">
            <text:p>Expert Review of Medical Devi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88-618X</text:p>
          </table:table-cell>
          <table:table-cell office:value-type="string">
            <text:p>ODONTOLOGIA <text:s text:c="38"/></text:p>
          </table:table-cell>
          <table:table-cell office:value-type="string">
            <text:p>Express Polymer Lett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9600</text:p>
          </table:table-cell>
          <table:table-cell office:value-type="string">
            <text:p>ODONTOLOGIA <text:s text:c="38"/></text:p>
          </table:table-cell>
          <table:table-cell office:value-type="string">
            <text:p>Familial Canc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54</text:p>
          </table:table-cell>
          <table:table-cell office:value-type="string">
            <text:p>ODONTOLOGIA <text:s text:c="38"/></text:p>
          </table:table-cell>
          <table:table-cell office:value-type="string">
            <text:p>Femin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097</text:p>
          </table:table-cell>
          <table:table-cell office:value-type="string">
            <text:p>ODONTOLOGIA <text:s text:c="38"/></text:p>
          </table:table-cell>
          <table:table-cell office:value-type="string">
            <text:p>FEMS Microbiology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0193</text:p>
          </table:table-cell>
          <table:table-cell office:value-type="string">
            <text:p>ODONTOLOGIA <text:s text:c="38"/></text:p>
          </table:table-cell>
          <table:table-cell office:value-type="string">
            <text:p>Ferroelectr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740</text:p>
          </table:table-cell>
          <table:table-cell office:value-type="string">
            <text:p>ODONTOLOGIA <text:s text:c="38"/></text:p>
          </table:table-cell>
          <table:table-cell office:value-type="string">
            <text:p>Fisioterapia Brasi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50</text:p>
          </table:table-cell>
          <table:table-cell office:value-type="string">
            <text:p>ODONTOLOGIA <text:s text:c="38"/></text:p>
          </table:table-cell>
          <table:table-cell office:value-type="string">
            <text:p>Fisioterapia em Movimento (PUCPR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7-326X</text:p>
          </table:table-cell>
          <table:table-cell office:value-type="string">
            <text:p>ODONTOLOGIA <text:s text:c="38"/></text:p>
          </table:table-cell>
          <table:table-cell office:value-type="string">
            <text:p>Fitoterapia (Milano, 1934) (Cessou em 1960. Foi fundido com ISSN 1971-5498 Fitoterapia. Edizione Farmaceutica; ISSN 1971-5501 Fitoterapia. Edizione Medic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4725</text:p>
          </table:table-cell>
          <table:table-cell office:value-type="string">
            <text:p>ODONTOLOGIA <text:s text:c="38"/></text:p>
          </table:table-cell>
          <table:table-cell office:value-type="string">
            <text:p>Fluorid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266</text:p>
          </table:table-cell>
          <table:table-cell office:value-type="string">
            <text:p>ODONTOLOGIA <text:s text:c="38"/></text:p>
          </table:table-cell>
          <table:table-cell office:value-type="string">
            <text:p>FOA. Revista da Faculdade de Odontologia de Anápolis (Cessou em 2006. Cont. ISSN 1982-9590 RCO: Revista do Curso de Odontologia da UniEvangéli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632</text:p>
          </table:table-cell>
          <table:table-cell office:value-type="string">
            <text:p>ODONTOLOGIA <text:s text:c="38"/></text:p>
          </table:table-cell>
          <table:table-cell office:value-type="string">
            <text:p>Fono Atual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203X</text:p>
          </table:table-cell>
          <table:table-cell office:value-type="string">
            <text:p>ODONTOLOGIA <text:s text:c="38"/></text:p>
          </table:table-cell>
          <table:table-cell office:value-type="string">
            <text:p>Food Additives and Contaminants (Cessou em 2008. Foi desdobrado em dois: Food Additives &amp; Contaminants. Part B, Surveillance e Food Additives &amp; Contaminants. Part A, Chemistry, Analysis, Control, Exposure &amp; Risk Assessme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0738</text:p>
          </table:table-cell>
          <table:table-cell office:value-type="string">
            <text:p>ODONTOLOGIA <text:s text:c="38"/></text:p>
          </table:table-cell>
          <table:table-cell office:value-type="string">
            <text:p>Forensic Science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2-4973</text:p>
          </table:table-cell>
          <table:table-cell office:value-type="string">
            <text:p>ODONTOLOGIA <text:s text:c="38"/></text:p>
          </table:table-cell>
          <table:table-cell office:value-type="string">
            <text:p>Forensic Science International. Gene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5823</text:p>
          </table:table-cell>
          <table:table-cell office:value-type="string">
            <text:p>ODONTOLOGIA <text:s text:c="38"/></text:p>
          </table:table-cell>
          <table:table-cell office:value-type="string">
            <text:p>Futures for Small Speculator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2949</text:p>
          </table:table-cell>
          <table:table-cell office:value-type="string">
            <text:p>ODONTOLOGIA <text:s text:c="38"/></text:p>
          </table:table-cell>
          <table:table-cell office:value-type="string">
            <text:p>Gaceta D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9111</text:p>
          </table:table-cell>
          <table:table-cell office:value-type="string">
            <text:p>ODONTOLOGIA <text:s text:c="38"/></text:p>
          </table:table-cell>
          <table:table-cell office:value-type="string">
            <text:p>Gaceta Sanitaria (Barcelona. Ed. 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6362</text:p>
          </table:table-cell>
          <table:table-cell office:value-type="string">
            <text:p>ODONTOLOGIA <text:s text:c="38"/></text:p>
          </table:table-cell>
          <table:table-cell office:value-type="string">
            <text:p>Gait &amp; Posture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7128</text:p>
          </table:table-cell>
          <table:table-cell office:value-type="string">
            <text:p>ODONTOLOGIA <text:s text:c="38"/></text:p>
          </table:table-cell>
          <table:table-cell office:value-type="string">
            <text:p>Gene Therapy (Basingstok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771</text:p>
          </table:table-cell>
          <table:table-cell office:value-type="string">
            <text:p>ODONTOLOGIA <text:s text:c="38"/></text:p>
          </table:table-cell>
          <table:table-cell office:value-type="string">
            <text:p>General Dent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2257</text:p>
          </table:table-cell>
          <table:table-cell office:value-type="string">
            <text:p>ODONTOLOGIA <text:s text:c="38"/></text:p>
          </table:table-cell>
          <table:table-cell office:value-type="string">
            <text:p>Genes Chromosomes &amp; Cancer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57</text:p>
          </table:table-cell>
          <table:table-cell office:value-type="string">
            <text:p>ODONTOLOGIA <text:s text:c="38"/></text:p>
          </table:table-cell>
          <table:table-cell office:value-type="string">
            <text:p>Genetics and Molecular 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ODONTOLOGIA <text:s text:c="38"/></text:p>
          </table:table-cell>
          <table:table-cell office:value-type="string">
            <text:p>Genetics and Molecular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0664</text:p>
          </table:table-cell>
          <table:table-cell office:value-type="string">
            <text:p>ODONTOLOGIA <text:s text:c="38"/></text:p>
          </table:table-cell>
          <table:table-cell office:value-type="string">
            <text:p>Gerodon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1960</text:p>
          </table:table-cell>
          <table:table-cell office:value-type="string">
            <text:p>ODONTOLOGIA <text:s text:c="38"/></text:p>
          </table:table-cell>
          <table:table-cell office:value-type="string">
            <text:p>Gerontology &amp; Geriatrics Educa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24X</text:p>
          </table:table-cell>
          <table:table-cell office:value-type="string">
            <text:p>ODONTOLOGIA <text:s text:c="38"/></text:p>
          </table:table-cell>
          <table:table-cell office:value-type="string">
            <text:p>Gerontology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1-4171</text:p>
          </table:table-cell>
          <table:table-cell office:value-type="string">
            <text:p>ODONTOLOGIA <text:s text:c="38"/></text:p>
          </table:table-cell>
          <table:table-cell office:value-type="string">
            <text:p>Giornale Italiano di Endodonzia (Testo Stampa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3590</text:p>
          </table:table-cell>
          <table:table-cell office:value-type="string">
            <text:p>ODONTOLOGIA <text:s text:c="38"/></text:p>
          </table:table-cell>
          <table:table-cell office:value-type="string">
            <text:p>Gynecological Endocri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160X</text:p>
          </table:table-cell>
          <table:table-cell office:value-type="string">
            <text:p>ODONTOLOGIA <text:s text:c="38"/></text:p>
          </table:table-cell>
          <table:table-cell office:value-type="string">
            <text:p>Head &amp; Face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3074</text:p>
          </table:table-cell>
          <table:table-cell office:value-type="string">
            <text:p>ODONTOLOGIA <text:s text:c="38"/></text:p>
          </table:table-cell>
          <table:table-cell office:value-type="string">
            <text:p>Head &amp; Neck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6-0568</text:p>
          </table:table-cell>
          <table:table-cell office:value-type="string">
            <text:p>ODONTOLOGIA <text:s text:c="38"/></text:p>
          </table:table-cell>
          <table:table-cell office:value-type="string">
            <text:p>Head and Neck <text:s/>Path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8748</text:p>
          </table:table-cell>
          <table:table-cell office:value-type="string">
            <text:p>ODONTOLOGIA <text:s text:c="38"/></text:p>
          </table:table-cell>
          <table:table-cell office:value-type="string">
            <text:p>Headach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8292</text:p>
          </table:table-cell>
          <table:table-cell office:value-type="string">
            <text:p>ODONTOLOGIA <text:s text:c="38"/></text:p>
          </table:table-cell>
          <table:table-cell office:value-type="string">
            <text:p>Health and Pla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525</text:p>
          </table:table-cell>
          <table:table-cell office:value-type="string">
            <text:p>ODONTOLOGIA <text:s text:c="38"/></text:p>
          </table:table-cell>
          <table:table-cell office:value-type="string">
            <text:p>Health and Quality of Life Outcom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5-4906</text:p>
          </table:table-cell>
          <table:table-cell office:value-type="string">
            <text:p>ODONTOLOGIA <text:s text:c="38"/></text:p>
          </table:table-cell>
          <table:table-cell office:value-type="string">
            <text:p>Hernia (Paris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3-0283</text:p>
          </table:table-cell>
          <table:table-cell office:value-type="string">
            <text:p>ODONTOLOGIA <text:s text:c="38"/></text:p>
          </table:table-cell>
          <table:table-cell office:value-type="string">
            <text:p>Heterocyclic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171</text:p>
          </table:table-cell>
          <table:table-cell office:value-type="string">
            <text:p>ODONTOLOGIA <text:s text:c="38"/></text:p>
          </table:table-cell>
          <table:table-cell office:value-type="string">
            <text:p>Higiene Aliment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2214</text:p>
          </table:table-cell>
          <table:table-cell office:value-type="string">
            <text:p>ODONTOLOGIA <text:s text:c="38"/></text:p>
          </table:table-cell>
          <table:table-cell office:value-type="string">
            <text:p>Histochemical Journal (Cessou em 2003. Cont. ISSN 1567-2379 Journal of Molecular Histology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6143</text:p>
          </table:table-cell>
          <table:table-cell office:value-type="string">
            <text:p>ODONTOLOGIA <text:s text:c="38"/></text:p>
          </table:table-cell>
          <table:table-cell office:value-type="string">
            <text:p>Histochemistry and Cell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3911</text:p>
          </table:table-cell>
          <table:table-cell office:value-type="string">
            <text:p>ODONTOLOGIA <text:s text:c="38"/></text:p>
          </table:table-cell>
          <table:table-cell office:value-type="string">
            <text:p>Histology and Histopat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0167</text:p>
          </table:table-cell>
          <table:table-cell office:value-type="string">
            <text:p>ODONTOLOGIA <text:s text:c="38"/></text:p>
          </table:table-cell>
          <table:table-cell office:value-type="string">
            <text:p>Histopathology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064</text:p>
          </table:table-cell>
          <table:table-cell office:value-type="string">
            <text:p>ODONTOLOGIA <text:s text:c="38"/></text:p>
          </table:table-cell>
          <table:table-cell office:value-type="string">
            <text:p>Horizonte Científico (Uberlând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123</text:p>
          </table:table-cell>
          <table:table-cell office:value-type="string">
            <text:p>ODONTOLOGIA <text:s text:c="38"/></text:p>
          </table:table-cell>
          <table:table-cell office:value-type="string">
            <text:p>HU Revista (UFJF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271</text:p>
          </table:table-cell>
          <table:table-cell office:value-type="string">
            <text:p>ODONTOLOGIA <text:s text:c="38"/></text:p>
          </table:table-cell>
          <table:table-cell office:value-type="string">
            <text:p>Human &amp; Experimental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717</text:p>
          </table:table-cell>
          <table:table-cell office:value-type="string">
            <text:p>ODONTOLOGIA <text:s text:c="38"/></text:p>
          </table:table-cell>
          <table:table-cell office:value-type="string">
            <text:p>Human Ge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6906</text:p>
          </table:table-cell>
          <table:table-cell office:value-type="string">
            <text:p>ODONTOLOGIA <text:s text:c="38"/></text:p>
          </table:table-cell>
          <table:table-cell office:value-type="string">
            <text:p>Human Molecular Gene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8177</text:p>
          </table:table-cell>
          <table:table-cell office:value-type="string">
            <text:p>ODONTOLOGIA <text:s text:c="38"/></text:p>
          </table:table-cell>
          <table:table-cell office:value-type="string">
            <text:p>Human Path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7-8120</text:p>
          </table:table-cell>
          <table:table-cell office:value-type="string">
            <text:p>ODONTOLOGIA <text:s text:c="38"/></text:p>
          </table:table-cell>
          <table:table-cell office:value-type="string">
            <text:p>Humanidades Méd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4-0014</text:p>
          </table:table-cell>
          <table:table-cell office:value-type="string">
            <text:p>ODONTOLOGIA <text:s text:c="38"/></text:p>
          </table:table-cell>
          <table:table-cell office:value-type="string">
            <text:p>Hybridoma (Larchmont. 2005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2508</text:p>
          </table:table-cell>
          <table:table-cell office:value-type="string">
            <text:p>ODONTOLOGIA <text:s text:c="38"/></text:p>
          </table:table-cell>
          <table:table-cell office:value-type="string">
            <text:p>I/C (Sevill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104</text:p>
          </table:table-cell>
          <table:table-cell office:value-type="string">
            <text:p>ODONTOLOGIA <text:s text:c="38"/></text:p>
          </table:table-cell>
          <table:table-cell office:value-type="string">
            <text:p>Ícone (FIT. Uberlând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8145</text:p>
          </table:table-cell>
          <table:table-cell office:value-type="string">
            <text:p>ODONTOLOGIA <text:s text:c="38"/></text:p>
          </table:table-cell>
          <table:table-cell office:value-type="string">
            <text:p>IDR. Industrial Diamond Review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1135</text:p>
          </table:table-cell>
          <table:table-cell office:value-type="string">
            <text:p>ODONTOLOGIA <text:s text:c="38"/></text:p>
          </table:table-cell>
          <table:table-cell office:value-type="string">
            <text:p>IEEE Photonics Technology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46X</text:p>
          </table:table-cell>
          <table:table-cell office:value-type="string">
            <text:p>ODONTOLOGIA <text:s text:c="38"/></text:p>
          </table:table-cell>
          <table:table-cell office:value-type="string">
            <text:p>IJD. International Journal of Dentist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7-3726</text:p>
          </table:table-cell>
          <table:table-cell office:value-type="string">
            <text:p>ODONTOLOGIA <text:s text:c="38"/></text:p>
          </table:table-cell>
          <table:table-cell office:value-type="string">
            <text:p>Il Dentista Modern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2985</text:p>
          </table:table-cell>
          <table:table-cell office:value-type="string">
            <text:p>ODONTOLOGIA <text:s text:c="38"/></text:p>
          </table:table-cell>
          <table:table-cell office:value-type="string">
            <text:p>Immunobiology (Jena. 197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0139</text:p>
          </table:table-cell>
          <table:table-cell office:value-type="string">
            <text:p>ODONTOLOGIA <text:s text:c="38"/></text:p>
          </table:table-cell>
          <table:table-cell office:value-type="string">
            <text:p>Immunological Investig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6163</text:p>
          </table:table-cell>
          <table:table-cell office:value-type="string">
            <text:p>ODONTOLOGIA <text:s text:c="38"/></text:p>
          </table:table-cell>
          <table:table-cell office:value-type="string">
            <text:p>Implant Dent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661</text:p>
          </table:table-cell>
          <table:table-cell office:value-type="string">
            <text:p>ODONTOLOGIA <text:s text:c="38"/></text:p>
          </table:table-cell>
          <table:table-cell office:value-type="string">
            <text:p>Implant New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4-2483</text:p>
          </table:table-cell>
          <table:table-cell office:value-type="string">
            <text:p>ODONTOLOGIA <text:s text:c="38"/></text:p>
          </table:table-cell>
          <table:table-cell office:value-type="string">
            <text:p>Implant News &amp; View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3207</text:p>
          </table:table-cell>
          <table:table-cell office:value-type="string">
            <text:p>ODONTOLOGIA <text:s text:c="38"/></text:p>
          </table:table-cell>
          <table:table-cell office:value-type="string">
            <text:p>In Silico Bi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0-9290</text:p>
          </table:table-cell>
          <table:table-cell office:value-type="string">
            <text:p>ODONTOLOGIA <text:s text:c="38"/></text:p>
          </table:table-cell>
          <table:table-cell office:value-type="string">
            <text:p>Indian Journal of Dental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9395</text:p>
          </table:table-cell>
          <table:table-cell office:value-type="string">
            <text:p>ODONTOLOGIA <text:s text:c="38"/></text:p>
          </table:table-cell>
          <table:table-cell office:value-type="string">
            <text:p>Indian Journal of Lepros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9567</text:p>
          </table:table-cell>
          <table:table-cell office:value-type="string">
            <text:p>ODONTOLOGIA <text:s text:c="38"/></text:p>
          </table:table-cell>
          <table:table-cell office:value-type="string">
            <text:p>Infection and Immuni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823X</text:p>
          </table:table-cell>
          <table:table-cell office:value-type="string">
            <text:p>ODONTOLOGIA <text:s text:c="38"/></text:p>
          </table:table-cell>
          <table:table-cell office:value-type="string">
            <text:p>Infection Control and Hospital Epidem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3830</text:p>
          </table:table-cell>
          <table:table-cell office:value-type="string">
            <text:p>ODONTOLOGIA <text:s text:c="38"/></text:p>
          </table:table-cell>
          <table:table-cell office:value-type="string">
            <text:p>Inflammation Research (Printed ed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837</text:p>
          </table:table-cell>
          <table:table-cell office:value-type="string">
            <text:p>ODONTOLOGIA <text:s text:c="38"/></text:p>
          </table:table-cell>
          <table:table-cell office:value-type="string">
            <text:p>Innovations Implant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257</text:p>
          </table:table-cell>
          <table:table-cell office:value-type="string">
            <text:p>ODONTOLOGIA <text:s text:c="38"/></text:p>
          </table:table-cell>
          <table:table-cell office:value-type="string">
            <text:p>Innovations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7979</text:p>
          </table:table-cell>
          <table:table-cell office:value-type="string">
            <text:p>ODONTOLOGIA <text:s text:c="38"/></text:p>
          </table:table-cell>
          <table:table-cell office:value-type="string">
            <text:p>Inside Dentis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136</text:p>
          </table:table-cell>
          <table:table-cell office:value-type="string">
            <text:p>ODONTOLOGIA <text:s text:c="38"/></text:p>
          </table:table-cell>
          <table:table-cell office:value-type="string">
            <text:p>Inter-ação (UF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690</text:p>
          </table:table-cell>
          <table:table-cell office:value-type="string">
            <text:p>ODONTOLOGIA <text:s text:c="38"/></text:p>
          </table:table-cell>
          <table:table-cell office:value-type="string">
            <text:p>Interamerican Journal of Psych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932</text:p>
          </table:table-cell>
          <table:table-cell office:value-type="string">
            <text:p>ODONTOLOGIA <text:s text:c="38"/></text:p>
          </table:table-cell>
          <table:table-cell office:value-type="string">
            <text:p>Interativo em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283</text:p>
          </table:table-cell>
          <table:table-cell office:value-type="string">
            <text:p>ODONTOLOGIA <text:s text:c="38"/></text:p>
          </table:table-cell>
          <table:table-cell office:value-type="string">
            <text:p>Interface (Botucatu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538</text:p>
          </table:table-cell>
          <table:table-cell office:value-type="string">
            <text:p>ODONTOLOGIA <text:s text:c="38"/></text:p>
          </table:table-cell>
          <table:table-cell office:value-type="string">
            <text:p>International Braz J Uro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119</text:p>
          </table:table-cell>
          <table:table-cell office:value-type="string">
            <text:p>ODONTOLOGIA <text:s text:c="38"/></text:p>
          </table:table-cell>
          <table:table-cell office:value-type="string">
            <text:p>International Braz J Urol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6539</text:p>
          </table:table-cell>
          <table:table-cell office:value-type="string">
            <text:p>ODONTOLOGIA <text:s text:c="38"/></text:p>
          </table:table-cell>
          <table:table-cell office:value-type="string">
            <text:p>International Dental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8-6734</text:p>
          </table:table-cell>
          <table:table-cell office:value-type="string">
            <text:p>ODONTOLOGIA <text:s text:c="38"/></text:p>
          </table:table-cell>
          <table:table-cell office:value-type="string">
            <text:p>International Dentistry South Afr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2885</text:p>
          </table:table-cell>
          <table:table-cell office:value-type="string">
            <text:p>ODONTOLOGIA <text:s text:c="38"/></text:p>
          </table:table-cell>
          <table:table-cell office:value-type="string">
            <text:p>International Endodontic Jour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5769</text:p>
          </table:table-cell>
          <table:table-cell office:value-type="string">
            <text:p>ODONTOLOGIA <text:s text:c="38"/></text:p>
          </table:table-cell>
          <table:table-cell office:value-type="string">
            <text:p>International Immunopharma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9276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for Equity in Health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519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for Parasi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7496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Adhesion and Adhesiv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416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Applied Electromagnetics and Mechan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9-2288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Biological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136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Cancer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273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Card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9-5833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Clinical Dent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1965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Clinical Pharmacology and Therapeu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4-7336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Dental Anthropology IJ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1-5029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Dental Hygien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997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Dentist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9059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Der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71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Epidem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9673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Experimental Path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4221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Medical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9-1907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Medical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7-3756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Molecular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502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Morph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367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Morph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3801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Odontostomatolog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9-6439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On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1-5027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Oral and Maxillofacial Surge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7-9733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Oral-Medical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1450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Orthodontics (200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263X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Paediatric Dentistr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439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Paediatric Dent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876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Pediatric Otorhinolaryng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4048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Pediatric Otorhinolaryngology. Ext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73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Pharmaceu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1-7775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Pharmac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1161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Remote Sens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4624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STD &amp; A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8969</text:p>
          </table:table-cell>
          <table:table-cell office:value-type="string">
            <text:p>ODONTOLOGIA <text:s text:c="38"/></text:p>
          </table:table-cell>
          <table:table-cell office:value-type="string">
            <text:p>International Journal of Surgical 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41</text:p>
          </table:table-cell>
          <table:table-cell office:value-type="string">
            <text:p>ODONTOLOGIA <text:s text:c="38"/></text:p>
          </table:table-cell>
          <table:table-cell office:value-type="string">
            <text:p>Investigação (Fran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437X</text:p>
          </table:table-cell>
          <table:table-cell office:value-type="string">
            <text:p>ODONTOLOGIA <text:s text:c="38"/></text:p>
          </table:table-cell>
          <table:table-cell office:value-type="string">
            <text:p>JAT. Journal of Applied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650</text:p>
          </table:table-cell>
          <table:table-cell office:value-type="string">
            <text:p>ODONTOLOGIA <text:s text:c="38"/></text:p>
          </table:table-cell>
          <table:table-cell office:value-type="string">
            <text:p>JBA. Jornal Brasileiro de Oclusão, ATM &amp; Dor Orofa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550</text:p>
          </table:table-cell>
          <table:table-cell office:value-type="string">
            <text:p>ODONTOLOGIA <text:s text:c="38"/></text:p>
          </table:table-cell>
          <table:table-cell office:value-type="string">
            <text:p>JBC. Jornal Brasileiro de Clínica &amp; Estética em Odont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467</text:p>
          </table:table-cell>
          <table:table-cell office:value-type="string">
            <text:p>ODONTOLOGIA <text:s text:c="38"/></text:p>
          </table:table-cell>
          <table:table-cell office:value-type="string">
            <text:p>JBC. Jornal Brasileiro de Clínica Odontológica Integr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143</text:p>
          </table:table-cell>
          <table:table-cell office:value-type="string">
            <text:p>ODONTOLOGIA <text:s text:c="38"/></text:p>
          </table:table-cell>
          <table:table-cell office:value-type="string">
            <text:p>JBC. Jornal Brasileiro de Clínica Odontológica Integrada &amp; Saúde Bucal Colet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17X</text:p>
          </table:table-cell>
          <table:table-cell office:value-type="string">
            <text:p>ODONTOLOGIA <text:s text:c="38"/></text:p>
          </table:table-cell>
          <table:table-cell office:value-type="string">
            <text:p>JBC. Jornal Brasileiro de Odontologia Clí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541</text:p>
          </table:table-cell>
          <table:table-cell office:value-type="string">
            <text:p>ODONTOLOGIA <text:s text:c="38"/></text:p>
          </table:table-cell>
          <table:table-cell office:value-type="string">
            <text:p>JBD. Jornal Brasileiro de Dentística &amp; Estética (Cessou em 2003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763</text:p>
          </table:table-cell>
          <table:table-cell office:value-type="string">
            <text:p>ODONTOLOGIA <text:s text:c="38"/></text:p>
          </table:table-cell>
          <table:table-cell office:value-type="string">
            <text:p>JBD. Revista Íbero-Americana de Odontologia Estética &amp; Dentística Operatór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796</text:p>
          </table:table-cell>
          <table:table-cell office:value-type="string">
            <text:p>ODONTOLOGIA <text:s text:c="38"/></text:p>
          </table:table-cell>
          <table:table-cell office:value-type="string">
            <text:p>JBE. Jornal Brasileiro de Endo/Perio (Cessou em 200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437</text:p>
          </table:table-cell>
          <table:table-cell office:value-type="string">
            <text:p>ODONTOLOGIA <text:s text:c="38"/></text:p>
          </table:table-cell>
          <table:table-cell office:value-type="string">
            <text:p>JBE. Jornal Brasileiro de Endodont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848</text:p>
          </table:table-cell>
          <table:table-cell office:value-type="string">
            <text:p>ODONTOLOGIA <text:s text:c="38"/></text:p>
          </table:table-cell>
          <table:table-cell office:value-type="string">
            <text:p>JBF. Jornal Brasileiro de Fitoterap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846</text:p>
          </table:table-cell>
          <table:table-cell office:value-type="string">
            <text:p>ODONTOLOGIA <text:s text:c="38"/></text:p>
          </table:table-cell>
          <table:table-cell office:value-type="string">
            <text:p>JBP. Jornal Brasileiro de Odontopediatria &amp; Odontologia do Bebê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771</text:p>
          </table:table-cell>
          <table:table-cell office:value-type="string">
            <text:p>ODONTOLOGIA <text:s text:c="38"/></text:p>
          </table:table-cell>
          <table:table-cell office:value-type="string">
            <text:p>JBP. Revista Íbero-Americana de Odontopediatria e Odontologia do Bebê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755</text:p>
          </table:table-cell>
          <table:table-cell office:value-type="string">
            <text:p>ODONTOLOGIA <text:s text:c="38"/></text:p>
          </table:table-cell>
          <table:table-cell office:value-type="string">
            <text:p>JOPE. Jornal Brasileiro de Odonto-Psicologia e Odontologia para Pacientes Espec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231</text:p>
          </table:table-cell>
          <table:table-cell office:value-type="string">
            <text:p>ODONTOLOGIA <text:s text:c="38"/></text:p>
          </table:table-cell>
          <table:table-cell office:value-type="string">
            <text:p>Jornal Brasileiro de AID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308</text:p>
          </table:table-cell>
          <table:table-cell office:value-type="string">
            <text:p>ODONTOLOGIA <text:s text:c="38"/></text:p>
          </table:table-cell>
          <table:table-cell office:value-type="string">
            <text:p>Jornal Brasileiro de Fonoaudi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819</text:p>
          </table:table-cell>
          <table:table-cell office:value-type="string">
            <text:p>ODONTOLOGIA <text:s text:c="38"/></text:p>
          </table:table-cell>
          <table:table-cell office:value-type="string">
            <text:p>Jornal Brasileiro de Lase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077</text:p>
          </table:table-cell>
          <table:table-cell office:value-type="string">
            <text:p>ODONTOLOGIA <text:s text:c="38"/></text:p>
          </table:table-cell>
          <table:table-cell office:value-type="string">
            <text:p>Jornal Brasileiro de Medici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569</text:p>
          </table:table-cell>
          <table:table-cell office:value-type="string">
            <text:p>ODONTOLOGIA <text:s text:c="38"/></text:p>
          </table:table-cell>
          <table:table-cell office:value-type="string">
            <text:p>Jornal Brasileiro de Ortodontia &amp; Ortopedia Fa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90</text:p>
          </table:table-cell>
          <table:table-cell office:value-type="string">
            <text:p>ODONTOLOGIA <text:s text:c="38"/></text:p>
          </table:table-cell>
          <table:table-cell office:value-type="string">
            <text:p>Jornal Brasileiro de Pat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444</text:p>
          </table:table-cell>
          <table:table-cell office:value-type="string">
            <text:p>ODONTOLOGIA <text:s text:c="38"/></text:p>
          </table:table-cell>
          <table:table-cell office:value-type="string">
            <text:p>Jornal Brasileiro de Patologia e Medicina Laboratori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13</text:p>
          </table:table-cell>
          <table:table-cell office:value-type="string">
            <text:p>ODONTOLOGIA <text:s text:c="38"/></text:p>
          </table:table-cell>
          <table:table-cell office:value-type="string">
            <text:p>Jornal Brasileiro de Pneum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56</text:p>
          </table:table-cell>
          <table:table-cell office:value-type="string">
            <text:p>ODONTOLOGIA <text:s text:c="38"/></text:p>
          </table:table-cell>
          <table:table-cell office:value-type="string">
            <text:p>Jornal Brasileiro de Pneum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085</text:p>
          </table:table-cell>
          <table:table-cell office:value-type="string">
            <text:p>ODONTOLOGIA <text:s text:c="38"/></text:p>
          </table:table-cell>
          <table:table-cell office:value-type="string">
            <text:p>Jornal Brasileiro de Psiquiatria (UFRJ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693</text:p>
          </table:table-cell>
          <table:table-cell office:value-type="string">
            <text:p>ODONTOLOGIA <text:s text:c="38"/></text:p>
          </table:table-cell>
          <table:table-cell office:value-type="string">
            <text:p>Jornal Brasileiro de Reprodução Assistid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961</text:p>
          </table:table-cell>
          <table:table-cell office:value-type="string">
            <text:p>ODONTOLOGIA <text:s text:c="38"/></text:p>
          </table:table-cell>
          <table:table-cell office:value-type="string">
            <text:p>Jornal Ilape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449</text:p>
          </table:table-cell>
          <table:table-cell office:value-type="string">
            <text:p>ODONTOLOGIA <text:s text:c="38"/></text:p>
          </table:table-cell>
          <table:table-cell office:value-type="string">
            <text:p>Jornal Vascular Brasileir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09-8936</text:p>
          </table:table-cell>
          <table:table-cell office:value-type="string">
            <text:p>ODONTOLOGIA <text:s text:c="38"/></text:p>
          </table:table-cell>
          <table:table-cell office:value-type="string">
            <text:p>Journal - Canadian Dental Associ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1-5512</text:p>
          </table:table-cell>
          <table:table-cell office:value-type="string">
            <text:p>ODONTOLOGIA <text:s text:c="38"/></text:p>
          </table:table-cell>
          <table:table-cell office:value-type="string">
            <text:p>Journal Français d'Ophtalmolog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5185</text:p>
          </table:table-cell>
          <table:table-cell office:value-type="string">
            <text:p>ODONTOLOGIA <text:s text:c="38"/></text:p>
          </table:table-cell>
          <table:table-cell office:value-type="string">
            <text:p>Journal of Adhesive Dent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2877</text:p>
          </table:table-cell>
          <table:table-cell office:value-type="string">
            <text:p>ODONTOLOGIA <text:s text:c="38"/></text:p>
          </table:table-cell>
          <table:table-cell office:value-type="string">
            <text:p>Journal of Alzheimer's Diseas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4760</text:p>
          </table:table-cell>
          <table:table-cell office:value-type="string">
            <text:p>ODONTOLOGIA <text:s text:c="38"/></text:p>
          </table:table-cell>
          <table:table-cell office:value-type="string">
            <text:p>Journal of Analytical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782</text:p>
          </table:table-cell>
          <table:table-cell office:value-type="string">
            <text:p>ODONTOLOGIA <text:s text:c="38"/></text:p>
          </table:table-cell>
          <table:table-cell office:value-type="string">
            <text:p>Journal of Anatom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453</text:p>
          </table:table-cell>
          <table:table-cell office:value-type="string">
            <text:p>ODONTOLOGIA <text:s text:c="38"/></text:p>
          </table:table-cell>
          <table:table-cell office:value-type="string">
            <text:p>Journal of Antimicrobial Chemothera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2-6899</text:p>
          </table:table-cell>
          <table:table-cell office:value-type="string">
            <text:p>ODONTOLOGIA <text:s text:c="38"/></text:p>
          </table:table-cell>
          <table:table-cell office:value-type="string">
            <text:p>Journal of Applied Biomaterials &amp; Biomechanics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72</text:p>
          </table:table-cell>
          <table:table-cell office:value-type="string">
            <text:p>ODONTOLOGIA <text:s text:c="38"/></text:p>
          </table:table-cell>
          <table:table-cell office:value-type="string">
            <text:p>Journal of Applied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57</text:p>
          </table:table-cell>
          <table:table-cell office:value-type="string">
            <text:p>ODONTOLOGIA <text:s text:c="38"/></text:p>
          </table:table-cell>
          <table:table-cell office:value-type="string">
            <text:p>Journal of Applied Oral Scienc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65</text:p>
          </table:table-cell>
          <table:table-cell office:value-type="string">
            <text:p>ODONTOLOGIA <text:s text:c="38"/></text:p>
          </table:table-cell>
          <table:table-cell office:value-type="string">
            <text:p>Journal of Applied Oral Scienc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79</text:p>
          </table:table-cell>
          <table:table-cell office:value-type="string">
            <text:p>ODONTOLOGIA <text:s text:c="38"/></text:p>
          </table:table-cell>
          <table:table-cell office:value-type="string">
            <text:p>Journal of Applied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95</text:p>
          </table:table-cell>
          <table:table-cell office:value-type="string">
            <text:p>ODONTOLOGIA <text:s text:c="38"/></text:p>
          </table:table-cell>
          <table:table-cell office:value-type="string">
            <text:p>Journal of Applied Polymer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479X</text:p>
          </table:table-cell>
          <table:table-cell office:value-type="string">
            <text:p>ODONTOLOGIA <text:s text:c="38"/></text:p>
          </table:table-cell>
          <table:table-cell office:value-type="string">
            <text:p>Journal of Bioenergetics and Biomembran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51X</text:p>
          </table:table-cell>
          <table:table-cell office:value-type="string">
            <text:p>ODONTOLOGIA <text:s text:c="38"/></text:p>
          </table:table-cell>
          <table:table-cell office:value-type="string">
            <text:p>Journal of Biological Chemistry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7-3048</text:p>
          </table:table-cell>
          <table:table-cell office:value-type="string">
            <text:p>ODONTOLOGIA <text:s text:c="38"/></text:p>
          </table:table-cell>
          <table:table-cell office:value-type="string">
            <text:p>Journal of Biological Sciences (Faisalaba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282</text:p>
          </table:table-cell>
          <table:table-cell office:value-type="string">
            <text:p>ODONTOLOGIA <text:s text:c="38"/></text:p>
          </table:table-cell>
          <table:table-cell office:value-type="string">
            <text:p>Journal of Biomaterials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3296</text:p>
          </table:table-cell>
          <table:table-cell office:value-type="string">
            <text:p>ODONTOLOGIA <text:s text:c="38"/></text:p>
          </table:table-cell>
          <table:table-cell office:value-type="string">
            <text:p>Journal of Biomedical Materials Research. Part 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73</text:p>
          </table:table-cell>
          <table:table-cell office:value-type="string">
            <text:p>ODONTOLOGIA <text:s text:c="38"/></text:p>
          </table:table-cell>
          <table:table-cell office:value-type="string">
            <text:p>Journal of Biomedical Materials Research. Part B, Applied Biomateria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668</text:p>
          </table:table-cell>
          <table:table-cell office:value-type="string">
            <text:p>ODONTOLOGIA <text:s text:c="38"/></text:p>
          </table:table-cell>
          <table:table-cell office:value-type="string">
            <text:p>Journal of Biomedical Op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1723</text:p>
          </table:table-cell>
          <table:table-cell office:value-type="string">
            <text:p>ODONTOLOGIA <text:s text:c="38"/></text:p>
          </table:table-cell>
          <table:table-cell office:value-type="string">
            <text:p>Journal of Bioscience and Bio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0431</text:p>
          </table:table-cell>
          <table:table-cell office:value-type="string">
            <text:p>ODONTOLOGIA <text:s text:c="38"/></text:p>
          </table:table-cell>
          <table:table-cell office:value-type="string">
            <text:p>Journal of Bone and Miner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7163</text:p>
          </table:table-cell>
          <table:table-cell office:value-type="string">
            <text:p>ODONTOLOGIA <text:s text:c="38"/></text:p>
          </table:table-cell>
          <table:table-cell office:value-type="string">
            <text:p>Journal of Breath Research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2446</text:p>
          </table:table-cell>
          <table:table-cell office:value-type="string">
            <text:p>ODONTOLOGIA <text:s text:c="38"/></text:p>
          </table:table-cell>
          <table:table-cell office:value-type="string">
            <text:p>Journal of Cardiovascular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6-0867</text:p>
          </table:table-cell>
          <table:table-cell office:value-type="string">
            <text:p>ODONTOLOGIA <text:s text:c="38"/></text:p>
          </table:table-cell>
          <table:table-cell office:value-type="string">
            <text:p>Journal of Cell and Animal 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2312</text:p>
          </table:table-cell>
          <table:table-cell office:value-type="string">
            <text:p>ODONTOLOGIA <text:s text:c="38"/></text:p>
          </table:table-cell>
          <table:table-cell office:value-type="string">
            <text:p>Journal of Cellular Bio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41</text:p>
          </table:table-cell>
          <table:table-cell office:value-type="string">
            <text:p>ODONTOLOGIA <text:s text:c="38"/></text:p>
          </table:table-cell>
          <table:table-cell office:value-type="string">
            <text:p>Journal of Cellular Phys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4356</text:p>
          </table:table-cell>
          <table:table-cell office:value-type="string">
            <text:p>ODONTOLOGIA <text:s text:c="38"/></text:p>
          </table:table-cell>
          <table:table-cell office:value-type="string">
            <text:p>Journal of Clinical Epidem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1137</text:p>
          </table:table-cell>
          <table:table-cell office:value-type="string">
            <text:p>ODONTOLOGIA <text:s text:c="38"/></text:p>
          </table:table-cell>
          <table:table-cell office:value-type="string">
            <text:p>Journal of Clinical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875</text:p>
          </table:table-cell>
          <table:table-cell office:value-type="string">
            <text:p>ODONTOLOGIA <text:s text:c="38"/></text:p>
          </table:table-cell>
          <table:table-cell office:value-type="string">
            <text:p>Journal of Clinical Orthodon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46</text:p>
          </table:table-cell>
          <table:table-cell office:value-type="string">
            <text:p>ODONTOLOGIA <text:s text:c="38"/></text:p>
          </table:table-cell>
          <table:table-cell office:value-type="string">
            <text:p>Journal of Clinical Pat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979</text:p>
          </table:table-cell>
          <table:table-cell office:value-type="string">
            <text:p>ODONTOLOGIA <text:s text:c="38"/></text:p>
          </table:table-cell>
          <table:table-cell office:value-type="string">
            <text:p>Journal of Clinical Periodon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4-1578</text:p>
          </table:table-cell>
          <table:table-cell office:value-type="string">
            <text:p>ODONTOLOGIA <text:s text:c="38"/></text:p>
          </table:table-cell>
          <table:table-cell office:value-type="string">
            <text:p>Journal of Comparative Physiology. B, Biochemical, Systemic, and Environmental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8972</text:p>
          </table:table-cell>
          <table:table-cell office:value-type="string">
            <text:p>ODONTOLOGIA <text:s text:c="38"/></text:p>
          </table:table-cell>
          <table:table-cell office:value-type="string">
            <text:p>Journal of Coordination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7886</text:p>
          </table:table-cell>
          <table:table-cell office:value-type="string">
            <text:p>ODONTOLOGIA <text:s text:c="38"/></text:p>
          </table:table-cell>
          <table:table-cell office:value-type="string">
            <text:p>Journal of Cosmetic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5182</text:p>
          </table:table-cell>
          <table:table-cell office:value-type="string">
            <text:p>ODONTOLOGIA <text:s text:c="38"/></text:p>
          </table:table-cell>
          <table:table-cell office:value-type="string">
            <text:p>Journal of Cranio-Maxillo-Facial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248</text:p>
          </table:table-cell>
          <table:table-cell office:value-type="string">
            <text:p>ODONTOLOGIA <text:s text:c="38"/></text:p>
          </table:table-cell>
          <table:table-cell office:value-type="string">
            <text:p>Journal of Crystal Grow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987</text:p>
          </table:table-cell>
          <table:table-cell office:value-type="string">
            <text:p>ODONTOLOGIA <text:s text:c="38"/></text:p>
          </table:table-cell>
          <table:table-cell office:value-type="string">
            <text:p>Journal of Cutaneous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37</text:p>
          </table:table-cell>
          <table:table-cell office:value-type="string">
            <text:p>ODONTOLOGIA <text:s text:c="38"/></text:p>
          </table:table-cell>
          <table:table-cell office:value-type="string">
            <text:p>Journal of Dental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45</text:p>
          </table:table-cell>
          <table:table-cell office:value-type="string">
            <text:p>ODONTOLOGIA <text:s text:c="38"/></text:p>
          </table:table-cell>
          <table:table-cell office:value-type="string">
            <text:p>Journal of Dent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0591</text:p>
          </table:table-cell>
          <table:table-cell office:value-type="string">
            <text:p>ODONTOLOGIA <text:s text:c="38"/></text:p>
          </table:table-cell>
          <table:table-cell office:value-type="string">
            <text:p>Journal of Dental Research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12</text:p>
          </table:table-cell>
          <table:table-cell office:value-type="string">
            <text:p>ODONTOLOGIA <text:s text:c="38"/></text:p>
          </table:table-cell>
          <table:table-cell office:value-type="string">
            <text:p>Journal of Dent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53</text:p>
          </table:table-cell>
          <table:table-cell office:value-type="string">
            <text:p>ODONTOLOGIA <text:s text:c="38"/></text:p>
          </table:table-cell>
          <table:table-cell office:value-type="string">
            <text:p>Journal of Dentistry for Children (Cessou em 1968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5068</text:p>
          </table:table-cell>
          <table:table-cell office:value-type="string">
            <text:p>ODONTOLOGIA <text:s text:c="38"/></text:p>
          </table:table-cell>
          <table:table-cell office:value-type="string">
            <text:p>Journal of Dentistry for Children (Chicago, Ill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1-8949</text:p>
          </table:table-cell>
          <table:table-cell office:value-type="string">
            <text:p>ODONTOLOGIA <text:s text:c="38"/></text:p>
          </table:table-cell>
          <table:table-cell office:value-type="string">
            <text:p>Journal of dentistry for children (Chicago, Ill.) (Cessou em 2006. Cont. ISSN 1935-5068 Journal of dentistry for children (Chicago, Ill. Online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8558</text:p>
          </table:table-cell>
          <table:table-cell office:value-type="string">
            <text:p>ODONTOLOGIA <text:s text:c="38"/></text:p>
          </table:table-cell>
          <table:table-cell office:value-type="string">
            <text:p>Journal of Disability and Oral Healt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399</text:p>
          </table:table-cell>
          <table:table-cell office:value-type="string">
            <text:p>ODONTOLOGIA <text:s text:c="38"/></text:p>
          </table:table-cell>
          <table:table-cell office:value-type="string">
            <text:p>Journal of Endodon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0519</text:p>
          </table:table-cell>
          <table:table-cell office:value-type="string">
            <text:p>ODONTOLOGIA <text:s text:c="38"/></text:p>
          </table:table-cell>
          <table:table-cell office:value-type="string">
            <text:p>Journal of Endotoxin Research (Cessou em 2007. Cont. ISSN 1753-4259 Innate Immunity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649</text:p>
          </table:table-cell>
          <table:table-cell office:value-type="string">
            <text:p>ODONTOLOGIA <text:s text:c="38"/></text:p>
          </table:table-cell>
          <table:table-cell office:value-type="string">
            <text:p>Journal of Epilepsy and Clinical Neurophysi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6-4155</text:p>
          </table:table-cell>
          <table:table-cell office:value-type="string">
            <text:p>ODONTOLOGIA <text:s text:c="38"/></text:p>
          </table:table-cell>
          <table:table-cell office:value-type="string">
            <text:p>Journal of Esthetic and Restorative Dent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08-8240</text:p>
          </table:table-cell>
          <table:table-cell office:value-type="string">
            <text:p>ODONTOLOGIA <text:s text:c="38"/></text:p>
          </table:table-cell>
          <table:table-cell office:value-type="string">
            <text:p>Journal of Esthetic and Restorative Dentistr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ODONTOLOGIA <text:s text:c="38"/></text:p>
          </table:table-cell>
          <table:table-cell office:value-type="string">
            <text:p>Journal of Ethn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49</text:p>
          </table:table-cell>
          <table:table-cell office:value-type="string">
            <text:p>ODONTOLOGIA <text:s text:c="38"/></text:p>
          </table:table-cell>
          <table:table-cell office:value-type="string">
            <text:p>Journal of Experimental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0509</text:p>
          </table:table-cell>
          <table:table-cell office:value-type="string">
            <text:p>ODONTOLOGIA <text:s text:c="38"/></text:p>
          </table:table-cell>
          <table:table-cell office:value-type="string">
            <text:p>Journal of Fluoresc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39</text:p>
          </table:table-cell>
          <table:table-cell office:value-type="string">
            <text:p>ODONTOLOGIA <text:s text:c="38"/></text:p>
          </table:table-cell>
          <table:table-cell office:value-type="string">
            <text:p>Journal of Fluorine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928X</text:p>
          </table:table-cell>
          <table:table-cell office:value-type="string">
            <text:p>ODONTOLOGIA <text:s text:c="38"/></text:p>
          </table:table-cell>
          <table:table-cell office:value-type="string">
            <text:p>Journal of Forensic and Legal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98</text:p>
          </table:table-cell>
          <table:table-cell office:value-type="string">
            <text:p>ODONTOLOGIA <text:s text:c="38"/></text:p>
          </table:table-cell>
          <table:table-cell office:value-type="string">
            <text:p>Journal of Forensic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6475</text:p>
          </table:table-cell>
          <table:table-cell office:value-type="string">
            <text:p>ODONTOLOGIA <text:s text:c="38"/></text:p>
          </table:table-cell>
          <table:table-cell office:value-type="string">
            <text:p>Journal of Herbs, Spices &amp; Medicinal Plant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9261</text:p>
          </table:table-cell>
          <table:table-cell office:value-type="string">
            <text:p>ODONTOLOGIA <text:s text:c="38"/></text:p>
          </table:table-cell>
          <table:table-cell office:value-type="string">
            <text:p>Journal of Indian Association of Pediatric Surge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346X</text:p>
          </table:table-cell>
          <table:table-cell office:value-type="string">
            <text:p>ODONTOLOGIA <text:s text:c="38"/></text:p>
          </table:table-cell>
          <table:table-cell office:value-type="string">
            <text:p>Journal of Laser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5400</text:p>
          </table:table-cell>
          <table:table-cell office:value-type="string">
            <text:p>ODONTOLOGIA <text:s text:c="38"/></text:p>
          </table:table-cell>
          <table:table-cell office:value-type="string">
            <text:p>Journal of Leukocyte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2104</text:p>
          </table:table-cell>
          <table:table-cell office:value-type="string">
            <text:p>ODONTOLOGIA <text:s text:c="38"/></text:p>
          </table:table-cell>
          <table:table-cell office:value-type="string">
            <text:p>Journal of Liposom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313</text:p>
          </table:table-cell>
          <table:table-cell office:value-type="string">
            <text:p>ODONTOLOGIA <text:s text:c="38"/></text:p>
          </table:table-cell>
          <table:table-cell office:value-type="string">
            <text:p>Journal of Luminesc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021</text:p>
          </table:table-cell>
          <table:table-cell office:value-type="string">
            <text:p>ODONTOLOGIA <text:s text:c="38"/></text:p>
          </table:table-cell>
          <table:table-cell office:value-type="string">
            <text:p>Journal of Mammary Gland Biology and Neoplasi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9495</text:p>
          </table:table-cell>
          <table:table-cell office:value-type="string">
            <text:p>ODONTOLOGIA <text:s text:c="38"/></text:p>
          </table:table-cell>
          <table:table-cell office:value-type="string">
            <text:p>Journal of Materials Engineering and Performa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61</text:p>
          </table:table-cell>
          <table:table-cell office:value-type="string">
            <text:p>ODONTOLOGIA <text:s text:c="38"/></text:p>
          </table:table-cell>
          <table:table-cell office:value-type="string">
            <text:p>Journal of Materials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530</text:p>
          </table:table-cell>
          <table:table-cell office:value-type="string">
            <text:p>ODONTOLOGIA <text:s text:c="38"/></text:p>
          </table:table-cell>
          <table:table-cell office:value-type="string">
            <text:p>Journal of Materials Science. Materials in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838</text:p>
          </table:table-cell>
          <table:table-cell office:value-type="string">
            <text:p>ODONTOLOGIA <text:s text:c="38"/></text:p>
          </table:table-cell>
          <table:table-cell office:value-type="string">
            <text:p>Journal of Materials Science. Materials in Medicine (Dordrecht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8279</text:p>
          </table:table-cell>
          <table:table-cell office:value-type="string">
            <text:p>ODONTOLOGIA <text:s text:c="38"/></text:p>
          </table:table-cell>
          <table:table-cell office:value-type="string">
            <text:p>Journal of Maxillofacial &amp; Oral Surge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15</text:p>
          </table:table-cell>
          <table:table-cell office:value-type="string">
            <text:p>ODONTOLOGIA <text:s text:c="38"/></text:p>
          </table:table-cell>
          <table:table-cell office:value-type="string">
            <text:p>Journal of Medical Micr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4474</text:p>
          </table:table-cell>
          <table:table-cell office:value-type="string">
            <text:p>ODONTOLOGIA <text:s text:c="38"/></text:p>
          </table:table-cell>
          <table:table-cell office:value-type="string">
            <text:p>Journal of Medical Sciences (Faisalaba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20X</text:p>
          </table:table-cell>
          <table:table-cell office:value-type="string">
            <text:p>ODONTOLOGIA <text:s text:c="38"/></text:p>
          </table:table-cell>
          <table:table-cell office:value-type="string">
            <text:p>Journal of Medicinal Foo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720</text:p>
          </table:table-cell>
          <table:table-cell office:value-type="string">
            <text:p>ODONTOLOGIA <text:s text:c="38"/></text:p>
          </table:table-cell>
          <table:table-cell office:value-type="string">
            <text:p>Journal of Microscop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8-801X</text:p>
          </table:table-cell>
          <table:table-cell office:value-type="string">
            <text:p>ODONTOLOGIA <text:s text:c="38"/></text:p>
          </table:table-cell>
          <table:table-cell office:value-type="string">
            <text:p>Journal of Minimum Intervention in Dentist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4-193X</text:p>
          </table:table-cell>
          <table:table-cell office:value-type="string">
            <text:p>ODONTOLOGIA <text:s text:c="38"/></text:p>
          </table:table-cell>
          <table:table-cell office:value-type="string">
            <text:p>Journal of Modern Dentistr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379</text:p>
          </table:table-cell>
          <table:table-cell office:value-type="string">
            <text:p>ODONTOLOGIA <text:s text:c="38"/></text:p>
          </table:table-cell>
          <table:table-cell office:value-type="string">
            <text:p>Journal of Molecular His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52</text:p>
          </table:table-cell>
          <table:table-cell office:value-type="string">
            <text:p>ODONTOLOGIA <text:s text:c="38"/></text:p>
          </table:table-cell>
          <table:table-cell office:value-type="string">
            <text:p>Journal of Molecular Spectroscop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728</text:p>
          </table:table-cell>
          <table:table-cell office:value-type="string">
            <text:p>ODONTOLOGIA <text:s text:c="38"/></text:p>
          </table:table-cell>
          <table:table-cell office:value-type="string">
            <text:p>Journal of Neuroimmu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270</text:p>
          </table:table-cell>
          <table:table-cell office:value-type="string">
            <text:p>ODONTOLOGIA <text:s text:c="38"/></text:p>
          </table:table-cell>
          <table:table-cell office:value-type="string">
            <text:p>Journal of Neuroscience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93</text:p>
          </table:table-cell>
          <table:table-cell office:value-type="string">
            <text:p>ODONTOLOGIA <text:s text:c="38"/></text:p>
          </table:table-cell>
          <table:table-cell office:value-type="string">
            <text:p>Journal of Non-Crystalline Sol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2983</text:p>
          </table:table-cell>
          <table:table-cell office:value-type="string">
            <text:p>ODONTOLOGIA <text:s text:c="38"/></text:p>
          </table:table-cell>
          <table:table-cell office:value-type="string">
            <text:p>Journal of Ophthalmic Prosthe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4258</text:p>
          </table:table-cell>
          <table:table-cell office:value-type="string">
            <text:p>ODONTOLOGIA <text:s text:c="38"/></text:p>
          </table:table-cell>
          <table:table-cell office:value-type="string">
            <text:p>Journal of Optics. A, Pure and Applied Op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2391</text:p>
          </table:table-cell>
          <table:table-cell office:value-type="string">
            <text:p>ODONTOLOGIA <text:s text:c="38"/></text:p>
          </table:table-cell>
          <table:table-cell office:value-type="string">
            <text:p>Journal of Oral and Maxillofacial Surge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7809</text:p>
          </table:table-cell>
          <table:table-cell office:value-type="string">
            <text:p>ODONTOLOGIA <text:s text:c="38"/></text:p>
          </table:table-cell>
          <table:table-cell office:value-type="string">
            <text:p>Journal of Oral Laser Applic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4-2512</text:p>
          </table:table-cell>
          <table:table-cell office:value-type="string">
            <text:p>ODONTOLOGIA <text:s text:c="38"/></text:p>
          </table:table-cell>
          <table:table-cell office:value-type="string">
            <text:p>Journal of Oral Pathology &amp;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82X</text:p>
          </table:table-cell>
          <table:table-cell office:value-type="string">
            <text:p>ODONTOLOGIA <text:s text:c="38"/></text:p>
          </table:table-cell>
          <table:table-cell office:value-type="string">
            <text:p>Journal of Oral Rehabilit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3-4934</text:p>
          </table:table-cell>
          <table:table-cell office:value-type="string">
            <text:p>ODONTOLOGIA <text:s text:c="38"/></text:p>
          </table:table-cell>
          <table:table-cell office:value-type="string">
            <text:p>Journal of Oral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6655</text:p>
          </table:table-cell>
          <table:table-cell office:value-type="string">
            <text:p>ODONTOLOGIA <text:s text:c="38"/></text:p>
          </table:table-cell>
          <table:table-cell office:value-type="string">
            <text:p>Journal of Orofacial Pai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3125</text:p>
          </table:table-cell>
          <table:table-cell office:value-type="string">
            <text:p>ODONTOLOGIA <text:s text:c="38"/></text:p>
          </table:table-cell>
          <table:table-cell office:value-type="string">
            <text:p>Journal of Orthodon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0266</text:p>
          </table:table-cell>
          <table:table-cell office:value-type="string">
            <text:p>ODONTOLOGIA <text:s text:c="38"/></text:p>
          </table:table-cell>
          <table:table-cell office:value-type="string">
            <text:p>Journal of Orthopaedic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6-4943</text:p>
          </table:table-cell>
          <table:table-cell office:value-type="string">
            <text:p>ODONTOLOGIA <text:s text:c="38"/></text:p>
          </table:table-cell>
          <table:table-cell office:value-type="string">
            <text:p>Journal of Parasitology (Faisalaba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84</text:p>
          </table:table-cell>
          <table:table-cell office:value-type="string">
            <text:p>ODONTOLOGIA <text:s text:c="38"/></text:p>
          </table:table-cell>
          <table:table-cell office:value-type="string">
            <text:p>Journal of Periodont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92</text:p>
          </table:table-cell>
          <table:table-cell office:value-type="string">
            <text:p>ODONTOLOGIA <text:s text:c="38"/></text:p>
          </table:table-cell>
          <table:table-cell office:value-type="string">
            <text:p>Journal of Periodontology (197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0-4589</text:p>
          </table:table-cell>
          <table:table-cell office:value-type="string">
            <text:p>ODONTOLOGIA <text:s text:c="38"/></text:p>
          </table:table-cell>
          <table:table-cell office:value-type="string">
            <text:p>Journal of Perioperative Practi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73</text:p>
          </table:table-cell>
          <table:table-cell office:value-type="string">
            <text:p>ODONTOLOGIA <text:s text:c="38"/></text:p>
          </table:table-cell>
          <table:table-cell office:value-type="string">
            <text:p>Journal of Pharmacy and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1344</text:p>
          </table:table-cell>
          <table:table-cell office:value-type="string">
            <text:p>ODONTOLOGIA <text:s text:c="38"/></text:p>
          </table:table-cell>
          <table:table-cell office:value-type="string">
            <text:p>Journal of Photochemistry and Photobiology. B,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97</text:p>
          </table:table-cell>
          <table:table-cell office:value-type="string">
            <text:p>ODONTOLOGIA <text:s text:c="38"/></text:p>
          </table:table-cell>
          <table:table-cell office:value-type="string">
            <text:p>Journal of Physics and Chemistry of Sol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4075</text:p>
          </table:table-cell>
          <table:table-cell office:value-type="string">
            <text:p>ODONTOLOGIA <text:s text:c="38"/></text:p>
          </table:table-cell>
          <table:table-cell office:value-type="string">
            <text:p>Journal of Physics. B, Atomic Molecular and Optical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751</text:p>
          </table:table-cell>
          <table:table-cell office:value-type="string">
            <text:p>ODONTOLOGIA <text:s text:c="38"/></text:p>
          </table:table-cell>
          <table:table-cell office:value-type="string">
            <text:p>Journal of Physiology (Londo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7548</text:p>
          </table:table-cell>
          <table:table-cell office:value-type="string">
            <text:p>ODONTOLOGIA <text:s text:c="38"/></text:p>
          </table:table-cell>
          <table:table-cell office:value-type="string">
            <text:p>Journal of Physiology and Bio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941X</text:p>
          </table:table-cell>
          <table:table-cell office:value-type="string">
            <text:p>ODONTOLOGIA <text:s text:c="38"/></text:p>
          </table:table-cell>
          <table:table-cell office:value-type="string">
            <text:p>Journal of Prosthodon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3842</text:p>
          </table:table-cell>
          <table:table-cell office:value-type="string">
            <text:p>ODONTOLOGIA <text:s text:c="38"/></text:p>
          </table:table-cell>
          <table:table-cell office:value-type="string">
            <text:p>Journal of Public Healt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006</text:p>
          </table:table-cell>
          <table:table-cell office:value-type="string">
            <text:p>ODONTOLOGIA <text:s text:c="38"/></text:p>
          </table:table-cell>
          <table:table-cell office:value-type="string">
            <text:p>Journal of Public Health Dent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073</text:p>
          </table:table-cell>
          <table:table-cell office:value-type="string">
            <text:p>ODONTOLOGIA <text:s text:c="38"/></text:p>
          </table:table-cell>
          <table:table-cell office:value-type="string">
            <text:p>Journal of Quantitative Spectroscopy &amp; Radiative Transf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8477</text:p>
          </table:table-cell>
          <table:table-cell office:value-type="string">
            <text:p>ODONTOLOGIA <text:s text:c="38"/></text:p>
          </table:table-cell>
          <table:table-cell office:value-type="string">
            <text:p>Journal of Structural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633X</text:p>
          </table:table-cell>
          <table:table-cell office:value-type="string">
            <text:p>ODONTOLOGIA <text:s text:c="38"/></text:p>
          </table:table-cell>
          <table:table-cell office:value-type="string">
            <text:p>Journal of Telemedicine and Teleca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901</text:p>
          </table:table-cell>
          <table:table-cell office:value-type="string">
            <text:p>ODONTOLOGIA <text:s text:c="38"/></text:p>
          </table:table-cell>
          <table:table-cell office:value-type="string">
            <text:p>Journal of Texture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0-9622</text:p>
          </table:table-cell>
          <table:table-cell office:value-type="string">
            <text:p>ODONTOLOGIA <text:s text:c="38"/></text:p>
          </table:table-cell>
          <table:table-cell office:value-type="string">
            <text:p>Journal of the American Academy of Derm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820</text:p>
          </table:table-cell>
          <table:table-cell office:value-type="string">
            <text:p>ODONTOLOGIA <text:s text:c="38"/></text:p>
          </table:table-cell>
          <table:table-cell office:value-type="string">
            <text:p>Journal of the American Ceramic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614</text:p>
          </table:table-cell>
          <table:table-cell office:value-type="string">
            <text:p>ODONTOLOGIA <text:s text:c="38"/></text:p>
          </table:table-cell>
          <table:table-cell office:value-type="string">
            <text:p>Journal of the American Geriatrics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ODONTOLOGIA <text:s text:c="38"/></text:p>
          </table:table-cell>
          <table:table-cell office:value-type="string">
            <text:p>Journal of the Brazilian Chemical Societ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878</text:p>
          </table:table-cell>
          <table:table-cell office:value-type="string">
            <text:p>ODONTOLOGIA <text:s text:c="38"/></text:p>
          </table:table-cell>
          <table:table-cell office:value-type="string">
            <text:p>Journal of the Brazilian Society of Mechanical Sciences and Engineering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8-2159</text:p>
          </table:table-cell>
          <table:table-cell office:value-type="string">
            <text:p>ODONTOLOGIA <text:s text:c="38"/></text:p>
          </table:table-cell>
          <table:table-cell office:value-type="string">
            <text:p>Journal of the Canadian Dental Association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4255</text:p>
          </table:table-cell>
          <table:table-cell office:value-type="string">
            <text:p>ODONTOLOGIA <text:s text:c="38"/></text:p>
          </table:table-cell>
          <table:table-cell office:value-type="string">
            <text:p>Journal of the Indian Academy of Dent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0-4388</text:p>
          </table:table-cell>
          <table:table-cell office:value-type="string">
            <text:p>ODONTOLOGIA <text:s text:c="38"/></text:p>
          </table:table-cell>
          <table:table-cell office:value-type="string">
            <text:p>Journal of the Indian Society of Pedodontics and Preventive Dent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2094</text:p>
          </table:table-cell>
          <table:table-cell office:value-type="string">
            <text:p>ODONTOLOGIA <text:s text:c="38"/></text:p>
          </table:table-cell>
          <table:table-cell office:value-type="string">
            <text:p>Journal of the International Academy of Periodon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3224</text:p>
          </table:table-cell>
          <table:table-cell office:value-type="string">
            <text:p>ODONTOLOGIA <text:s text:c="38"/></text:p>
          </table:table-cell>
          <table:table-cell office:value-type="string">
            <text:p>Journal of the Optical Society of America. B, Optical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8-4466</text:p>
          </table:table-cell>
          <table:table-cell office:value-type="string">
            <text:p>ODONTOLOGIA <text:s text:c="38"/></text:p>
          </table:table-cell>
          <table:table-cell office:value-type="string">
            <text:p>Journal of Thermal Analysis (Cessou em 1997. Cont. ISSN 1388-6150 Journal of Thermal Analysis and Calorimetry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65</text:p>
          </table:table-cell>
          <table:table-cell office:value-type="string">
            <text:p>ODONTOLOGIA <text:s text:c="38"/></text:p>
          </table:table-cell>
          <table:table-cell office:value-type="string">
            <text:p>Journal of Thermal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695X</text:p>
          </table:table-cell>
          <table:table-cell office:value-type="string">
            <text:p>ODONTOLOGIA <text:s text:c="38"/></text:p>
          </table:table-cell>
          <table:table-cell office:value-type="string">
            <text:p>Journal of Universal Computer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7564</text:p>
          </table:table-cell>
          <table:table-cell office:value-type="string">
            <text:p>ODONTOLOGIA <text:s text:c="38"/></text:p>
          </table:table-cell>
          <table:table-cell office:value-type="string">
            <text:p>Journal of Veterinary Dent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184X</text:p>
          </table:table-cell>
          <table:table-cell office:value-type="string">
            <text:p>ODONTOLOGIA <text:s text:c="38"/></text:p>
          </table:table-cell>
          <table:table-cell office:value-type="string">
            <text:p>Journal of Veterinary Medicine. Series 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1997</text:p>
          </table:table-cell>
          <table:table-cell office:value-type="string">
            <text:p>ODONTOLOGIA <text:s text:c="38"/></text:p>
          </table:table-cell>
          <table:table-cell office:value-type="string">
            <text:p>Journal of Voi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3-9826</text:p>
          </table:table-cell>
          <table:table-cell office:value-type="string">
            <text:p>ODONTOLOGIA <text:s text:c="38"/></text:p>
          </table:table-cell>
          <table:table-cell office:value-type="string">
            <text:p>Key Engineering Materi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5-7917</text:p>
          </table:table-cell>
          <table:table-cell office:value-type="string">
            <text:p>ODONTOLOGIA <text:s text:c="38"/></text:p>
          </table:table-cell>
          <table:table-cell office:value-type="string">
            <text:p>Kieferorthopädie (Berli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5-5610</text:p>
          </table:table-cell>
          <table:table-cell office:value-type="string">
            <text:p>ODONTOLOGIA <text:s text:c="38"/></text:p>
          </table:table-cell>
          <table:table-cell office:value-type="string">
            <text:p>Korean Journal of Orthodon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7355</text:p>
          </table:table-cell>
          <table:table-cell office:value-type="string">
            <text:p>ODONTOLOGIA <text:s text:c="38"/></text:p>
          </table:table-cell>
          <table:table-cell office:value-type="string">
            <text:p>Lab Anim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522</text:p>
          </table:table-cell>
          <table:table-cell office:value-type="string">
            <text:p>ODONTOLOGIA <text:s text:c="38"/></text:p>
          </table:table-cell>
          <table:table-cell office:value-type="string">
            <text:p>LAES/HA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660X</text:p>
          </table:table-cell>
          <table:table-cell office:value-type="string">
            <text:p>ODONTOLOGIA <text:s text:c="38"/></text:p>
          </table:table-cell>
          <table:table-cell office:value-type="string">
            <text:p>Laser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2011</text:p>
          </table:table-cell>
          <table:table-cell office:value-type="string">
            <text:p>ODONTOLOGIA <text:s text:c="38"/></text:p>
          </table:table-cell>
          <table:table-cell office:value-type="string">
            <text:p>Laser Physics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8921</text:p>
          </table:table-cell>
          <table:table-cell office:value-type="string">
            <text:p>ODONTOLOGIA <text:s text:c="38"/></text:p>
          </table:table-cell>
          <table:table-cell office:value-type="string">
            <text:p>Lasers in Medic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604X</text:p>
          </table:table-cell>
          <table:table-cell office:value-type="string">
            <text:p>ODONTOLOGIA <text:s text:c="38"/></text:p>
          </table:table-cell>
          <table:table-cell office:value-type="string">
            <text:p>Lasers in Medical Science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8092</text:p>
          </table:table-cell>
          <table:table-cell office:value-type="string">
            <text:p>ODONTOLOGIA <text:s text:c="38"/></text:p>
          </table:table-cell>
          <table:table-cell office:value-type="string">
            <text:p>Lasers in Surgery and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3465</text:p>
          </table:table-cell>
          <table:table-cell office:value-type="string">
            <text:p>ODONTOLOGIA <text:s text:c="38"/></text:p>
          </table:table-cell>
          <table:table-cell office:value-type="string">
            <text:p>Lecturas Educación Física y Deportes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518</text:p>
          </table:table-cell>
          <table:table-cell office:value-type="string">
            <text:p>ODONTOLOGIA <text:s text:c="38"/></text:p>
          </table:table-cell>
          <table:table-cell office:value-type="string">
            <text:p>Leprosy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8254</text:p>
          </table:table-cell>
          <table:table-cell office:value-type="string">
            <text:p>ODONTOLOGIA <text:s text:c="38"/></text:p>
          </table:table-cell>
          <table:table-cell office:value-type="string">
            <text:p>Letters in Applied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205</text:p>
          </table:table-cell>
          <table:table-cell office:value-type="string">
            <text:p>ODONTOLOGIA <text:s text:c="38"/></text:p>
          </table:table-cell>
          <table:table-cell office:value-type="string">
            <text:p>Life Sciences (1973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5002</text:p>
          </table:table-cell>
          <table:table-cell office:value-type="string">
            <text:p>ODONTOLOGIA <text:s text:c="38"/></text:p>
          </table:table-cell>
          <table:table-cell office:value-type="string">
            <text:p>Lung Canc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360</text:p>
          </table:table-cell>
          <table:table-cell office:value-type="string">
            <text:p>ODONTOLOGIA <text:s text:c="38"/></text:p>
          </table:table-cell>
          <table:table-cell office:value-type="string">
            <text:p>Macromolecular Sympos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6-689X</text:p>
          </table:table-cell>
          <table:table-cell office:value-type="string">
            <text:p>ODONTOLOGIA <text:s text:c="38"/></text:p>
          </table:table-cell>
          <table:table-cell office:value-type="string">
            <text:p>Manual 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2700</text:p>
          </table:table-cell>
          <table:table-cell office:value-type="string">
            <text:p>ODONTOLOGIA <text:s text:c="38"/></text:p>
          </table:table-cell>
          <table:table-cell office:value-type="string">
            <text:p>Maquinas e Met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076</text:p>
          </table:table-cell>
          <table:table-cell office:value-type="string">
            <text:p>ODONTOLOGIA <text:s text:c="38"/></text:p>
          </table:table-cell>
          <table:table-cell office:value-type="string">
            <text:p>Matéria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77X</text:p>
          </table:table-cell>
          <table:table-cell office:value-type="string">
            <text:p>ODONTOLOGIA <text:s text:c="38"/></text:p>
          </table:table-cell>
          <table:table-cell office:value-type="string">
            <text:p>Materials Letters (General ed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439</text:p>
          </table:table-cell>
          <table:table-cell office:value-type="string">
            <text:p>ODONTOLOGIA <text:s text:c="38"/></text:p>
          </table:table-cell>
          <table:table-cell office:value-type="string">
            <text:p>Materials Research (São Carlo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408</text:p>
          </table:table-cell>
          <table:table-cell office:value-type="string">
            <text:p>ODONTOLOGIA <text:s text:c="38"/></text:p>
          </table:table-cell>
          <table:table-cell office:value-type="string">
            <text:p>Materials Research Bullet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5093</text:p>
          </table:table-cell>
          <table:table-cell office:value-type="string">
            <text:p>ODONTOLOGIA <text:s text:c="38"/></text:p>
          </table:table-cell>
          <table:table-cell office:value-type="string">
            <text:p>Materials Science &amp; Engineering. A, Structural Materials: properties, microstructure and process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5107</text:p>
          </table:table-cell>
          <table:table-cell office:value-type="string">
            <text:p>ODONTOLOGIA <text:s text:c="38"/></text:p>
          </table:table-cell>
          <table:table-cell office:value-type="string">
            <text:p>Materials Science &amp; Engineering. B, Solid-State Materials for Advance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931</text:p>
          </table:table-cell>
          <table:table-cell office:value-type="string">
            <text:p>ODONTOLOGIA <text:s text:c="38"/></text:p>
          </table:table-cell>
          <table:table-cell office:value-type="string">
            <text:p>Materials Science &amp; Engineering. C, Biomimetic Materials, Sensors and Syste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5476</text:p>
          </table:table-cell>
          <table:table-cell office:value-type="string">
            <text:p>ODONTOLOGIA <text:s text:c="38"/></text:p>
          </table:table-cell>
          <table:table-cell office:value-type="string">
            <text:p>Materials Science Foru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5-053X</text:p>
          </table:table-cell>
          <table:table-cell office:value-type="string">
            <text:p>ODONTOLOGIA <text:s text:c="38"/></text:p>
          </table:table-cell>
          <table:table-cell office:value-type="string">
            <text:p>Matrix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9-077X</text:p>
          </table:table-cell>
          <table:table-cell office:value-type="string">
            <text:p>ODONTOLOGIA <text:s text:c="38"/></text:p>
          </table:table-cell>
          <table:table-cell office:value-type="string">
            <text:p>Médecine et Maladies Infectieus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2709</text:p>
          </table:table-cell>
          <table:table-cell office:value-type="string">
            <text:p>ODONTOLOGIA <text:s text:c="38"/></text:p>
          </table:table-cell>
          <table:table-cell office:value-type="string">
            <text:p>Medical Mycology (Oxford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3786</text:p>
          </table:table-cell>
          <table:table-cell office:value-type="string">
            <text:p>ODONTOLOGIA <text:s text:c="38"/></text:p>
          </table:table-cell>
          <table:table-cell office:value-type="string">
            <text:p>Medical Mycology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2834</text:p>
          </table:table-cell>
          <table:table-cell office:value-type="string">
            <text:p>ODONTOLOGIA <text:s text:c="38"/></text:p>
          </table:table-cell>
          <table:table-cell office:value-type="string">
            <text:p>Medicina Oral (Cessou em 2004. Cont. ISSN 1698-4447 Medicina Oral, Patología Oral y Cirugía Bucal (Ed. impresa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4447</text:p>
          </table:table-cell>
          <table:table-cell office:value-type="string">
            <text:p>ODONTOLOGIA <text:s text:c="38"/></text:p>
          </table:table-cell>
          <table:table-cell office:value-type="string">
            <text:p>Medicina Oral, Patología Oral y Cirugía Bucal (Ed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6946</text:p>
          </table:table-cell>
          <table:table-cell office:value-type="string">
            <text:p>ODONTOLOGIA <text:s text:c="38"/></text:p>
          </table:table-cell>
          <table:table-cell office:value-type="string">
            <text:p>Medicina Oral, Patología Oral y Cirugía Bucal (Interne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430</text:p>
          </table:table-cell>
          <table:table-cell office:value-type="string">
            <text:p>ODONTOLOGIA <text:s text:c="38"/></text:p>
          </table:table-cell>
          <table:table-cell office:value-type="string">
            <text:p>MEDVEP. Revista Científica de Medicina Veterinária. Pequenos Animais e Animais de Estim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ODONTOLOGIA <text:s text:c="38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0355</text:p>
          </table:table-cell>
          <table:table-cell office:value-type="string">
            <text:p>ODONTOLOGIA <text:s text:c="38"/></text:p>
          </table:table-cell>
          <table:table-cell office:value-type="string">
            <text:p>Methods and Findings in Experimental and Clinical 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1270</text:p>
          </table:table-cell>
          <table:table-cell office:value-type="string">
            <text:p>ODONTOLOGIA <text:s text:c="38"/></text:p>
          </table:table-cell>
          <table:table-cell office:value-type="string">
            <text:p>Methods of Information in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4579</text:p>
          </table:table-cell>
          <table:table-cell office:value-type="string">
            <text:p>ODONTOLOGIA <text:s text:c="38"/></text:p>
          </table:table-cell>
          <table:table-cell office:value-type="string">
            <text:p>Microbes and Infe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5013</text:p>
          </table:table-cell>
          <table:table-cell office:value-type="string">
            <text:p>ODONTOLOGIA <text:s text:c="38"/></text:p>
          </table:table-cell>
          <table:table-cell office:value-type="string">
            <text:p>Microbiological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5-5600</text:p>
          </table:table-cell>
          <table:table-cell office:value-type="string">
            <text:p>ODONTOLOGIA <text:s text:c="38"/></text:p>
          </table:table-cell>
          <table:table-cell office:value-type="string">
            <text:p>Microbiology and Immu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4328</text:p>
          </table:table-cell>
          <table:table-cell office:value-type="string">
            <text:p>ODONTOLOGIA <text:s text:c="38"/></text:p>
          </table:table-cell>
          <table:table-cell office:value-type="string">
            <text:p>Micron (Oxford. 199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910X</text:p>
          </table:table-cell>
          <table:table-cell office:value-type="string">
            <text:p>ODONTOLOGIA <text:s text:c="38"/></text:p>
          </table:table-cell>
          <table:table-cell office:value-type="string">
            <text:p>Microscopy Research and Techniqu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8-1085</text:p>
          </table:table-cell>
          <table:table-cell office:value-type="string">
            <text:p>ODONTOLOGIA <text:s text:c="38"/></text:p>
          </table:table-cell>
          <table:table-cell office:value-type="string">
            <text:p>Micro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4970</text:p>
          </table:table-cell>
          <table:table-cell office:value-type="string">
            <text:p>ODONTOLOGIA <text:s text:c="38"/></text:p>
          </table:table-cell>
          <table:table-cell office:value-type="string">
            <text:p>Minerva Stomatologica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177</text:p>
          </table:table-cell>
          <table:table-cell office:value-type="string">
            <text:p>ODONTOLOGIA <text:s text:c="38"/></text:p>
          </table:table-cell>
          <table:table-cell office:value-type="string">
            <text:p>Molecular and Cellular Bio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7786</text:p>
          </table:table-cell>
          <table:table-cell office:value-type="string">
            <text:p>ODONTOLOGIA <text:s text:c="38"/></text:p>
          </table:table-cell>
          <table:table-cell office:value-type="string">
            <text:p>Molecular Cancer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0016</text:p>
          </table:table-cell>
          <table:table-cell office:value-type="string">
            <text:p>ODONTOLOGIA <text:s text:c="38"/></text:p>
          </table:table-cell>
          <table:table-cell office:value-type="string">
            <text:p>Molecular Thera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18</text:p>
          </table:table-cell>
          <table:table-cell office:value-type="string">
            <text:p>ODONTOLOGIA <text:s text:c="38"/></text:p>
          </table:table-cell>
          <table:table-cell office:value-type="string">
            <text:p>Mutation Research. Genetic Toxicology and Environmental Mutagene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86X</text:p>
          </table:table-cell>
          <table:table-cell office:value-type="string">
            <text:p>ODONTOLOGIA <text:s text:c="38"/></text:p>
          </table:table-cell>
          <table:table-cell office:value-type="string">
            <text:p>Mycopathologia (1975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7407</text:p>
          </table:table-cell>
          <table:table-cell office:value-type="string">
            <text:p>ODONTOLOGIA <text:s text:c="38"/></text:p>
          </table:table-cell>
          <table:table-cell office:value-type="string">
            <text:p>Mycoses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5-7289</text:p>
          </table:table-cell>
          <table:table-cell office:value-type="string">
            <text:p>ODONTOLOGIA <text:s text:c="38"/></text:p>
          </table:table-cell>
          <table:table-cell office:value-type="string">
            <text:p>Nankyoku Shiryo / Antarctic Recor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0740</text:p>
          </table:table-cell>
          <table:table-cell office:value-type="string">
            <text:p>ODONTOLOGIA <text:s text:c="38"/></text:p>
          </table:table-cell>
          <table:table-cell office:value-type="string">
            <text:p>Nature and Science (East Lansing, Mich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1733</text:p>
          </table:table-cell>
          <table:table-cell office:value-type="string">
            <text:p>ODONTOLOGIA <text:s text:c="38"/></text:p>
          </table:table-cell>
          <table:table-cell office:value-type="string">
            <text:p>Nature Reviews. Immu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0509</text:p>
          </table:table-cell>
          <table:table-cell office:value-type="string">
            <text:p>ODONTOLOGIA <text:s text:c="38"/></text:p>
          </table:table-cell>
          <table:table-cell office:value-type="string">
            <text:p>Nephrology Dialysis Transplan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00</text:p>
          </table:table-cell>
          <table:table-cell office:value-type="string">
            <text:p>ODONTOLOGIA <text:s text:c="38"/></text:p>
          </table:table-cell>
          <table:table-cell office:value-type="string">
            <text:p>Neurobiologia (Recif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2990</text:p>
          </table:table-cell>
          <table:table-cell office:value-type="string">
            <text:p>ODONTOLOGIA <text:s text:c="38"/></text:p>
          </table:table-cell>
          <table:table-cell office:value-type="string">
            <text:p>Neuropathology &amp; Applied Neurobi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908</text:p>
          </table:table-cell>
          <table:table-cell office:value-type="string">
            <text:p>ODONTOLOGIA <text:s text:c="38"/></text:p>
          </table:table-cell>
          <table:table-cell office:value-type="string">
            <text:p>Neur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22</text:p>
          </table:table-cell>
          <table:table-cell office:value-type="string">
            <text:p>ODONTOLOGIA <text:s text:c="38"/></text:p>
          </table:table-cell>
          <table:table-cell office:value-type="string">
            <text:p>Neuro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40</text:p>
          </table:table-cell>
          <table:table-cell office:value-type="string">
            <text:p>ODONTOLOGIA <text:s text:c="38"/></text:p>
          </table:table-cell>
          <table:table-cell office:value-type="string">
            <text:p>Neuroscience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7571</text:p>
          </table:table-cell>
          <table:table-cell office:value-type="string">
            <text:p>ODONTOLOGIA <text:s text:c="38"/></text:p>
          </table:table-cell>
          <table:table-cell office:value-type="string">
            <text:p>New York State Dental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8603</text:p>
          </table:table-cell>
          <table:table-cell office:value-type="string">
            <text:p>ODONTOLOGIA <text:s text:c="38"/></text:p>
          </table:table-cell>
          <table:table-cell office:value-type="string">
            <text:p>Nitric Oxid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7770</text:p>
          </table:table-cell>
          <table:table-cell office:value-type="string">
            <text:p>ODONTOLOGIA <text:s text:c="38"/></text:p>
          </table:table-cell>
          <table:table-cell office:value-type="string">
            <text:p>Nucleosides, Nucleotides &amp; Nucleic Aci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9007</text:p>
          </table:table-cell>
          <table:table-cell office:value-type="string">
            <text:p>ODONTOLOGIA <text:s text:c="38"/></text:p>
          </table:table-cell>
          <table:table-cell office:value-type="string">
            <text:p>Nutrition (Burbank, Los Angeles County, Calif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5317</text:p>
          </table:table-cell>
          <table:table-cell office:value-type="string">
            <text:p>ODONTOLOGIA <text:s text:c="38"/></text:p>
          </table:table-cell>
          <table:table-cell office:value-type="string">
            <text:p>Nutrition Research (New York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7480</text:p>
          </table:table-cell>
          <table:table-cell office:value-type="string">
            <text:p>ODONTOLOGIA <text:s text:c="38"/></text:p>
          </table:table-cell>
          <table:table-cell office:value-type="string">
            <text:p>Occupational Medicine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004</text:p>
          </table:table-cell>
          <table:table-cell office:value-type="string">
            <text:p>ODONTOLOGIA <text:s text:c="38"/></text:p>
          </table:table-cell>
          <table:table-cell office:value-type="string">
            <text:p>Odonto (UME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9-7524</text:p>
          </table:table-cell>
          <table:table-cell office:value-type="string">
            <text:p>ODONTOLOGIA <text:s text:c="38"/></text:p>
          </table:table-cell>
          <table:table-cell office:value-type="string">
            <text:p>Odontología Actu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6X</text:p>
          </table:table-cell>
          <table:table-cell office:value-type="string">
            <text:p>ODONTOLOGIA <text:s text:c="38"/></text:p>
          </table:table-cell>
          <table:table-cell office:value-type="string">
            <text:p>Odontologia Clinica (Araraqua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888</text:p>
          </table:table-cell>
          <table:table-cell office:value-type="string">
            <text:p>ODONTOLOGIA <text:s text:c="38"/></text:p>
          </table:table-cell>
          <table:table-cell office:value-type="string">
            <text:p>Odontologia Clínico-Científ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666</text:p>
          </table:table-cell>
          <table:table-cell office:value-type="string">
            <text:p>ODONTOLOGIA <text:s text:c="38"/></text:p>
          </table:table-cell>
          <table:table-cell office:value-type="string">
            <text:p>Odontologia Clínico-Científic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480</text:p>
          </table:table-cell>
          <table:table-cell office:value-type="string">
            <text:p>ODONTOLOGIA <text:s text:c="38"/></text:p>
          </table:table-cell>
          <table:table-cell office:value-type="string">
            <text:p>Odontologia e Socieda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4-487X</text:p>
          </table:table-cell>
          <table:table-cell office:value-type="string">
            <text:p>ODONTOLOGIA <text:s text:c="38"/></text:p>
          </table:table-cell>
          <table:table-cell office:value-type="string">
            <text:p>Odontología Pediátrica (Li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870</text:p>
          </table:table-cell>
          <table:table-cell office:value-type="string">
            <text:p>ODONTOLOGIA <text:s text:c="38"/></text:p>
          </table:table-cell>
          <table:table-cell office:value-type="string">
            <text:p>Odontologia-USF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345</text:p>
          </table:table-cell>
          <table:table-cell office:value-type="string">
            <text:p>ODONTOLOGIA <text:s text:c="38"/></text:p>
          </table:table-cell>
          <table:table-cell office:value-type="string">
            <text:p>Olho Mágico (U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763</text:p>
          </table:table-cell>
          <table:table-cell office:value-type="string">
            <text:p>ODONTOLOGIA <text:s text:c="38"/></text:p>
          </table:table-cell>
          <table:table-cell office:value-type="string">
            <text:p>Omnia Saúde (FA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335X</text:p>
          </table:table-cell>
          <table:table-cell office:value-type="string">
            <text:p>ODONTOLOGIA <text:s text:c="38"/></text:p>
          </table:table-cell>
          <table:table-cell office:value-type="string">
            <text:p>Oncology Repor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2106</text:p>
          </table:table-cell>
          <table:table-cell office:value-type="string">
            <text:p>ODONTOLOGIA <text:s text:c="38"/></text:p>
          </table:table-cell>
          <table:table-cell office:value-type="string">
            <text:p>Open Dentistry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7734</text:p>
          </table:table-cell>
          <table:table-cell office:value-type="string">
            <text:p>ODONTOLOGIA <text:s text:c="38"/></text:p>
          </table:table-cell>
          <table:table-cell office:value-type="string">
            <text:p>Operative Dent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3467</text:p>
          </table:table-cell>
          <table:table-cell office:value-type="string">
            <text:p>ODONTOLOGIA <text:s text:c="38"/></text:p>
          </table:table-cell>
          <table:table-cell office:value-type="string">
            <text:p>Optical Materials (Amsterda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8166</text:p>
          </table:table-cell>
          <table:table-cell office:value-type="string">
            <text:p>ODONTOLOGIA <text:s text:c="38"/></text:p>
          </table:table-cell>
          <table:table-cell office:value-type="string">
            <text:p>Optics and Lasers in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6938</text:p>
          </table:table-cell>
          <table:table-cell office:value-type="string">
            <text:p>ODONTOLOGIA <text:s text:c="38"/></text:p>
          </table:table-cell>
          <table:table-cell office:value-type="string">
            <text:p>Optics and Photonics New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4018</text:p>
          </table:table-cell>
          <table:table-cell office:value-type="string">
            <text:p>ODONTOLOGIA <text:s text:c="38"/></text:p>
          </table:table-cell>
          <table:table-cell office:value-type="string">
            <text:p>Optics Commun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4087</text:p>
          </table:table-cell>
          <table:table-cell office:value-type="string">
            <text:p>ODONTOLOGIA <text:s text:c="38"/></text:p>
          </table:table-cell>
          <table:table-cell office:value-type="string">
            <text:p>Optics Expres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9592</text:p>
          </table:table-cell>
          <table:table-cell office:value-type="string">
            <text:p>ODONTOLOGIA <text:s text:c="38"/></text:p>
          </table:table-cell>
          <table:table-cell office:value-type="string">
            <text:p>Optics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017</text:p>
          </table:table-cell>
          <table:table-cell office:value-type="string">
            <text:p>ODONTOLOGIA <text:s text:c="38"/></text:p>
          </table:table-cell>
          <table:table-cell office:value-type="string">
            <text:p>Opus (Belo Horizonte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5-1550</text:p>
          </table:table-cell>
          <table:table-cell office:value-type="string">
            <text:p>ODONTOLOGIA <text:s text:c="38"/></text:p>
          </table:table-cell>
          <table:table-cell office:value-type="string">
            <text:p>Oral and Maxillofacial Surge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523X</text:p>
          </table:table-cell>
          <table:table-cell office:value-type="string">
            <text:p>ODONTOLOGIA <text:s text:c="38"/></text:p>
          </table:table-cell>
          <table:table-cell office:value-type="string">
            <text:p>Oral Diseas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2-1622</text:p>
          </table:table-cell>
          <table:table-cell office:value-type="string">
            <text:p>ODONTOLOGIA <text:s text:c="38"/></text:p>
          </table:table-cell>
          <table:table-cell office:value-type="string">
            <text:p>Oral Health &amp; Preventive Dent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2-0055</text:p>
          </table:table-cell>
          <table:table-cell office:value-type="string">
            <text:p>ODONTOLOGIA <text:s text:c="38"/></text:p>
          </table:table-cell>
          <table:table-cell office:value-type="string">
            <text:p>Oral Microbiology and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8375</text:p>
          </table:table-cell>
          <table:table-cell office:value-type="string">
            <text:p>ODONTOLOGIA <text:s text:c="38"/></text:p>
          </table:table-cell>
          <table:table-cell office:value-type="string">
            <text:p>Oral Oncology (1997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9409</text:p>
          </table:table-cell>
          <table:table-cell office:value-type="string">
            <text:p>ODONTOLOGIA <text:s text:c="38"/></text:p>
          </table:table-cell>
          <table:table-cell office:value-type="string">
            <text:p>Oral Oncology Ext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821</text:p>
          </table:table-cell>
          <table:table-cell office:value-type="string">
            <text:p>ODONTOLOGIA <text:s text:c="38"/></text:p>
          </table:table-cell>
          <table:table-cell office:value-type="string">
            <text:p>Oral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2471</text:p>
          </table:table-cell>
          <table:table-cell office:value-type="string">
            <text:p>ODONTOLOGIA <text:s text:c="38"/></text:p>
          </table:table-cell>
          <table:table-cell office:value-type="string">
            <text:p>Oral Surge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2104</text:p>
          </table:table-cell>
          <table:table-cell office:value-type="string">
            <text:p>ODONTOLOGIA <text:s text:c="38"/></text:p>
          </table:table-cell>
          <table:table-cell office:value-type="string">
            <text:p>Oral Surgery, Oral Medicine, Oral Pathology, Oral Radiology and Endodon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395X</text:p>
          </table:table-cell>
          <table:table-cell office:value-type="string">
            <text:p>ODONTOLOGIA <text:s text:c="38"/></text:p>
          </table:table-cell>
          <table:table-cell office:value-type="string">
            <text:p>Oral Surgery, Oral Medicine, Oral Pathology, Oral Radiology and Endodontic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1569</text:p>
          </table:table-cell>
          <table:table-cell office:value-type="string">
            <text:p>ODONTOLOGIA <text:s text:c="38"/></text:p>
          </table:table-cell>
          <table:table-cell office:value-type="string">
            <text:p>ORL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799</text:p>
          </table:table-cell>
          <table:table-cell office:value-type="string">
            <text:p>ODONTOLOGIA <text:s text:c="38"/></text:p>
          </table:table-cell>
          <table:table-cell office:value-type="string">
            <text:p>Ortho Science: Orthodontic Science and Practi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1-6335</text:p>
          </table:table-cell>
          <table:table-cell office:value-type="string">
            <text:p>ODONTOLOGIA <text:s text:c="38"/></text:p>
          </table:table-cell>
          <table:table-cell office:value-type="string">
            <text:p>Orthodontics &amp; Craniofacial Research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3260</text:p>
          </table:table-cell>
          <table:table-cell office:value-type="string">
            <text:p>ODONTOLOGIA <text:s text:c="38"/></text:p>
          </table:table-cell>
          <table:table-cell office:value-type="string">
            <text:p>Orthodontics (Cessou em 2004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5936</text:p>
          </table:table-cell>
          <table:table-cell office:value-type="string">
            <text:p>ODONTOLOGIA <text:s text:c="38"/></text:p>
          </table:table-cell>
          <table:table-cell office:value-type="string">
            <text:p>Ortodonc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5944</text:p>
          </table:table-cell>
          <table:table-cell office:value-type="string">
            <text:p>ODONTOLOGIA <text:s text:c="38"/></text:p>
          </table:table-cell>
          <table:table-cell office:value-type="string">
            <text:p>Ortodontia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674</text:p>
          </table:table-cell>
          <table:table-cell office:value-type="string">
            <text:p>ODONTOLOGIA <text:s text:c="38"/></text:p>
          </table:table-cell>
          <table:table-cell office:value-type="string">
            <text:p>Ortodontia Gaúch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941X</text:p>
          </table:table-cell>
          <table:table-cell office:value-type="string">
            <text:p>ODONTOLOGIA <text:s text:c="38"/></text:p>
          </table:table-cell>
          <table:table-cell office:value-type="string">
            <text:p>Osteoporosis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4-5998</text:p>
          </table:table-cell>
          <table:table-cell office:value-type="string">
            <text:p>ODONTOLOGIA <text:s text:c="38"/></text:p>
          </table:table-cell>
          <table:table-cell office:value-type="string">
            <text:p>Otolaryngology and Head and Neck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5022</text:p>
          </table:table-cell>
          <table:table-cell office:value-type="string">
            <text:p>ODONTOLOGIA <text:s text:c="38"/></text:p>
          </table:table-cell>
          <table:table-cell office:value-type="string">
            <text:p>Paediatric and Perinatal Epidem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59</text:p>
          </table:table-cell>
          <table:table-cell office:value-type="string">
            <text:p>ODONTOLOGIA <text:s text:c="38"/></text:p>
          </table:table-cell>
          <table:table-cell office:value-type="string">
            <text:p>Pain (Amsterda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8880</text:p>
          </table:table-cell>
          <table:table-cell office:value-type="string">
            <text:p>ODONTOLOGIA <text:s text:c="38"/></text:p>
          </table:table-cell>
          <table:table-cell office:value-type="string">
            <text:p>Pakistan Journal of Biological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2983</text:p>
          </table:table-cell>
          <table:table-cell office:value-type="string">
            <text:p>ODONTOLOGIA <text:s text:c="38"/></text:p>
          </table:table-cell>
          <table:table-cell office:value-type="string">
            <text:p>Pathologica (Milano. 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025</text:p>
          </table:table-cell>
          <table:table-cell office:value-type="string">
            <text:p>ODONTOLOGIA <text:s text:c="38"/></text:p>
          </table:table-cell>
          <table:table-cell office:value-type="string">
            <text:p>Pathology (Sydne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9-4956</text:p>
          </table:table-cell>
          <table:table-cell office:value-type="string">
            <text:p>ODONTOLOGIA <text:s text:c="38"/></text:p>
          </table:table-cell>
          <table:table-cell office:value-type="string">
            <text:p>Pathology Oncology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0338</text:p>
          </table:table-cell>
          <table:table-cell office:value-type="string">
            <text:p>ODONTOLOGIA <text:s text:c="38"/></text:p>
          </table:table-cell>
          <table:table-cell office:value-type="string">
            <text:p>Pathology, Research and Practi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864</text:p>
          </table:table-cell>
          <table:table-cell office:value-type="string">
            <text:p>ODONTOLOGIA <text:s text:c="38"/></text:p>
          </table:table-cell>
          <table:table-cell office:value-type="string">
            <text:p>PCL. Revista Brasileira de Prótese Clínica &amp; Laborator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78X</text:p>
          </table:table-cell>
          <table:table-cell office:value-type="string">
            <text:p>ODONTOLOGIA <text:s text:c="38"/></text:p>
          </table:table-cell>
          <table:table-cell office:value-type="string">
            <text:p>PCL. Revista Íbero-Americana de Prótese Clínica &amp; Laborator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858</text:p>
          </table:table-cell>
          <table:table-cell office:value-type="string">
            <text:p>ODONTOLOGIA <text:s text:c="38"/></text:p>
          </table:table-cell>
          <table:table-cell office:value-type="string">
            <text:p>Pediatr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920</text:p>
          </table:table-cell>
          <table:table-cell office:value-type="string">
            <text:p>ODONTOLOGIA <text:s text:c="38"/></text:p>
          </table:table-cell>
          <table:table-cell office:value-type="string">
            <text:p>Pediatria Moder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5266</text:p>
          </table:table-cell>
          <table:table-cell office:value-type="string">
            <text:p>ODONTOLOGIA <text:s text:c="38"/></text:p>
          </table:table-cell>
          <table:table-cell office:value-type="string">
            <text:p>Pediatric and Developmental 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1263</text:p>
          </table:table-cell>
          <table:table-cell office:value-type="string">
            <text:p>ODONTOLOGIA <text:s text:c="38"/></text:p>
          </table:table-cell>
          <table:table-cell office:value-type="string">
            <text:p>Pediatric Dent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8046</text:p>
          </table:table-cell>
          <table:table-cell office:value-type="string">
            <text:p>ODONTOLOGIA <text:s text:c="38"/></text:p>
          </table:table-cell>
          <table:table-cell office:value-type="string">
            <text:p>Pediatric Derm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449</text:p>
          </table:table-cell>
          <table:table-cell office:value-type="string">
            <text:p>ODONTOLOGIA <text:s text:c="38"/></text:p>
          </table:table-cell>
          <table:table-cell office:value-type="string">
            <text:p>Pediatric Ra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3279</text:p>
          </table:table-cell>
          <table:table-cell office:value-type="string">
            <text:p>ODONTOLOGIA <text:s text:c="38"/></text:p>
          </table:table-cell>
          <table:table-cell office:value-type="string">
            <text:p>Perio (New Malde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393</text:p>
          </table:table-cell>
          <table:table-cell office:value-type="string">
            <text:p>ODONTOLOGIA <text:s text:c="38"/></text:p>
          </table:table-cell>
          <table:table-cell office:value-type="string">
            <text:p>Periodontia (Fortalez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6-6713</text:p>
          </table:table-cell>
          <table:table-cell office:value-type="string">
            <text:p>ODONTOLOGIA <text:s text:c="38"/></text:p>
          </table:table-cell>
          <table:table-cell office:value-type="string">
            <text:p>Periodontology 2000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922</text:p>
          </table:table-cell>
          <table:table-cell office:value-type="string">
            <text:p>ODONTOLOGIA <text:s text:c="38"/></text:p>
          </table:table-cell>
          <table:table-cell office:value-type="string">
            <text:p>Perionews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501</text:p>
          </table:table-cell>
          <table:table-cell office:value-type="string">
            <text:p>ODONTOLOGIA <text:s text:c="38"/></text:p>
          </table:table-cell>
          <table:table-cell office:value-type="string">
            <text:p>Pesquisa Brasileira em Odontopediatria e Clínica Integrad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963</text:p>
          </table:table-cell>
          <table:table-cell office:value-type="string">
            <text:p>ODONTOLOGIA <text:s text:c="38"/></text:p>
          </table:table-cell>
          <table:table-cell office:value-type="string">
            <text:p>Pesquisa Médica (UF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491</text:p>
          </table:table-cell>
          <table:table-cell office:value-type="string">
            <text:p>ODONTOLOGIA <text:s text:c="38"/></text:p>
          </table:table-cell>
          <table:table-cell office:value-type="string">
            <text:p>Pesquisa Odontológica Brasileira (Impresso) (Cessou em 2003. Cont. ISSN 1806-8324 Brazilian Oral Research (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36X</text:p>
          </table:table-cell>
          <table:table-cell office:value-type="string">
            <text:p>ODONTOLOGIA <text:s text:c="38"/></text:p>
          </table:table-cell>
          <table:table-cell office:value-type="string">
            <text:p>Pesquisa Veterinária Brasileir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6768</text:p>
          </table:table-cell>
          <table:table-cell office:value-type="string">
            <text:p>ODONTOLOGIA <text:s text:c="38"/></text:p>
          </table:table-cell>
          <table:table-cell office:value-type="string">
            <text:p>Pfluegers Archiv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0209</text:p>
          </table:table-cell>
          <table:table-cell office:value-type="string">
            <text:p>ODONTOLOGIA <text:s text:c="38"/></text:p>
          </table:table-cell>
          <table:table-cell office:value-type="string">
            <text:p>Pharmaceutical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1296</text:p>
          </table:table-cell>
          <table:table-cell office:value-type="string">
            <text:p>ODONTOLOGIA <text:s text:c="38"/></text:p>
          </table:table-cell>
          <table:table-cell office:value-type="string">
            <text:p>Pharmacognosy Magaz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4-1140</text:p>
          </table:table-cell>
          <table:table-cell office:value-type="string">
            <text:p>ODONTOLOGIA <text:s text:c="38"/></text:p>
          </table:table-cell>
          <table:table-cell office:value-type="string">
            <text:p>Pharmacological Repor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3057</text:p>
          </table:table-cell>
          <table:table-cell office:value-type="string">
            <text:p>ODONTOLOGIA <text:s text:c="38"/></text:p>
          </table:table-cell>
          <table:table-cell office:value-type="string">
            <text:p>Pharmacology, Biochemistry and Behavio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7-8620</text:p>
          </table:table-cell>
          <table:table-cell office:value-type="string">
            <text:p>ODONTOLOGIA <text:s text:c="38"/></text:p>
          </table:table-cell>
          <table:table-cell office:value-type="string">
            <text:p>Pharmacologyonline (Salern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6435</text:p>
          </table:table-cell>
          <table:table-cell office:value-type="string">
            <text:p>ODONTOLOGIA <text:s text:c="38"/></text:p>
          </table:table-cell>
          <table:table-cell office:value-type="string">
            <text:p>Philosophical Magazine (2003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5418</text:p>
          </table:table-cell>
          <table:table-cell office:value-type="string">
            <text:p>ODONTOLOGIA <text:s text:c="38"/></text:p>
          </table:table-cell>
          <table:table-cell office:value-type="string">
            <text:p>Photomedicine and Laser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965</text:p>
          </table:table-cell>
          <table:table-cell office:value-type="string">
            <text:p>ODONTOLOGIA <text:s text:c="38"/></text:p>
          </table:table-cell>
          <table:table-cell office:value-type="string">
            <text:p>Physica Status Solidi. A, Applied Research (Cessou em 2004. Cont. ISSN 1862-6300 Physica Status Solidi. A, Applications and Materials Science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155</text:p>
          </table:table-cell>
          <table:table-cell office:value-type="string">
            <text:p>ODONTOLOGIA <text:s text:c="38"/></text:p>
          </table:table-cell>
          <table:table-cell office:value-type="string">
            <text:p>Physics in Medicine and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664X</text:p>
          </table:table-cell>
          <table:table-cell office:value-type="string">
            <text:p>ODONTOLOGIA <text:s text:c="38"/></text:p>
          </table:table-cell>
          <table:table-cell office:value-type="string">
            <text:p>Physics of Plasma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31</text:p>
          </table:table-cell>
          <table:table-cell office:value-type="string">
            <text:p>ODONTOLOGIA <text:s text:c="38"/></text:p>
          </table:table-cell>
          <table:table-cell office:value-type="string">
            <text:p>Physis (UERJ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422</text:p>
          </table:table-cell>
          <table:table-cell office:value-type="string">
            <text:p>ODONTOLOGIA <text:s text:c="38"/></text:p>
          </table:table-cell>
          <table:table-cell office:value-type="string">
            <text:p>Phyto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7113</text:p>
          </table:table-cell>
          <table:table-cell office:value-type="string">
            <text:p>ODONTOLOGIA <text:s text:c="38"/></text:p>
          </table:table-cell>
          <table:table-cell office:value-type="string">
            <text:p>Phytomedicine (Stuttgar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0137</text:p>
          </table:table-cell>
          <table:table-cell office:value-type="string">
            <text:p>ODONTOLOGIA <text:s text:c="38"/></text:p>
          </table:table-cell>
          <table:table-cell office:value-type="string">
            <text:p>Pilares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2-5387</text:p>
          </table:table-cell>
          <table:table-cell office:value-type="string">
            <text:p>ODONTOLOGIA <text:s text:c="38"/></text:p>
          </table:table-cell>
          <table:table-cell office:value-type="string">
            <text:p>Plant Pathology Journal (Faisalabad. 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943</text:p>
          </table:table-cell>
          <table:table-cell office:value-type="string">
            <text:p>ODONTOLOGIA <text:s text:c="38"/></text:p>
          </table:table-cell>
          <table:table-cell office:value-type="string">
            <text:p>Planta Med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28</text:p>
          </table:table-cell>
          <table:table-cell office:value-type="string">
            <text:p>ODONTOLOGIA <text:s text:c="38"/></text:p>
          </table:table-cell>
          <table:table-cell office:value-type="string">
            <text:p>Plástico Industr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6203</text:p>
          </table:table-cell>
          <table:table-cell office:value-type="string">
            <text:p>ODONTOLOGIA <text:s text:c="38"/></text:p>
          </table:table-cell>
          <table:table-cell office:value-type="string">
            <text:p>Plos O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28</text:p>
          </table:table-cell>
          <table:table-cell office:value-type="string">
            <text:p>ODONTOLOGIA <text:s text:c="38"/></text:p>
          </table:table-cell>
          <table:table-cell office:value-type="string">
            <text:p>Polímeros (São Carlo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140</text:p>
          </table:table-cell>
          <table:table-cell office:value-type="string">
            <text:p>ODONTOLOGIA <text:s text:c="38"/></text:p>
          </table:table-cell>
          <table:table-cell office:value-type="string">
            <text:p>Política &amp; Socie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9418</text:p>
          </table:table-cell>
          <table:table-cell office:value-type="string">
            <text:p>ODONTOLOGIA <text:s text:c="38"/></text:p>
          </table:table-cell>
          <table:table-cell office:value-type="string">
            <text:p>Polymer Tes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1515</text:p>
          </table:table-cell>
          <table:table-cell office:value-type="string">
            <text:p>ODONTOLOGIA <text:s text:c="38"/></text:p>
          </table:table-cell>
          <table:table-cell office:value-type="string">
            <text:p>Portuguese Studies Review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501</text:p>
          </table:table-cell>
          <table:table-cell office:value-type="string">
            <text:p>ODONTOLOGIA <text:s text:c="38"/></text:p>
          </table:table-cell>
          <table:table-cell office:value-type="string">
            <text:p>Pós-Graduação em Revista (FOSJC/UNE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4-6846</text:p>
          </table:table-cell>
          <table:table-cell office:value-type="string">
            <text:p>ODONTOLOGIA <text:s text:c="38"/></text:p>
          </table:table-cell>
          <table:table-cell office:value-type="string">
            <text:p>Practical Procedures &amp; Aesthetic Dent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47</text:p>
          </table:table-cell>
          <table:table-cell office:value-type="string">
            <text:p>ODONTOLOGIA <text:s text:c="38"/></text:p>
          </table:table-cell>
          <table:table-cell office:value-type="string">
            <text:p>Prática Hospitala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87</text:p>
          </table:table-cell>
          <table:table-cell office:value-type="string">
            <text:p>ODONTOLOGIA <text:s text:c="38"/></text:p>
          </table:table-cell>
          <table:table-cell office:value-type="string">
            <text:p>Pró-Fon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003</text:p>
          </table:table-cell>
          <table:table-cell office:value-type="string">
            <text:p>ODONTOLOGIA <text:s text:c="38"/></text:p>
          </table:table-cell>
          <table:table-cell office:value-type="string">
            <text:p>Pro-Odonto. Esté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592</text:p>
          </table:table-cell>
          <table:table-cell office:value-type="string">
            <text:p>ODONTOLOGIA <text:s text:c="38"/></text:p>
          </table:table-cell>
          <table:table-cell office:value-type="string">
            <text:p>Pro-Odonto. Preven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732</text:p>
          </table:table-cell>
          <table:table-cell office:value-type="string">
            <text:p>ODONTOLOGIA <text:s text:c="38"/></text:p>
          </table:table-cell>
          <table:table-cell office:value-type="string">
            <text:p>Proceedings - SPI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786X</text:p>
          </table:table-cell>
          <table:table-cell office:value-type="string">
            <text:p>ODONTOLOGIA <text:s text:c="38"/></text:p>
          </table:table-cell>
          <table:table-cell office:value-type="string">
            <text:p>Proceedings of SPIE, the International Society for Optical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8424</text:p>
          </table:table-cell>
          <table:table-cell office:value-type="string">
            <text:p>ODONTOLOGIA <text:s text:c="38"/></text:p>
          </table:table-cell>
          <table:table-cell office:value-type="string">
            <text:p>Proceedings of the National Academy of Sciences of the United States of Amer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5-7422</text:p>
          </table:table-cell>
          <table:table-cell office:value-type="string">
            <text:p>ODONTOLOGIA <text:s text:c="38"/></text:p>
          </table:table-cell>
          <table:table-cell office:value-type="string">
            <text:p>Progress in Biomedical Optics and Imag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6-5191</text:p>
          </table:table-cell>
          <table:table-cell office:value-type="string">
            <text:p>ODONTOLOGIA <text:s text:c="38"/></text:p>
          </table:table-cell>
          <table:table-cell office:value-type="string">
            <text:p>Prospettiva Perso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72</text:p>
          </table:table-cell>
          <table:table-cell office:value-type="string">
            <text:p>ODONTOLOGIA <text:s text:c="38"/></text:p>
          </table:table-cell>
          <table:table-cell office:value-type="string">
            <text:p>Psicologia em Estud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329</text:p>
          </table:table-cell>
          <table:table-cell office:value-type="string">
            <text:p>ODONTOLOGIA <text:s text:c="38"/></text:p>
          </table:table-cell>
          <table:table-cell office:value-type="string">
            <text:p>Psicologia em Estudo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893</text:p>
          </table:table-cell>
          <table:table-cell office:value-type="string">
            <text:p>ODONTOLOGIA <text:s text:c="38"/></text:p>
          </table:table-cell>
          <table:table-cell office:value-type="string">
            <text:p>Psicologia: Ciência e Profiss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972</text:p>
          </table:table-cell>
          <table:table-cell office:value-type="string">
            <text:p>ODONTOLOGIA <text:s text:c="38"/></text:p>
          </table:table-cell>
          <table:table-cell office:value-type="string">
            <text:p>Psicologia: Reflexão e Crítica (UFRG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772</text:p>
          </table:table-cell>
          <table:table-cell office:value-type="string">
            <text:p>ODONTOLOGIA <text:s text:c="38"/></text:p>
          </table:table-cell>
          <table:table-cell office:value-type="string">
            <text:p>Psicologia: Teoria e Pesquisa (UnB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8X</text:p>
          </table:table-cell>
          <table:table-cell office:value-type="string">
            <text:p>ODONTOLOGIA <text:s text:c="38"/></text:p>
          </table:table-cell>
          <table:table-cell office:value-type="string">
            <text:p>PTR. Phytotherap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506</text:p>
          </table:table-cell>
          <table:table-cell office:value-type="string">
            <text:p>ODONTOLOGIA <text:s text:c="38"/></text:p>
          </table:table-cell>
          <table:table-cell office:value-type="string">
            <text:p>Public Health (Londo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570</text:p>
          </table:table-cell>
          <table:table-cell office:value-type="string">
            <text:p>ODONTOLOGIA <text:s text:c="38"/></text:p>
          </table:table-cell>
          <table:table-cell office:value-type="string">
            <text:p>Publicatio UEP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485</text:p>
          </table:table-cell>
          <table:table-cell office:value-type="string">
            <text:p>ODONTOLOGIA <text:s text:c="38"/></text:p>
          </table:table-cell>
          <table:table-cell office:value-type="string">
            <text:p>Publicatio UEPG. Ciências Biológicas e da Saú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273</text:p>
          </table:table-cell>
          <table:table-cell office:value-type="string">
            <text:p>ODONTOLOGIA <text:s text:c="38"/></text:p>
          </table:table-cell>
          <table:table-cell office:value-type="string">
            <text:p>Publicatio UEPG. Ciências Biológicas e da Saúd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8-8017</text:p>
          </table:table-cell>
          <table:table-cell office:value-type="string">
            <text:p>ODONTOLOGIA <text:s text:c="38"/></text:p>
          </table:table-cell>
          <table:table-cell office:value-type="string">
            <text:p>Quality and Reliability Engineering Internatio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ODONTOLOGIA <text:s text:c="38"/></text:p>
          </table:table-cell>
          <table:table-cell office:value-type="string">
            <text:p>Química No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0985</text:p>
          </table:table-cell>
          <table:table-cell office:value-type="string">
            <text:p>ODONTOLOGIA <text:s text:c="38"/></text:p>
          </table:table-cell>
          <table:table-cell office:value-type="string">
            <text:p>Quintessence (Ed. español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6572</text:p>
          </table:table-cell>
          <table:table-cell office:value-type="string">
            <text:p>ODONTOLOGIA <text:s text:c="38"/></text:p>
          </table:table-cell>
          <table:table-cell office:value-type="string">
            <text:p>Quintessence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1341</text:p>
          </table:table-cell>
          <table:table-cell office:value-type="string">
            <text:p>ODONTOLOGIA <text:s text:c="38"/></text:p>
          </table:table-cell>
          <table:table-cell office:value-type="string">
            <text:p>Quintessence of Dental Technology (1990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3-7769</text:p>
          </table:table-cell>
          <table:table-cell office:value-type="string">
            <text:p>ODONTOLOGIA <text:s text:c="38"/></text:p>
          </table:table-cell>
          <table:table-cell office:value-type="string">
            <text:p>Quintessenza Odontotec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487</text:p>
          </table:table-cell>
          <table:table-cell office:value-type="string">
            <text:p>ODONTOLOGIA <text:s text:c="38"/></text:p>
          </table:table-cell>
          <table:table-cell office:value-type="string">
            <text:p>Radiation Measureme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8-2043</text:p>
          </table:table-cell>
          <table:table-cell office:value-type="string">
            <text:p>ODONTOLOGIA <text:s text:c="38"/></text:p>
          </table:table-cell>
          <table:table-cell office:value-type="string">
            <text:p>Radiation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420</text:p>
          </table:table-cell>
          <table:table-cell office:value-type="string">
            <text:p>ODONTOLOGIA <text:s text:c="38"/></text:p>
          </table:table-cell>
          <table:table-cell office:value-type="string">
            <text:p>Radiation Protection Dosime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7016</text:p>
          </table:table-cell>
          <table:table-cell office:value-type="string">
            <text:p>ODONTOLOGIA <text:s text:c="38"/></text:p>
          </table:table-cell>
          <table:table-cell office:value-type="string">
            <text:p>Radioprotecção (S. João da Talh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672</text:p>
          </table:table-cell>
          <table:table-cell office:value-type="string">
            <text:p>ODONTOLOGIA <text:s text:c="38"/></text:p>
          </table:table-cell>
          <table:table-cell office:value-type="string">
            <text:p>RAS. Revista de Administração em Saú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984</text:p>
          </table:table-cell>
          <table:table-cell office:value-type="string">
            <text:p>ODONTOLOGIA <text:s text:c="38"/></text:p>
          </table:table-cell>
          <table:table-cell office:value-type="string">
            <text:p>RB. Radiologia Brasileir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445</text:p>
          </table:table-cell>
          <table:table-cell office:value-type="string">
            <text:p>ODONTOLOGIA <text:s text:c="38"/></text:p>
          </table:table-cell>
          <table:table-cell office:value-type="string">
            <text:p>RBC. Revista Brasileira de Cirurgia e Periodontia (Cessou em 2004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677</text:p>
          </table:table-cell>
          <table:table-cell office:value-type="string">
            <text:p>ODONTOLOGIA <text:s text:c="38"/></text:p>
          </table:table-cell>
          <table:table-cell office:value-type="string">
            <text:p>RBC. Revista Internacional de Cirurgia e Traumatologia Bucomaxilofa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32</text:p>
          </table:table-cell>
          <table:table-cell office:value-type="string">
            <text:p>ODONTOLOGIA <text:s text:c="38"/></text:p>
          </table:table-cell>
          <table:table-cell office:value-type="string">
            <text:p>RBCF. Revista Brasileira de Ciências Farmacêuticas (Cessou em 2008. Cont. ISSN 1984-8250 Brazilian Journal of Pharmaceutical Scienc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685</text:p>
          </table:table-cell>
          <table:table-cell office:value-type="string">
            <text:p>ODONTOLOGIA <text:s text:c="38"/></text:p>
          </table:table-cell>
          <table:table-cell office:value-type="string">
            <text:p>RBE. Revista Brasileira de Estoma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64</text:p>
          </table:table-cell>
          <table:table-cell office:value-type="string">
            <text:p>ODONTOLOGIA <text:s text:c="38"/></text:p>
          </table:table-cell>
          <table:table-cell office:value-type="string">
            <text:p>RBM. Revista Brasileira de Medicin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429</text:p>
          </table:table-cell>
          <table:table-cell office:value-type="string">
            <text:p>ODONTOLOGIA <text:s text:c="38"/></text:p>
          </table:table-cell>
          <table:table-cell office:value-type="string">
            <text:p>RBP. Revista Brasileira de Implantodontia &amp; Prótese sobre Implant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30</text:p>
          </table:table-cell>
          <table:table-cell office:value-type="string">
            <text:p>ODONTOLOGIA <text:s text:c="38"/></text:p>
          </table:table-cell>
          <table:table-cell office:value-type="string">
            <text:p>RBPO (UFR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608</text:p>
          </table:table-cell>
          <table:table-cell office:value-type="string">
            <text:p>ODONTOLOGIA <text:s text:c="38"/></text:p>
          </table:table-cell>
          <table:table-cell office:value-type="string">
            <text:p>RCM. Revista de Ciências Méd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590</text:p>
          </table:table-cell>
          <table:table-cell office:value-type="string">
            <text:p>ODONTOLOGIA <text:s text:c="38"/></text:p>
          </table:table-cell>
          <table:table-cell office:value-type="string">
            <text:p>RCO: Revista do Curso de Odontologia da UniEvangél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123X</text:p>
          </table:table-cell>
          <table:table-cell office:value-type="string">
            <text:p>ODONTOLOGIA <text:s text:c="38"/></text:p>
          </table:table-cell>
          <table:table-cell office:value-type="string">
            <text:p>RCOE. Revista del Ilustre Consejo General de Colegios de Odontólogos y Estomatólogos de Españ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9-5021</text:p>
          </table:table-cell>
          <table:table-cell office:value-type="string">
            <text:p>ODONTOLOGIA <text:s text:c="38"/></text:p>
          </table:table-cell>
          <table:table-cell office:value-type="string">
            <text:p>Réalités Cliniques (Ed. Francais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451</text:p>
          </table:table-cell>
          <table:table-cell office:value-type="string">
            <text:p>ODONTOLOGIA <text:s text:c="38"/></text:p>
          </table:table-cell>
          <table:table-cell office:value-type="string">
            <text:p>Rede de Cuidados em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0115</text:p>
          </table:table-cell>
          <table:table-cell office:value-type="string">
            <text:p>ODONTOLOGIA <text:s text:c="38"/></text:p>
          </table:table-cell>
          <table:table-cell office:value-type="string">
            <text:p>Regulatory Peptid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762</text:p>
          </table:table-cell>
          <table:table-cell office:value-type="string">
            <text:p>ODONTOLOGIA <text:s text:c="38"/></text:p>
          </table:table-cell>
          <table:table-cell office:value-type="string">
            <text:p>REME. Revista Mineira de Enfermag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827</text:p>
          </table:table-cell>
          <table:table-cell office:value-type="string">
            <text:p>ODONTOLOGIA <text:s text:c="38"/></text:p>
          </table:table-cell>
          <table:table-cell office:value-type="string">
            <text:p>Reproductive Biology and Endocri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6238</text:p>
          </table:table-cell>
          <table:table-cell office:value-type="string">
            <text:p>ODONTOLOGIA <text:s text:c="38"/></text:p>
          </table:table-cell>
          <table:table-cell office:value-type="string">
            <text:p>Reproductive Toxicology (Elmsford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4222</text:p>
          </table:table-cell>
          <table:table-cell office:value-type="string">
            <text:p>ODONTOLOGIA <text:s text:c="38"/></text:p>
          </table:table-cell>
          <table:table-cell office:value-type="string">
            <text:p>Research in Developmental Disabiliti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5288</text:p>
          </table:table-cell>
          <table:table-cell office:value-type="string">
            <text:p>ODONTOLOGIA <text:s text:c="38"/></text:p>
          </table:table-cell>
          <table:table-cell office:value-type="string">
            <text:p>Research in Veterinary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5-8846</text:p>
          </table:table-cell>
          <table:table-cell office:value-type="string">
            <text:p>ODONTOLOGIA <text:s text:c="38"/></text:p>
          </table:table-cell>
          <table:table-cell office:value-type="string">
            <text:p>Research Journal of Biological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9048</text:p>
          </table:table-cell>
          <table:table-cell office:value-type="string">
            <text:p>ODONTOLOGIA <text:s text:c="38"/></text:p>
          </table:table-cell>
          <table:table-cell office:value-type="string">
            <text:p>Respiratory Physiology &amp; Neu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72</text:p>
          </table:table-cell>
          <table:table-cell office:value-type="string">
            <text:p>ODONTOLOGIA <text:s text:c="38"/></text:p>
          </table:table-cell>
          <table:table-cell office:value-type="string">
            <text:p>Revista ABO N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0944</text:p>
          </table:table-cell>
          <table:table-cell office:value-type="string">
            <text:p>ODONTOLOGIA <text:s text:c="38"/></text:p>
          </table:table-cell>
          <table:table-cell office:value-type="string">
            <text:p>Revista AD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105</text:p>
          </table:table-cell>
          <table:table-cell office:value-type="string">
            <text:p>ODONTOLOGIA <text:s text:c="38"/></text:p>
          </table:table-cell>
          <table:table-cell office:value-type="string">
            <text:p>Revista AMRIG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085</text:p>
          </table:table-cell>
          <table:table-cell office:value-type="string">
            <text:p>ODONTOLOGIA <text:s text:c="38"/></text:p>
          </table:table-cell>
          <table:table-cell office:value-type="string">
            <text:p>Revista Baiana de Pediat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233</text:p>
          </table:table-cell>
          <table:table-cell office:value-type="string">
            <text:p>ODONTOLOGIA <text:s text:c="38"/></text:p>
          </table:table-cell>
          <table:table-cell office:value-type="string">
            <text:p>Revista Baiana de Saúde Publ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411</text:p>
          </table:table-cell>
          <table:table-cell office:value-type="string">
            <text:p>ODONTOLOGIA <text:s text:c="38"/></text:p>
          </table:table-cell>
          <table:table-cell office:value-type="string">
            <text:p>Revista Biociências (Taubaté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177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Ciências da Saú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996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Agrociencia (UF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69X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Analises Clin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094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Anestesi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482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Atividade Física e Saú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16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Cancer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843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Cardiologia Invas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54X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Ciências da Saúde (IM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010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Ciências Morfológ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426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Cineantropometria &amp; Desempenho Human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171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Cirurgia da Cabeça e Pescoç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443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Cirurgia e Traumatologia Buco-Maxilo-Fa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502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Educação Méd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67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Enfermagem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151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Engenharia Bioméd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318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Ensino de Bioquímica e Biologia Molecul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0X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Epidemi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72X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Farma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5X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Farmacognos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555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Fisioterap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246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Fisioterapi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03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Ginecologia e Obstetríc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484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Hematologia e Hemoterap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522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Hipertens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388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Implantodont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692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Medicina do Esport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96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Nutrição Clín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72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Odont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492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Odontologia em Saúde Colet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942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Odontologia Milit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25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Ortodontia e Ortopedia Dento-Fa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616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Ortoped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99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Otorrinolaring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312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Otorrinolaring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698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Pesquisa e Desenvol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572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Plantas Medicinai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446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Psiquiatria (São Paulo. 1999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2-5004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Reumat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355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Saúde da Família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29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Saúde Materno Infanti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657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Saúde Ocup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659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Segurança Públ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745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Teleod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7X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Terapia Intensiv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598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de Zootecnia / Brazilian Journal of Animal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222</text:p>
          </table:table-cell>
          <table:table-cell office:value-type="string">
            <text:p>ODONTOLOGIA <text:s text:c="38"/></text:p>
          </table:table-cell>
          <table:table-cell office:value-type="string">
            <text:p>Revista Brasileira em Promoção da Saúde (UNIFO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252</text:p>
          </table:table-cell>
          <table:table-cell office:value-type="string">
            <text:p>ODONTOLOGIA <text:s text:c="38"/></text:p>
          </table:table-cell>
          <table:table-cell office:value-type="string">
            <text:p>Revista Catarinense de Implantodont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719</text:p>
          </table:table-cell>
          <table:table-cell office:value-type="string">
            <text:p>ODONTOLOGIA <text:s text:c="38"/></text:p>
          </table:table-cell>
          <table:table-cell office:value-type="string">
            <text:p>Revista Cearense de Od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846</text:p>
          </table:table-cell>
          <table:table-cell office:value-type="string">
            <text:p>ODONTOLOGIA <text:s text:c="38"/></text:p>
          </table:table-cell>
          <table:table-cell office:value-type="string">
            <text:p>Revista CEFAC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664</text:p>
          </table:table-cell>
          <table:table-cell office:value-type="string">
            <text:p>ODONTOLOGIA <text:s text:c="38"/></text:p>
          </table:table-cell>
          <table:table-cell office:value-type="string">
            <text:p>Revista CESUM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1549</text:p>
          </table:table-cell>
          <table:table-cell office:value-type="string">
            <text:p>ODONTOLOGIA <text:s text:c="38"/></text:p>
          </table:table-cell>
          <table:table-cell office:value-type="string">
            <text:p>Revista Chilena de Nutrición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3666</text:p>
          </table:table-cell>
          <table:table-cell office:value-type="string">
            <text:p>ODONTOLOGIA <text:s text:c="38"/></text:p>
          </table:table-cell>
          <table:table-cell office:value-type="string">
            <text:p>Revista Chilena de Psicología Clínic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605</text:p>
          </table:table-cell>
          <table:table-cell office:value-type="string">
            <text:p>ODONTOLOGIA <text:s text:c="38"/></text:p>
          </table:table-cell>
          <table:table-cell office:value-type="string">
            <text:p>Revista Ciência em Extens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042</text:p>
          </table:table-cell>
          <table:table-cell office:value-type="string">
            <text:p>ODONTOLOGIA <text:s text:c="38"/></text:p>
          </table:table-cell>
          <table:table-cell office:value-type="string">
            <text:p>Revista Ciencias da Saude (PUC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46</text:p>
          </table:table-cell>
          <table:table-cell office:value-type="string">
            <text:p>ODONTOLOGIA <text:s text:c="38"/></text:p>
          </table:table-cell>
          <table:table-cell office:value-type="string">
            <text:p>Revista Ciências da Saúde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090</text:p>
          </table:table-cell>
          <table:table-cell office:value-type="string">
            <text:p>ODONTOLOGIA <text:s text:c="38"/></text:p>
          </table:table-cell>
          <table:table-cell office:value-type="string">
            <text:p>Revista Ciências Médicas e Biológ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120</text:p>
          </table:table-cell>
          <table:table-cell office:value-type="string">
            <text:p>ODONTOLOGIA <text:s text:c="38"/></text:p>
          </table:table-cell>
          <table:table-cell office:value-type="string">
            <text:p>Revista Científica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051</text:p>
          </table:table-cell>
          <table:table-cell office:value-type="string">
            <text:p>ODONTOLOGIA <text:s text:c="38"/></text:p>
          </table:table-cell>
          <table:table-cell office:value-type="string">
            <text:p>Revista Científica da FAI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49</text:p>
          </table:table-cell>
          <table:table-cell office:value-type="string">
            <text:p>ODONTOLOGIA <text:s text:c="38"/></text:p>
          </table:table-cell>
          <table:table-cell office:value-type="string">
            <text:p>Revista Clínica de Ortodontia Dental Pres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507</text:p>
          </table:table-cell>
          <table:table-cell office:value-type="string">
            <text:p>ODONTOLOGIA <text:s text:c="38"/></text:p>
          </table:table-cell>
          <table:table-cell office:value-type="string">
            <text:p>Revista Cubana de Estomatología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954</text:p>
          </table:table-cell>
          <table:table-cell office:value-type="string">
            <text:p>ODONTOLOGIA <text:s text:c="38"/></text:p>
          </table:table-cell>
          <table:table-cell office:value-type="string">
            <text:p>Revista da ABEN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234</text:p>
          </table:table-cell>
          <table:table-cell office:value-type="string">
            <text:p>ODONTOLOGIA <text:s text:c="38"/></text:p>
          </table:table-cell>
          <table:table-cell office:value-type="string">
            <text:p>Revista da ABO Regional de Valença RJ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346</text:p>
          </table:table-cell>
          <table:table-cell office:value-type="string">
            <text:p>ODONTOLOGIA <text:s text:c="38"/></text:p>
          </table:table-cell>
          <table:table-cell office:value-type="string">
            <text:p>Revista da ABOPREV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819</text:p>
          </table:table-cell>
          <table:table-cell office:value-type="string">
            <text:p>ODONTOLOGIA <text:s text:c="38"/></text:p>
          </table:table-cell>
          <table:table-cell office:value-type="string">
            <text:p>Revista da ABRO (Baurú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30</text:p>
          </table:table-cell>
          <table:table-cell office:value-type="string">
            <text:p>ODONTOLOGIA <text:s text:c="38"/></text:p>
          </table:table-cell>
          <table:table-cell office:value-type="string">
            <text:p>Revista da Associação Médica Brasileira (1992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5276</text:p>
          </table:table-cell>
          <table:table-cell office:value-type="string">
            <text:p>ODONTOLOGIA <text:s text:c="38"/></text:p>
          </table:table-cell>
          <table:table-cell office:value-type="string">
            <text:p>Revista da Associação Paulista de Cirurgiões Dentistas (Cessou em 1980. Cont. ISSN 0101-8140 Revista Regional de Araçatuba - Associação Paulista de Cirurgiões Dentist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162</text:p>
          </table:table-cell>
          <table:table-cell office:value-type="string">
            <text:p>ODONTOLOGIA <text:s text:c="38"/></text:p>
          </table:table-cell>
          <table:table-cell office:value-type="string">
            <text:p>Revista da Associação Psicanalítica de Porto Aleg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611</text:p>
          </table:table-cell>
          <table:table-cell office:value-type="string">
            <text:p>ODONTOLOGIA <text:s text:c="38"/></text:p>
          </table:table-cell>
          <table:table-cell office:value-type="string">
            <text:p>Revista da EAP/APCD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48</text:p>
          </table:table-cell>
          <table:table-cell office:value-type="string">
            <text:p>ODONTOLOGIA <text:s text:c="38"/></text:p>
          </table:table-cell>
          <table:table-cell office:value-type="string">
            <text:p>Revista da Educação Física/UEM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6234</text:p>
          </table:table-cell>
          <table:table-cell office:value-type="string">
            <text:p>ODONTOLOGIA <text:s text:c="38"/></text:p>
          </table:table-cell>
          <table:table-cell office:value-type="string">
            <text:p>Revista da Escola de Enfermagem da USP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555</text:p>
          </table:table-cell>
          <table:table-cell office:value-type="string">
            <text:p>ODONTOLOGIA <text:s text:c="38"/></text:p>
          </table:table-cell>
          <table:table-cell office:value-type="string">
            <text:p>Revista da Faculdade de Educação (Universidade de São Paulo. Impresso) (Cessou em 1998. Cont. ISSN 1517-9702 Educação e Pesquisa (USP.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418</text:p>
          </table:table-cell>
          <table:table-cell office:value-type="string">
            <text:p>ODONTOLOGIA <text:s text:c="38"/></text:p>
          </table:table-cell>
          <table:table-cell office:value-type="string">
            <text:p>Revista da Faculdade de Odontologia da Universidade Federal da Bah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637</text:p>
          </table:table-cell>
          <table:table-cell office:value-type="string">
            <text:p>ODONTOLOGIA <text:s text:c="38"/></text:p>
          </table:table-cell>
          <table:table-cell office:value-type="string">
            <text:p>Revista da Faculdade de Odontologia da Universidade Federal de Goiá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582</text:p>
          </table:table-cell>
          <table:table-cell office:value-type="string">
            <text:p>ODONTOLOGIA <text:s text:c="38"/></text:p>
          </table:table-cell>
          <table:table-cell office:value-type="string">
            <text:p>Revista da Faculdade de Odontologia de Li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6-1854</text:p>
          </table:table-cell>
          <table:table-cell office:value-type="string">
            <text:p>ODONTOLOGIA <text:s text:c="38"/></text:p>
          </table:table-cell>
          <table:table-cell office:value-type="string">
            <text:p>Revista da Faculdade de Odontologia de Porto Alegr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658</text:p>
          </table:table-cell>
          <table:table-cell office:value-type="string">
            <text:p>ODONTOLOGIA <text:s text:c="38"/></text:p>
          </table:table-cell>
          <table:table-cell office:value-type="string">
            <text:p>Revista da Faculdade de Odontologia do Instituto Amazônia de Ensino Superio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012</text:p>
          </table:table-cell>
          <table:table-cell office:value-type="string">
            <text:p>ODONTOLOGIA <text:s text:c="38"/></text:p>
          </table:table-cell>
          <table:table-cell office:value-type="string">
            <text:p>Revista da Faculdade de Odontologia. Universidade de Passo Fund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9699</text:p>
          </table:table-cell>
          <table:table-cell office:value-type="string">
            <text:p>ODONTOLOGIA <text:s text:c="38"/></text:p>
          </table:table-cell>
          <table:table-cell office:value-type="string">
            <text:p>Revista da Imagem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405</text:p>
          </table:table-cell>
          <table:table-cell office:value-type="string">
            <text:p>ODONTOLOGIA <text:s text:c="38"/></text:p>
          </table:table-cell>
          <table:table-cell office:value-type="string">
            <text:p>Revista da Pesquisa &amp; Pós-Gradu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738</text:p>
          </table:table-cell>
          <table:table-cell office:value-type="string">
            <text:p>ODONTOLOGIA <text:s text:c="38"/></text:p>
          </table:table-cell>
          <table:table-cell office:value-type="string">
            <text:p>Revista da SB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725</text:p>
          </table:table-cell>
          <table:table-cell office:value-type="string">
            <text:p>ODONTOLOGIA <text:s text:c="38"/></text:p>
          </table:table-cell>
          <table:table-cell office:value-type="string">
            <text:p>Revista da Sociedade Brasileira de Cance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001</text:p>
          </table:table-cell>
          <table:table-cell office:value-type="string">
            <text:p>ODONTOLOGIA <text:s text:c="38"/></text:p>
          </table:table-cell>
          <table:table-cell office:value-type="string">
            <text:p>Revista da Sociedade Brasileira de Cirurgia Plástica (Cessou em 2008. Cont. ISSN 1983-5175 Revista Brasileira de Cirurgia Plástic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34</text:p>
          </table:table-cell>
          <table:table-cell office:value-type="string">
            <text:p>ODONTOLOGIA <text:s text:c="38"/></text:p>
          </table:table-cell>
          <table:table-cell office:value-type="string">
            <text:p>Revista da Sociedade Brasileira de Fonoaudi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ODONTOLOGIA <text:s text:c="38"/></text:p>
          </table:table-cell>
          <table:table-cell office:value-type="string">
            <text:p>Revista da Sociedade Brasileira de Medicina Tropic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59</text:p>
          </table:table-cell>
          <table:table-cell office:value-type="string">
            <text:p>ODONTOLOGIA <text:s text:c="38"/></text:p>
          </table:table-cell>
          <table:table-cell office:value-type="string">
            <text:p>Revista da Sociedade de Cardiologia do Estado de Sao Paul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395</text:p>
          </table:table-cell>
          <table:table-cell office:value-type="string">
            <text:p>ODONTOLOGIA <text:s text:c="38"/></text:p>
          </table:table-cell>
          <table:table-cell office:value-type="string">
            <text:p>Revista da Sociedade Paulista de Ortodontia (Cessou em 1968. Cont.0030-5944 Ortodont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547</text:p>
          </table:table-cell>
          <table:table-cell office:value-type="string">
            <text:p>ODONTOLOGIA <text:s text:c="38"/></text:p>
          </table:table-cell>
          <table:table-cell office:value-type="string">
            <text:p>Revista da Universidade de Alfe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276</text:p>
          </table:table-cell>
          <table:table-cell office:value-type="string">
            <text:p>ODONTOLOGIA <text:s text:c="38"/></text:p>
          </table:table-cell>
          <table:table-cell office:value-type="string">
            <text:p>Revista da Universidade Vale do Rio Ver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2107</text:p>
          </table:table-cell>
          <table:table-cell office:value-type="string">
            <text:p>ODONTOLOGIA <text:s text:c="38"/></text:p>
          </table:table-cell>
          <table:table-cell office:value-type="string">
            <text:p>Revista de Administração (FEA-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12</text:p>
          </table:table-cell>
          <table:table-cell office:value-type="string">
            <text:p>ODONTOLOGIA <text:s text:c="38"/></text:p>
          </table:table-cell>
          <table:table-cell office:value-type="string">
            <text:p>Revista de Administração Públ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22X</text:p>
          </table:table-cell>
          <table:table-cell office:value-type="string">
            <text:p>ODONTOLOGIA <text:s text:c="38"/></text:p>
          </table:table-cell>
          <table:table-cell office:value-type="string">
            <text:p>Revista de Ciências Biomédicas (Cessou em 1997. Cont. ISSN 1517-3011 ARBS. Annual Review of Biomedical Sciences (Impresso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983</text:p>
          </table:table-cell>
          <table:table-cell office:value-type="string">
            <text:p>ODONTOLOGIA <text:s text:c="38"/></text:p>
          </table:table-cell>
          <table:table-cell office:value-type="string">
            <text:p>Revista de Ciências da Saúde Nova Esperanç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793</text:p>
          </table:table-cell>
          <table:table-cell office:value-type="string">
            <text:p>ODONTOLOGIA <text:s text:c="38"/></text:p>
          </table:table-cell>
          <table:table-cell office:value-type="string">
            <text:p>Revista de Ciências Farmacêuticas (Araraquar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796</text:p>
          </table:table-cell>
          <table:table-cell office:value-type="string">
            <text:p>ODONTOLOGIA <text:s text:c="38"/></text:p>
          </table:table-cell>
          <table:table-cell office:value-type="string">
            <text:p>Revista de Ciências Médicas (PUC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639</text:p>
          </table:table-cell>
          <table:table-cell office:value-type="string">
            <text:p>ODONTOLOGIA <text:s text:c="38"/></text:p>
          </table:table-cell>
          <table:table-cell office:value-type="string">
            <text:p>Revista de Ciências Odontológ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458</text:p>
          </table:table-cell>
          <table:table-cell office:value-type="string">
            <text:p>ODONTOLOGIA <text:s text:c="38"/></text:p>
          </table:table-cell>
          <table:table-cell office:value-type="string">
            <text:p>Revista de Cirurgia e Traumatologia Buco-Maxilo-Faci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274</text:p>
          </table:table-cell>
          <table:table-cell office:value-type="string">
            <text:p>ODONTOLOGIA <text:s text:c="38"/></text:p>
          </table:table-cell>
          <table:table-cell office:value-type="string">
            <text:p>Revista de Clínica e Pesquisa Odontológica (Impresso) / Journal of Dental Clinical and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179</text:p>
          </table:table-cell>
          <table:table-cell office:value-type="string">
            <text:p>ODONTOLOGIA <text:s text:c="38"/></text:p>
          </table:table-cell>
          <table:table-cell office:value-type="string">
            <text:p>Revista de Direito Sanitári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473</text:p>
          </table:table-cell>
          <table:table-cell office:value-type="string">
            <text:p>ODONTOLOGIA <text:s text:c="38"/></text:p>
          </table:table-cell>
          <table:table-cell office:value-type="string">
            <text:p>Revista de Endodontia (UFS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963</text:p>
          </table:table-cell>
          <table:table-cell office:value-type="string">
            <text:p>ODONTOLOGIA <text:s text:c="38"/></text:p>
          </table:table-cell>
          <table:table-cell office:value-type="string">
            <text:p>Revista de Enfermagem UFPE On 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79</text:p>
          </table:table-cell>
          <table:table-cell office:value-type="string">
            <text:p>ODONTOLOGIA <text:s text:c="38"/></text:p>
          </table:table-cell>
          <table:table-cell office:value-type="string">
            <text:p>Revista de Fisioterapia da Universidade de São Paul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4881</text:p>
          </table:table-cell>
          <table:table-cell office:value-type="string">
            <text:p>ODONTOLOGIA <text:s text:c="38"/></text:p>
          </table:table-cell>
          <table:table-cell office:value-type="string">
            <text:p>Revista de la Asociación Odontológica Argent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1066</text:p>
          </table:table-cell>
          <table:table-cell office:value-type="string">
            <text:p>ODONTOLOGIA <text:s text:c="38"/></text:p>
          </table:table-cell>
          <table:table-cell office:value-type="string">
            <text:p>Revista de la Facultad de Ciencias Médicas, Universidad Central del Ecuad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246X</text:p>
          </table:table-cell>
          <table:table-cell office:value-type="string">
            <text:p>ODONTOLOGIA <text:s text:c="38"/></text:p>
          </table:table-cell>
          <table:table-cell office:value-type="string">
            <text:p>Revista de la Facultad de Odontologia Universidad de Antioqu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354X</text:p>
          </table:table-cell>
          <table:table-cell office:value-type="string">
            <text:p>ODONTOLOGIA <text:s text:c="38"/></text:p>
          </table:table-cell>
          <table:table-cell office:value-type="string">
            <text:p>Revista de la Federacion Odontologica Colombi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9765</text:p>
          </table:table-cell>
          <table:table-cell office:value-type="string">
            <text:p>ODONTOLOGIA <text:s text:c="38"/></text:p>
          </table:table-cell>
          <table:table-cell office:value-type="string">
            <text:p>Revista de la Fundación Juan José Carrar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690</text:p>
          </table:table-cell>
          <table:table-cell office:value-type="string">
            <text:p>ODONTOLOGIA <text:s text:c="38"/></text:p>
          </table:table-cell>
          <table:table-cell office:value-type="string">
            <text:p>Revista de Medicina da PUCRS (Cessou em 2003. Cont. ISSN 1806-5562 Scientia Medica (Porto Alegre. 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302</text:p>
          </table:table-cell>
          <table:table-cell office:value-type="string">
            <text:p>ODONTOLOGIA <text:s text:c="38"/></text:p>
          </table:table-cell>
          <table:table-cell office:value-type="string">
            <text:p>Revista de Medicina da Universidade Federal do Ceará (Cessou em 198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37</text:p>
          </table:table-cell>
          <table:table-cell office:value-type="string">
            <text:p>ODONTOLOGIA <text:s text:c="38"/></text:p>
          </table:table-cell>
          <table:table-cell office:value-type="string">
            <text:p>Revista de Medicina Legal, Direito Médico e da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89</text:p>
          </table:table-cell>
          <table:table-cell office:value-type="string">
            <text:p>ODONTOLOGIA <text:s text:c="38"/></text:p>
          </table:table-cell>
          <table:table-cell office:value-type="string">
            <text:p>Revista de Metabolismo e Nutri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ODONTOLOGIA <text:s text:c="38"/></text:p>
          </table:table-cell>
          <table:table-cell office:value-type="string">
            <text:p>Revista de Nutriçã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81X</text:p>
          </table:table-cell>
          <table:table-cell office:value-type="string">
            <text:p>ODONTOLOGIA <text:s text:c="38"/></text:p>
          </table:table-cell>
          <table:table-cell office:value-type="string">
            <text:p>Revista de Odontologia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446</text:p>
          </table:table-cell>
          <table:table-cell office:value-type="string">
            <text:p>ODONTOLOGIA <text:s text:c="38"/></text:p>
          </table:table-cell>
          <table:table-cell office:value-type="string">
            <text:p>Revista de Odontologia (São Paul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561</text:p>
          </table:table-cell>
          <table:table-cell office:value-type="string">
            <text:p>ODONTOLOGIA <text:s text:c="38"/></text:p>
          </table:table-cell>
          <table:table-cell office:value-type="string">
            <text:p>Revista de Odontologia - SOBRAL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537</text:p>
          </table:table-cell>
          <table:table-cell office:value-type="string">
            <text:p>ODONTOLOGIA <text:s text:c="38"/></text:p>
          </table:table-cell>
          <table:table-cell office:value-type="string">
            <text:p>Revista de Odontologia da Metod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774</text:p>
          </table:table-cell>
          <table:table-cell office:value-type="string">
            <text:p>ODONTOLOGIA <text:s text:c="38"/></text:p>
          </table:table-cell>
          <table:table-cell office:value-type="string">
            <text:p>Revista de Odontologia da UNESP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577</text:p>
          </table:table-cell>
          <table:table-cell office:value-type="string">
            <text:p>ODONTOLOGIA <text:s text:c="38"/></text:p>
          </table:table-cell>
          <table:table-cell office:value-type="string">
            <text:p>Revista de Odontologia da UNESP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850</text:p>
          </table:table-cell>
          <table:table-cell office:value-type="string">
            <text:p>ODONTOLOGIA <text:s text:c="38"/></text:p>
          </table:table-cell>
          <table:table-cell office:value-type="string">
            <text:p>Revista de Odontologia da UNICID (Cessou em 2005. Cont. ISSN 1808-8120 Revista de Odontologia da Universidade Cidade de São Paulo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183</text:p>
          </table:table-cell>
          <table:table-cell office:value-type="string">
            <text:p>ODONTOLOGIA <text:s text:c="38"/></text:p>
          </table:table-cell>
          <table:table-cell office:value-type="string">
            <text:p>Revista de Odontologia da Universidade Cidade de São Paulo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01X</text:p>
          </table:table-cell>
          <table:table-cell office:value-type="string">
            <text:p>ODONTOLOGIA <text:s text:c="38"/></text:p>
          </table:table-cell>
          <table:table-cell office:value-type="string">
            <text:p>Revista de Odontologia da Universidade de Ribeirão Pre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663</text:p>
          </table:table-cell>
          <table:table-cell office:value-type="string">
            <text:p>ODONTOLOGIA <text:s text:c="38"/></text:p>
          </table:table-cell>
          <table:table-cell office:value-type="string">
            <text:p>Revista de Odontologia da Universidade de São Paulo (Impresso) (Cessou em 1999. Cont. ISSN 1517-7491 Pesquisa Odontológica Brasileira (Impresso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014</text:p>
          </table:table-cell>
          <table:table-cell office:value-type="string">
            <text:p>ODONTOLOGIA <text:s text:c="38"/></text:p>
          </table:table-cell>
          <table:table-cell office:value-type="string">
            <text:p>Revista de Pediatria SOPERJ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682</text:p>
          </table:table-cell>
          <table:table-cell office:value-type="string">
            <text:p>ODONTOLOGIA <text:s text:c="38"/></text:p>
          </table:table-cell>
          <table:table-cell office:value-type="string">
            <text:p>Revista de Psicologia da Un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83</text:p>
          </table:table-cell>
          <table:table-cell office:value-type="string">
            <text:p>ODONTOLOGIA <text:s text:c="38"/></text:p>
          </table:table-cell>
          <table:table-cell office:value-type="string">
            <text:p>Revista de Psiquiatria Clínica (U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87</text:p>
          </table:table-cell>
          <table:table-cell office:value-type="string">
            <text:p>ODONTOLOGIA <text:s text:c="38"/></text:p>
          </table:table-cell>
          <table:table-cell office:value-type="string">
            <text:p>Revista de Saúde Públic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ODONTOLOGIA <text:s text:c="38"/></text:p>
          </table:table-cell>
          <table:table-cell office:value-type="string">
            <text:p>Revista de Saúde Públic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488</text:p>
          </table:table-cell>
          <table:table-cell office:value-type="string">
            <text:p>ODONTOLOGIA <text:s text:c="38"/></text:p>
          </table:table-cell>
          <table:table-cell office:value-type="string">
            <text:p>Revista Dental Press de Estética (Maringá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19</text:p>
          </table:table-cell>
          <table:table-cell office:value-type="string">
            <text:p>ODONTOLOGIA <text:s text:c="38"/></text:p>
          </table:table-cell>
          <table:table-cell office:value-type="string">
            <text:p>Revista Dental Press de Ortodontia e Ortopedia Faci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46</text:p>
          </table:table-cell>
          <table:table-cell office:value-type="string">
            <text:p>ODONTOLOGIA <text:s text:c="38"/></text:p>
          </table:table-cell>
          <table:table-cell office:value-type="string">
            <text:p>Revista Dental Press de Ortodontia e Ortopedia Maxil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269</text:p>
          </table:table-cell>
          <table:table-cell office:value-type="string">
            <text:p>ODONTOLOGIA <text:s text:c="38"/></text:p>
          </table:table-cell>
          <table:table-cell office:value-type="string">
            <text:p>Revista Dental Press de Periodontia e Impla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889</text:p>
          </table:table-cell>
          <table:table-cell office:value-type="string">
            <text:p>ODONTOLOGIA <text:s text:c="38"/></text:p>
          </table:table-cell>
          <table:table-cell office:value-type="string">
            <text:p>Revista Dentística On 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086</text:p>
          </table:table-cell>
          <table:table-cell office:value-type="string">
            <text:p>ODONTOLOGIA <text:s text:c="38"/></text:p>
          </table:table-cell>
          <table:table-cell office:value-type="string">
            <text:p>Revista do Canal Científ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829</text:p>
          </table:table-cell>
          <table:table-cell office:value-type="string">
            <text:p>ODONTOLOGIA <text:s text:c="38"/></text:p>
          </table:table-cell>
          <table:table-cell office:value-type="string">
            <text:p>Revista do Centro de Estudos - Faculdade de Odontologia/UERJ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91</text:p>
          </table:table-cell>
          <table:table-cell office:value-type="string">
            <text:p>ODONTOLOGIA <text:s text:c="38"/></text:p>
          </table:table-cell>
          <table:table-cell office:value-type="string">
            <text:p>Revista do Colégio Brasileiro de Cirurgiõe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505</text:p>
          </table:table-cell>
          <table:table-cell office:value-type="string">
            <text:p>ODONTOLOGIA <text:s text:c="38"/></text:p>
          </table:table-cell>
          <table:table-cell office:value-type="string">
            <text:p>Revista do Conselho Regional de Odontologia de Pernambu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326</text:p>
          </table:table-cell>
          <table:table-cell office:value-type="string">
            <text:p>ODONTOLOGIA <text:s text:c="38"/></text:p>
          </table:table-cell>
          <table:table-cell office:value-type="string">
            <text:p>Revista do CROM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8781</text:p>
          </table:table-cell>
          <table:table-cell office:value-type="string">
            <text:p>ODONTOLOGIA <text:s text:c="38"/></text:p>
          </table:table-cell>
          <table:table-cell office:value-type="string">
            <text:p>Revista do Hospital das Clínicas (USP. Impresso) (Cessou em 2004. Cont. ISSN 1807-5932 Clinics (São Paulo. 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894</text:p>
          </table:table-cell>
          <table:table-cell office:value-type="string">
            <text:p>ODONTOLOGIA <text:s text:c="38"/></text:p>
          </table:table-cell>
          <table:table-cell office:value-type="string">
            <text:p>Revista do Instituto de Ciencias da Saude (UNI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674</text:p>
          </table:table-cell>
          <table:table-cell office:value-type="string">
            <text:p>ODONTOLOGIA <text:s text:c="38"/></text:p>
          </table:table-cell>
          <table:table-cell office:value-type="string">
            <text:p>Revista do Instituto de Latícinios Cândido Tos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ODONTOLOGIA <text:s text:c="38"/></text:p>
          </table:table-cell>
          <table:table-cell office:value-type="string">
            <text:p>Revista do Instituto de Medicina Tropical de São Paul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740</text:p>
          </table:table-cell>
          <table:table-cell office:value-type="string">
            <text:p>ODONTOLOGIA <text:s text:c="38"/></text:p>
          </table:table-cell>
          <table:table-cell office:value-type="string">
            <text:p>Revista do INT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285</text:p>
          </table:table-cell>
          <table:table-cell office:value-type="string">
            <text:p>ODONTOLOGIA <text:s text:c="38"/></text:p>
          </table:table-cell>
          <table:table-cell office:value-type="string">
            <text:p>Revista do Serviço AT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013</text:p>
          </table:table-cell>
          <table:table-cell office:value-type="string">
            <text:p>ODONTOLOGIA <text:s text:c="38"/></text:p>
          </table:table-cell>
          <table:table-cell office:value-type="string">
            <text:p>Revista D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212</text:p>
          </table:table-cell>
          <table:table-cell office:value-type="string">
            <text:p>ODONTOLOGIA <text:s text:c="38"/></text:p>
          </table:table-cell>
          <table:table-cell office:value-type="string">
            <text:p>Revista dos Transportes Públ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735</text:p>
          </table:table-cell>
          <table:table-cell office:value-type="string">
            <text:p>ODONTOLOGIA <text:s text:c="38"/></text:p>
          </table:table-cell>
          <table:table-cell office:value-type="string">
            <text:p>Revista Educação em Questão (UFRN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944</text:p>
          </table:table-cell>
          <table:table-cell office:value-type="string">
            <text:p>ODONTOLOGIA <text:s text:c="38"/></text:p>
          </table:table-cell>
          <table:table-cell office:value-type="string">
            <text:p>Revista Eletrônica de Enfermag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392</text:p>
          </table:table-cell>
          <table:table-cell office:value-type="string">
            <text:p>ODONTOLOGIA <text:s text:c="38"/></text:p>
          </table:table-cell>
          <table:table-cell office:value-type="string">
            <text:p>Revista Eletrônica Pesquisa Médic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0558</text:p>
          </table:table-cell>
          <table:table-cell office:value-type="string">
            <text:p>ODONTOLOGIA <text:s text:c="38"/></text:p>
          </table:table-cell>
          <table:table-cell office:value-type="string">
            <text:p>Revista Española de Cirugía Oral y Maxilofaci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0576</text:p>
          </table:table-cell>
          <table:table-cell office:value-type="string">
            <text:p>ODONTOLOGIA <text:s text:c="38"/></text:p>
          </table:table-cell>
          <table:table-cell office:value-type="string">
            <text:p>Revista española de ortodon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9-4355</text:p>
          </table:table-cell>
          <table:table-cell office:value-type="string">
            <text:p>ODONTOLOGIA <text:s text:c="38"/></text:p>
          </table:table-cell>
          <table:table-cell office:value-type="string">
            <text:p>Revista Estomatológica Heredi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966</text:p>
          </table:table-cell>
          <table:table-cell office:value-type="string">
            <text:p>ODONTOLOGIA <text:s text:c="38"/></text:p>
          </table:table-cell>
          <table:table-cell office:value-type="string">
            <text:p>Revista Fluminense de Od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040</text:p>
          </table:table-cell>
          <table:table-cell office:value-type="string">
            <text:p>ODONTOLOGIA <text:s text:c="38"/></text:p>
          </table:table-cell>
          <table:table-cell office:value-type="string">
            <text:p>Revista Fonoaudiologia Brasi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33</text:p>
          </table:table-cell>
          <table:table-cell office:value-type="string">
            <text:p>ODONTOLOGIA <text:s text:c="38"/></text:p>
          </table:table-cell>
          <table:table-cell office:value-type="string">
            <text:p>Revista Gaúcha de Enfermagem (UFRG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542</text:p>
          </table:table-cell>
          <table:table-cell office:value-type="string">
            <text:p>ODONTOLOGIA <text:s text:c="38"/></text:p>
          </table:table-cell>
          <table:table-cell office:value-type="string">
            <text:p>Revista Gaúcha de Odontologia (Cessou em 1975. Cont. 0103-6971 RGO. Revista Gaúcha de Odontologia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666</text:p>
          </table:table-cell>
          <table:table-cell office:value-type="string">
            <text:p>ODONTOLOGIA <text:s text:c="38"/></text:p>
          </table:table-cell>
          <table:table-cell office:value-type="string">
            <text:p>Revista Goiana de Ortodont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280</text:p>
          </table:table-cell>
          <table:table-cell office:value-type="string">
            <text:p>ODONTOLOGIA <text:s text:c="38"/></text:p>
          </table:table-cell>
          <table:table-cell office:value-type="string">
            <text:p>Revista Hospital Universitário Pedro Ernest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1406</text:p>
          </table:table-cell>
          <table:table-cell office:value-type="string">
            <text:p>ODONTOLOGIA <text:s text:c="38"/></text:p>
          </table:table-cell>
          <table:table-cell office:value-type="string">
            <text:p>Revista Iberoamericana de Micologí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924</text:p>
          </table:table-cell>
          <table:table-cell office:value-type="string">
            <text:p>ODONTOLOGIA <text:s text:c="38"/></text:p>
          </table:table-cell>
          <table:table-cell office:value-type="string">
            <text:p>Revista INPEO de Odont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9791</text:p>
          </table:table-cell>
          <table:table-cell office:value-type="string">
            <text:p>ODONTOLOGIA <text:s text:c="38"/></text:p>
          </table:table-cell>
          <table:table-cell office:value-type="string">
            <text:p>Revista Internacional de Prótesis Estomatológ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169</text:p>
          </table:table-cell>
          <table:table-cell office:value-type="string">
            <text:p>ODONTOLOGIA <text:s text:c="38"/></text:p>
          </table:table-cell>
          <table:table-cell office:value-type="string">
            <text:p>Revista Latino-Americana de Enfermagem (USP. Ribeirão Pret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887</text:p>
          </table:table-cell>
          <table:table-cell office:value-type="string">
            <text:p>ODONTOLOGIA <text:s text:c="38"/></text:p>
          </table:table-cell>
          <table:table-cell office:value-type="string">
            <text:p>Revista Médica de Chile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130</text:p>
          </table:table-cell>
          <table:table-cell office:value-type="string">
            <text:p>ODONTOLOGIA <text:s text:c="38"/></text:p>
          </table:table-cell>
          <table:table-cell office:value-type="string">
            <text:p>Revista Mineira de Estoma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506</text:p>
          </table:table-cell>
          <table:table-cell office:value-type="string">
            <text:p>ODONTOLOGIA <text:s text:c="38"/></text:p>
          </table:table-cell>
          <table:table-cell office:value-type="string">
            <text:p>Revista Naval de Odontologi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523</text:p>
          </table:table-cell>
          <table:table-cell office:value-type="string">
            <text:p>ODONTOLOGIA <text:s text:c="38"/></text:p>
          </table:table-cell>
          <table:table-cell office:value-type="string">
            <text:p>Revista Odonto Ciênci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60</text:p>
          </table:table-cell>
          <table:table-cell office:value-type="string">
            <text:p>ODONTOLOGIA <text:s text:c="38"/></text:p>
          </table:table-cell>
          <table:table-cell office:value-type="string">
            <text:p>Revista Odonto Ciência (PUCR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73X</text:p>
          </table:table-cell>
          <table:table-cell office:value-type="string">
            <text:p>ODONTOLOGIA <text:s text:c="38"/></text:p>
          </table:table-cell>
          <table:table-cell office:value-type="string">
            <text:p>Revista Odontológica da Universidade de Santo Ama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704</text:p>
          </table:table-cell>
          <table:table-cell office:value-type="string">
            <text:p>ODONTOLOGIA <text:s text:c="38"/></text:p>
          </table:table-cell>
          <table:table-cell office:value-type="string">
            <text:p>Revista Odontológica de Araçatub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281</text:p>
          </table:table-cell>
          <table:table-cell office:value-type="string">
            <text:p>ODONTOLOGIA <text:s text:c="38"/></text:p>
          </table:table-cell>
          <table:table-cell office:value-type="string">
            <text:p>Revista Odontológica de Santo Amaro (UNISA) (Cessou em 1992. Cont. 1413-473X Revista Odontológica da Universidade de Santo Ama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0-2117</text:p>
          </table:table-cell>
          <table:table-cell office:value-type="string">
            <text:p>ODONTOLOGIA <text:s text:c="38"/></text:p>
          </table:table-cell>
          <table:table-cell office:value-type="string">
            <text:p>Revista Odontológica Dominic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241</text:p>
          </table:table-cell>
          <table:table-cell office:value-type="string">
            <text:p>ODONTOLOGIA <text:s text:c="38"/></text:p>
          </table:table-cell>
          <table:table-cell office:value-type="string">
            <text:p>Revista Ortodontia Catarinens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0-4989</text:p>
          </table:table-cell>
          <table:table-cell office:value-type="string">
            <text:p>ODONTOLOGIA <text:s text:c="38"/></text:p>
          </table:table-cell>
          <table:table-cell office:value-type="string">
            <text:p>Revista Panamericana de Salud Pública (Impresa) / Pan American Journal of Public Health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907</text:p>
          </table:table-cell>
          <table:table-cell office:value-type="string">
            <text:p>ODONTOLOGIA <text:s text:c="38"/></text:p>
          </table:table-cell>
          <table:table-cell office:value-type="string">
            <text:p>Revista Paraense de Medic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070</text:p>
          </table:table-cell>
          <table:table-cell office:value-type="string">
            <text:p>ODONTOLOGIA <text:s text:c="38"/></text:p>
          </table:table-cell>
          <table:table-cell office:value-type="string">
            <text:p>Revista Paraense de Od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910</text:p>
          </table:table-cell>
          <table:table-cell office:value-type="string">
            <text:p>ODONTOLOGIA <text:s text:c="38"/></text:p>
          </table:table-cell>
          <table:table-cell office:value-type="string">
            <text:p>Revista Paranaense Perio/Implant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05X</text:p>
          </table:table-cell>
          <table:table-cell office:value-type="string">
            <text:p>ODONTOLOGIA <text:s text:c="38"/></text:p>
          </table:table-cell>
          <table:table-cell office:value-type="string">
            <text:p>Revista Paulista de Odont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582</text:p>
          </table:table-cell>
          <table:table-cell office:value-type="string">
            <text:p>ODONTOLOGIA <text:s text:c="38"/></text:p>
          </table:table-cell>
          <table:table-cell office:value-type="string">
            <text:p>Revista Paulista de Pediatr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2551</text:p>
          </table:table-cell>
          <table:table-cell office:value-type="string">
            <text:p>ODONTOLOGIA <text:s text:c="38"/></text:p>
          </table:table-cell>
          <table:table-cell office:value-type="string">
            <text:p>Revista Portuguesa de Cardi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0397</text:p>
          </table:table-cell>
          <table:table-cell office:value-type="string">
            <text:p>ODONTOLOGIA <text:s text:c="38"/></text:p>
          </table:table-cell>
          <table:table-cell office:value-type="string">
            <text:p>Revista Portuguesa de Estomatologia e Cirurgia Maxilofa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40</text:p>
          </table:table-cell>
          <table:table-cell office:value-type="string">
            <text:p>ODONTOLOGIA <text:s text:c="38"/></text:p>
          </table:table-cell>
          <table:table-cell office:value-type="string">
            <text:p>Revista Regional de Araçatuba - Associação Paulista de Cirurgiões Dentist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910</text:p>
          </table:table-cell>
          <table:table-cell office:value-type="string">
            <text:p>ODONTOLOGIA <text:s text:c="38"/></text:p>
          </table:table-cell>
          <table:table-cell office:value-type="string">
            <text:p>Revista Salusvita (USC. Impresso) (Cessou em 2005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282</text:p>
          </table:table-cell>
          <table:table-cell office:value-type="string">
            <text:p>ODONTOLOGIA <text:s text:c="38"/></text:p>
          </table:table-cell>
          <table:table-cell office:value-type="string">
            <text:p>Revista Saúde (Ung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761</text:p>
          </table:table-cell>
          <table:table-cell office:value-type="string">
            <text:p>ODONTOLOGIA <text:s text:c="38"/></text:p>
          </table:table-cell>
          <table:table-cell office:value-type="string">
            <text:p>Revista Saúde.co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053</text:p>
          </table:table-cell>
          <table:table-cell office:value-type="string">
            <text:p>ODONTOLOGIA <text:s text:c="38"/></text:p>
          </table:table-cell>
          <table:table-cell office:value-type="string">
            <text:p>Revista Uningá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275</text:p>
          </table:table-cell>
          <table:table-cell office:value-type="string">
            <text:p>ODONTOLOGIA <text:s text:c="38"/></text:p>
          </table:table-cell>
          <table:table-cell office:value-type="string">
            <text:p>Revista UNIVA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7-2018</text:p>
          </table:table-cell>
          <table:table-cell office:value-type="string">
            <text:p>ODONTOLOGIA <text:s text:c="38"/></text:p>
          </table:table-cell>
          <table:table-cell office:value-type="string">
            <text:p>Revista Venezolana de Investigación Odontológ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815</text:p>
          </table:table-cell>
          <table:table-cell office:value-type="string">
            <text:p>ODONTOLOGIA <text:s text:c="38"/></text:p>
          </table:table-cell>
          <table:table-cell office:value-type="string">
            <text:p>Revue d'Odonto-Stomatologie (Par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1768</text:p>
          </table:table-cell>
          <table:table-cell office:value-type="string">
            <text:p>ODONTOLOGIA <text:s text:c="38"/></text:p>
          </table:table-cell>
          <table:table-cell office:value-type="string">
            <text:p>Revue de Stomatologie et de Chirurgie Maxillo-Facial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971</text:p>
          </table:table-cell>
          <table:table-cell office:value-type="string">
            <text:p>ODONTOLOGIA <text:s text:c="38"/></text:p>
          </table:table-cell>
          <table:table-cell office:value-type="string">
            <text:p>RGO. Revista Gaúcha de Odont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637</text:p>
          </table:table-cell>
          <table:table-cell office:value-type="string">
            <text:p>ODONTOLOGIA <text:s text:c="38"/></text:p>
          </table:table-cell>
          <table:table-cell office:value-type="string">
            <text:p>RGO. Revista Gaúcha de Odontologi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8172</text:p>
          </table:table-cell>
          <table:table-cell office:value-type="string">
            <text:p>ODONTOLOGIA <text:s text:c="38"/></text:p>
          </table:table-cell>
          <table:table-cell office:value-type="string">
            <text:p>Rheumatology International (Berli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8-5306</text:p>
          </table:table-cell>
          <table:table-cell office:value-type="string">
            <text:p>ODONTOLOGIA <text:s text:c="38"/></text:p>
          </table:table-cell>
          <table:table-cell office:value-type="string">
            <text:p>Ripano (Madri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449</text:p>
          </table:table-cell>
          <table:table-cell office:value-type="string">
            <text:p>ODONTOLOGIA <text:s text:c="38"/></text:p>
          </table:table-cell>
          <table:table-cell office:value-type="string">
            <text:p>RISO. Revista Integrada de Serviços Odontológ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914</text:p>
          </table:table-cell>
          <table:table-cell office:value-type="string">
            <text:p>ODONTOLOGIA <text:s text:c="38"/></text:p>
          </table:table-cell>
          <table:table-cell office:value-type="string">
            <text:p>ROBRAC (Goiânia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708</text:p>
          </table:table-cell>
          <table:table-cell office:value-type="string">
            <text:p>ODONTOLOGIA <text:s text:c="38"/></text:p>
          </table:table-cell>
          <table:table-cell office:value-type="string">
            <text:p>ROBRAC (Online) (Goiân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861</text:p>
          </table:table-cell>
          <table:table-cell office:value-type="string">
            <text:p>ODONTOLOGIA <text:s text:c="38"/></text:p>
          </table:table-cell>
          <table:table-cell office:value-type="string">
            <text:p>ROI: Revista de Odontologia Imb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686</text:p>
          </table:table-cell>
          <table:table-cell office:value-type="string">
            <text:p>ODONTOLOGIA <text:s text:c="38"/></text:p>
          </table:table-cell>
          <table:table-cell office:value-type="string">
            <text:p>ROPE. Revista Internacional de Odonto-Psicologia e Odontologia para Pacientes Especi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669</text:p>
          </table:table-cell>
          <table:table-cell office:value-type="string">
            <text:p>ODONTOLOGIA <text:s text:c="38"/></text:p>
          </table:table-cell>
          <table:table-cell office:value-type="string">
            <text:p>RPE. Revista Internacional de Periodontia Clí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95</text:p>
          </table:table-cell>
          <table:table-cell office:value-type="string">
            <text:p>ODONTOLOGIA <text:s text:c="38"/></text:p>
          </table:table-cell>
          <table:table-cell office:value-type="string">
            <text:p>RPG. Revista de Pos-Graduacao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01</text:p>
          </table:table-cell>
          <table:table-cell office:value-type="string">
            <text:p>ODONTOLOGIA <text:s text:c="38"/></text:p>
          </table:table-cell>
          <table:table-cell office:value-type="string">
            <text:p>RSBC. Revista-Sociedades Brasileiras de Cânce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727</text:p>
          </table:table-cell>
          <table:table-cell office:value-type="string">
            <text:p>ODONTOLOGIA <text:s text:c="38"/></text:p>
          </table:table-cell>
          <table:table-cell office:value-type="string">
            <text:p>RSBO. Revista Sul-Brasileira de Od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367</text:p>
          </table:table-cell>
          <table:table-cell office:value-type="string">
            <text:p>ODONTOLOGIA <text:s text:c="38"/></text:p>
          </table:table-cell>
          <table:table-cell office:value-type="string">
            <text:p>RUBS (Curitib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489</text:p>
          </table:table-cell>
          <table:table-cell office:value-type="string">
            <text:p>ODONTOLOGIA <text:s text:c="38"/></text:p>
          </table:table-cell>
          <table:table-cell office:value-type="string">
            <text:p>S. Bernardo (APCD/Regional SBCamp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168</text:p>
          </table:table-cell>
          <table:table-cell office:value-type="string">
            <text:p>ODONTOLOGIA <text:s text:c="38"/></text:p>
          </table:table-cell>
          <table:table-cell office:value-type="string">
            <text:p>Saber Universitário (FUNE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180</text:p>
          </table:table-cell>
          <table:table-cell office:value-type="string">
            <text:p>ODONTOLOGIA <text:s text:c="38"/></text:p>
          </table:table-cell>
          <table:table-cell office:value-type="string">
            <text:p>São Paulo Medical Journ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365</text:p>
          </table:table-cell>
          <table:table-cell office:value-type="string">
            <text:p>ODONTOLOGIA <text:s text:c="38"/></text:p>
          </table:table-cell>
          <table:table-cell office:value-type="string">
            <text:p>Saúde Coletiva (Baruer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90</text:p>
          </table:table-cell>
          <table:table-cell office:value-type="string">
            <text:p>ODONTOLOGIA <text:s text:c="38"/></text:p>
          </table:table-cell>
          <table:table-cell office:value-type="string">
            <text:p>Saúde e Sociedade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104</text:p>
          </table:table-cell>
          <table:table-cell office:value-type="string">
            <text:p>ODONTOLOGIA <text:s text:c="38"/></text:p>
          </table:table-cell>
          <table:table-cell office:value-type="string">
            <text:p>Saúde em Deba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56</text:p>
          </table:table-cell>
          <table:table-cell office:value-type="string">
            <text:p>ODONTOLOGIA <text:s text:c="38"/></text:p>
          </table:table-cell>
          <table:table-cell office:value-type="string">
            <text:p>Saúde em Revista (UNIME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2794</text:p>
          </table:table-cell>
          <table:table-cell office:value-type="string">
            <text:p>ODONTOLOGIA <text:s text:c="38"/></text:p>
          </table:table-cell>
          <table:table-cell office:value-type="string">
            <text:p>Saúde O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18X</text:p>
          </table:table-cell>
          <table:table-cell office:value-type="string">
            <text:p>ODONTOLOGIA <text:s text:c="38"/></text:p>
          </table:table-cell>
          <table:table-cell office:value-type="string">
            <text:p>Saúde, Ética &amp; Justiç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12</text:p>
          </table:table-cell>
          <table:table-cell office:value-type="string">
            <text:p>ODONTOLOGIA <text:s text:c="38"/></text:p>
          </table:table-cell>
          <table:table-cell office:value-type="string">
            <text:p>SBPN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5548</text:p>
          </table:table-cell>
          <table:table-cell office:value-type="string">
            <text:p>ODONTOLOGIA <text:s text:c="38"/></text:p>
          </table:table-cell>
          <table:table-cell office:value-type="string">
            <text:p>Scandinavian Journal of Infectious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1-3393</text:p>
          </table:table-cell>
          <table:table-cell office:value-type="string">
            <text:p>ODONTOLOGIA <text:s text:c="38"/></text:p>
          </table:table-cell>
          <table:table-cell office:value-type="string">
            <text:p>Scandinavian Journal of Laboratory Animal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0457</text:p>
          </table:table-cell>
          <table:table-cell office:value-type="string">
            <text:p>ODONTOLOGIA <text:s text:c="38"/></text:p>
          </table:table-cell>
          <table:table-cell office:value-type="string">
            <text:p>Scann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9964</text:p>
          </table:table-cell>
          <table:table-cell office:value-type="string">
            <text:p>ODONTOLOGIA <text:s text:c="38"/></text:p>
          </table:table-cell>
          <table:table-cell office:value-type="string">
            <text:p>Schizophrenia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9697</text:p>
          </table:table-cell>
          <table:table-cell office:value-type="string">
            <text:p>ODONTOLOGIA <text:s text:c="38"/></text:p>
          </table:table-cell>
          <table:table-cell office:value-type="string">
            <text:p>Science of the Total Environ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562</text:p>
          </table:table-cell>
          <table:table-cell office:value-type="string">
            <text:p>ODONTOLOGIA <text:s text:c="38"/></text:p>
          </table:table-cell>
          <table:table-cell office:value-type="string">
            <text:p>Scientia Medica (PUCR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793</text:p>
          </table:table-cell>
          <table:table-cell office:value-type="string">
            <text:p>ODONTOLOGIA <text:s text:c="38"/></text:p>
          </table:table-cell>
          <table:table-cell office:value-type="string">
            <text:p>Scientia Ple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940</text:p>
          </table:table-cell>
          <table:table-cell office:value-type="string">
            <text:p>ODONTOLOGIA <text:s text:c="38"/></text:p>
          </table:table-cell>
          <table:table-cell office:value-type="string">
            <text:p>Scientific-A (Baurú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8746</text:p>
          </table:table-cell>
          <table:table-cell office:value-type="string">
            <text:p>ODONTOLOGIA <text:s text:c="38"/></text:p>
          </table:table-cell>
          <table:table-cell office:value-type="string">
            <text:p>Seminars in Orthodon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2322</text:p>
          </table:table-cell>
          <table:table-cell office:value-type="string">
            <text:p>ODONTOLOGIA <text:s text:c="38"/></text:p>
          </table:table-cell>
          <table:table-cell office:value-type="string">
            <text:p>Shock (Augusta, Ga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9512</text:p>
          </table:table-cell>
          <table:table-cell office:value-type="string">
            <text:p>ODONTOLOGIA <text:s text:c="38"/></text:p>
          </table:table-cell>
          <table:table-cell office:value-type="string">
            <text:p>Sleep &amp; Breath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131</text:p>
          </table:table-cell>
          <table:table-cell office:value-type="string">
            <text:p>ODONTOLOGIA <text:s text:c="38"/></text:p>
          </table:table-cell>
          <table:table-cell office:value-type="string">
            <text:p>Sp.Gov (Fundap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1879</text:p>
          </table:table-cell>
          <table:table-cell office:value-type="string">
            <text:p>ODONTOLOGIA <text:s text:c="38"/></text:p>
          </table:table-cell>
          <table:table-cell office:value-type="string">
            <text:p>Special Care in Dent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1425</text:p>
          </table:table-cell>
          <table:table-cell office:value-type="string">
            <text:p>ODONTOLOGIA <text:s text:c="38"/></text:p>
          </table:table-cell>
          <table:table-cell office:value-type="string">
            <text:p>Spectrochimica Acta. Part A, Molecular and Biomolecular Spectroscop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4-8547</text:p>
          </table:table-cell>
          <table:table-cell office:value-type="string">
            <text:p>ODONTOLOGIA <text:s text:c="38"/></text:p>
          </table:table-cell>
          <table:table-cell office:value-type="string">
            <text:p>Spectrochimica Acta. Part B, Atomic Spectrosco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7010</text:p>
          </table:table-cell>
          <table:table-cell office:value-type="string">
            <text:p>ODONTOLOGIA <text:s text:c="38"/></text:p>
          </table:table-cell>
          <table:table-cell office:value-type="string">
            <text:p>Spectroscopy Lett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0-2971</text:p>
          </table:table-cell>
          <table:table-cell office:value-type="string">
            <text:p>ODONTOLOGIA <text:s text:c="38"/></text:p>
          </table:table-cell>
          <table:table-cell office:value-type="string">
            <text:p>Spektrum der Wissenschaf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8943</text:p>
          </table:table-cell>
          <table:table-cell office:value-type="string">
            <text:p>ODONTOLOGIA <text:s text:c="38"/></text:p>
          </table:table-cell>
          <table:table-cell office:value-type="string">
            <text:p>Stem Cell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4287</text:p>
          </table:table-cell>
          <table:table-cell office:value-type="string">
            <text:p>ODONTOLOGIA <text:s text:c="38"/></text:p>
          </table:table-cell>
          <table:table-cell office:value-type="string">
            <text:p>Stoma (Lisb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2-8589</text:p>
          </table:table-cell>
          <table:table-cell office:value-type="string">
            <text:p>ODONTOLOGIA <text:s text:c="38"/></text:p>
          </table:table-cell>
          <table:table-cell office:value-type="string">
            <text:p>Stomatologija (Kauna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442</text:p>
          </table:table-cell>
          <table:table-cell office:value-type="string">
            <text:p>ODONTOLOGIA <text:s text:c="38"/></text:p>
          </table:table-cell>
          <table:table-cell office:value-type="string">
            <text:p>Stomatos (ULBR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5-3890</text:p>
          </table:table-cell>
          <table:table-cell office:value-type="string">
            <text:p>ODONTOLOGIA <text:s text:c="38"/></text:p>
          </table:table-cell>
          <table:table-cell office:value-type="string">
            <text:p>Stress (Luxembourg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1-4355</text:p>
          </table:table-cell>
          <table:table-cell office:value-type="string">
            <text:p>ODONTOLOGIA <text:s text:c="38"/></text:p>
          </table:table-cell>
          <table:table-cell office:value-type="string">
            <text:p>Supportive Care in Canc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0844</text:p>
          </table:table-cell>
          <table:table-cell office:value-type="string">
            <text:p>ODONTOLOGIA <text:s text:c="38"/></text:p>
          </table:table-cell>
          <table:table-cell office:value-type="string">
            <text:p>Surface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6060</text:p>
          </table:table-cell>
          <table:table-cell office:value-type="string">
            <text:p>ODONTOLOGIA <text:s text:c="38"/></text:p>
          </table:table-cell>
          <table:table-cell office:value-type="string">
            <text:p>Surge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1038</text:p>
          </table:table-cell>
          <table:table-cell office:value-type="string">
            <text:p>ODONTOLOGIA <text:s text:c="38"/></text:p>
          </table:table-cell>
          <table:table-cell office:value-type="string">
            <text:p>Surgical and Radiologic Anatom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218</text:p>
          </table:table-cell>
          <table:table-cell office:value-type="string">
            <text:p>ODONTOLOGIA <text:s text:c="38"/></text:p>
          </table:table-cell>
          <table:table-cell office:value-type="string">
            <text:p>Sustentação (COSEMS/C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6545</text:p>
          </table:table-cell>
          <table:table-cell office:value-type="string">
            <text:p>ODONTOLOGIA <text:s text:c="38"/></text:p>
          </table:table-cell>
          <table:table-cell office:value-type="string">
            <text:p>Tecnología D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870</text:p>
          </table:table-cell>
          <table:table-cell office:value-type="string">
            <text:p>ODONTOLOGIA <text:s text:c="38"/></text:p>
          </table:table-cell>
          <table:table-cell office:value-type="string">
            <text:p>Temas em Saúde (João Pess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749</text:p>
          </table:table-cell>
          <table:table-cell office:value-type="string">
            <text:p>ODONTOLOGIA <text:s text:c="38"/></text:p>
          </table:table-cell>
          <table:table-cell office:value-type="string">
            <text:p>Temas sobre Desenvol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07</text:p>
          </table:table-cell>
          <table:table-cell office:value-type="string">
            <text:p>ODONTOLOGIA <text:s text:c="38"/></text:p>
          </table:table-cell>
          <table:table-cell office:value-type="string">
            <text:p>Texto &amp; Contexto Enfermagem (UFSC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0894</text:p>
          </table:table-cell>
          <table:table-cell office:value-type="string">
            <text:p>ODONTOLOGIA <text:s text:c="38"/></text:p>
          </table:table-cell>
          <table:table-cell office:value-type="string">
            <text:p>The AIDS Reade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7910</text:p>
          </table:table-cell>
          <table:table-cell office:value-type="string">
            <text:p>ODONTOLOGIA <text:s text:c="38"/></text:p>
          </table:table-cell>
          <table:table-cell office:value-type="string">
            <text:p>The American Journal of Forensic Medicine and 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440</text:p>
          </table:table-cell>
          <table:table-cell office:value-type="string">
            <text:p>ODONTOLOGIA <text:s text:c="38"/></text:p>
          </table:table-cell>
          <table:table-cell office:value-type="string">
            <text:p>The American Journal of Path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219</text:p>
          </table:table-cell>
          <table:table-cell office:value-type="string">
            <text:p>ODONTOLOGIA <text:s text:c="38"/></text:p>
          </table:table-cell>
          <table:table-cell office:value-type="string">
            <text:p>The Angle Orthodontis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670</text:p>
          </table:table-cell>
          <table:table-cell office:value-type="string">
            <text:p>ODONTOLOGIA <text:s text:c="38"/></text:p>
          </table:table-cell>
          <table:table-cell office:value-type="string">
            <text:p>The Brazilian Journal of Infectious Disease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1569</text:p>
          </table:table-cell>
          <table:table-cell office:value-type="string">
            <text:p>ODONTOLOGIA <text:s text:c="38"/></text:p>
          </table:table-cell>
          <table:table-cell office:value-type="string">
            <text:p>The Cleft Palate-Craniofacial Journal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6656</text:p>
          </table:table-cell>
          <table:table-cell office:value-type="string">
            <text:p>ODONTOLOGIA <text:s text:c="38"/></text:p>
          </table:table-cell>
          <table:table-cell office:value-type="string">
            <text:p>The Cleft Palate-Craniofacial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0338</text:p>
          </table:table-cell>
          <table:table-cell office:value-type="string">
            <text:p>ODONTOLOGIA <text:s text:c="38"/></text:p>
          </table:table-cell>
          <table:table-cell office:value-type="string">
            <text:p>The Compendium of Continuing Education in Dentistry (Cessou em 1986. Cont. ISSN 0894-1009 Compendium (Newtown, Pa.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8532</text:p>
          </table:table-cell>
          <table:table-cell office:value-type="string">
            <text:p>ODONTOLOGIA <text:s text:c="38"/></text:p>
          </table:table-cell>
          <table:table-cell office:value-type="string">
            <text:p>The Dental Clinics of North Amer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2-0612</text:p>
          </table:table-cell>
          <table:table-cell office:value-type="string">
            <text:p>ODONTOLOGIA <text:s text:c="38"/></text:p>
          </table:table-cell>
          <table:table-cell office:value-type="string">
            <text:p>The European Journal of Esthetic Dent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2-9369</text:p>
          </table:table-cell>
          <table:table-cell office:value-type="string">
            <text:p>ODONTOLOGIA <text:s text:c="38"/></text:p>
          </table:table-cell>
          <table:table-cell office:value-type="string">
            <text:p>The European Journal of Esthetic Dentistry (Deutsche Ausgab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6638</text:p>
          </table:table-cell>
          <table:table-cell office:value-type="string">
            <text:p>ODONTOLOGIA <text:s text:c="38"/></text:p>
          </table:table-cell>
          <table:table-cell office:value-type="string">
            <text:p>The FASEB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6860</text:p>
          </table:table-cell>
          <table:table-cell office:value-type="string">
            <text:p>ODONTOLOGIA <text:s text:c="38"/></text:p>
          </table:table-cell>
          <table:table-cell office:value-type="string">
            <text:p>The FASEB Journal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2786</text:p>
          </table:table-cell>
          <table:table-cell office:value-type="string">
            <text:p>ODONTOLOGIA <text:s text:c="38"/></text:p>
          </table:table-cell>
          <table:table-cell office:value-type="string">
            <text:p>The International Journal of Oral and Maxillofacial Implant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8-7569</text:p>
          </table:table-cell>
          <table:table-cell office:value-type="string">
            <text:p>ODONTOLOGIA <text:s text:c="38"/></text:p>
          </table:table-cell>
          <table:table-cell office:value-type="string">
            <text:p>The International Journal of Periodontics &amp; Restorative Dent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2174</text:p>
          </table:table-cell>
          <table:table-cell office:value-type="string">
            <text:p>ODONTOLOGIA <text:s text:c="38"/></text:p>
          </table:table-cell>
          <table:table-cell office:value-type="string">
            <text:p>The International Journal of Prosthodon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464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Adhes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1003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American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06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Chemical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8831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Clinical Dent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38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Clinical Investig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4628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Clinical Pediatric Dent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3711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Contemporary Dental Practi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2275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Craniofacial Surge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2905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Essential Oi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3382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Evidence-Based Dental Practi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8-414X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Forensic Odonto-Stom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54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Histochemistry and Cyt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767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Immunology (195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899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31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Membrane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6474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Neuro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6972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Oral Implan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5900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Pai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65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Pharmacology and Experimental Therapeu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5639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Physical Chemistry. 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913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Prosthetic Dent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8446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Supercritical Flui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177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the American Dental Association (193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6061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Trauma. Injury, Infection, and Critical Ca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99</text:p>
          </table:table-cell>
          <table:table-cell office:value-type="string">
            <text:p>ODONTOLOGIA <text:s text:c="38"/></text:p>
          </table:table-cell>
          <table:table-cell office:value-type="string">
            <text:p>The Journal of Venomous Animals and Toxins Including Tropical Disease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5006</text:p>
          </table:table-cell>
          <table:table-cell office:value-type="string">
            <text:p>ODONTOLOGIA <text:s text:c="38"/></text:p>
          </table:table-cell>
          <table:table-cell office:value-type="string">
            <text:p>The Journals of Gerontology. Series A, Biological Sciences and Medical scie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233</text:p>
          </table:table-cell>
          <table:table-cell office:value-type="string">
            <text:p>ODONTOLOGIA <text:s text:c="38"/></text:p>
          </table:table-cell>
          <table:table-cell office:value-type="string">
            <text:p>The Veterinary Journal (London, England. 199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7256</text:p>
          </table:table-cell>
          <table:table-cell office:value-type="string">
            <text:p>ODONTOLOGIA <text:s text:c="38"/></text:p>
          </table:table-cell>
          <table:table-cell office:value-type="string">
            <text:p>Thyroid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8166</text:p>
          </table:table-cell>
          <table:table-cell office:value-type="string">
            <text:p>ODONTOLOGIA <text:s text:c="38"/></text:p>
          </table:table-cell>
          <table:table-cell office:value-type="string">
            <text:p>Tissue &amp; Cel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274</text:p>
          </table:table-cell>
          <table:table-cell office:value-type="string">
            <text:p>ODONTOLOGIA <text:s text:c="38"/></text:p>
          </table:table-cell>
          <table:table-cell office:value-type="string">
            <text:p>Toxicology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37</text:p>
          </table:table-cell>
          <table:table-cell office:value-type="string">
            <text:p>ODONTOLOGIA <text:s text:c="38"/></text:p>
          </table:table-cell>
          <table:table-cell office:value-type="string">
            <text:p>Transplan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45</text:p>
          </table:table-cell>
          <table:table-cell office:value-type="string">
            <text:p>ODONTOLOGIA <text:s text:c="38"/></text:p>
          </table:table-cell>
          <table:table-cell office:value-type="string">
            <text:p>Transplantation Proceeding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4755</text:p>
          </table:table-cell>
          <table:table-cell office:value-type="string">
            <text:p>ODONTOLOGIA <text:s text:c="38"/></text:p>
          </table:table-cell>
          <table:table-cell office:value-type="string">
            <text:p>Tropical Docto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4283</text:p>
          </table:table-cell>
          <table:table-cell office:value-type="string">
            <text:p>ODONTOLOGIA <text:s text:c="38"/></text:p>
          </table:table-cell>
          <table:table-cell office:value-type="string">
            <text:p>Tumor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776</text:p>
          </table:table-cell>
          <table:table-cell office:value-type="string">
            <text:p>ODONTOLOGIA <text:s text:c="38"/></text:p>
          </table:table-cell>
          <table:table-cell office:value-type="string">
            <text:p>Udesc em 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228</text:p>
          </table:table-cell>
          <table:table-cell office:value-type="string">
            <text:p>ODONTOLOGIA <text:s text:c="38"/></text:p>
          </table:table-cell>
          <table:table-cell office:value-type="string">
            <text:p>UFES. Revista de Odontologia (Cessou em 2008. Cont. ISSN 2175-3946 Revista Brasileira de Pesquisa em Saúd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5629</text:p>
          </table:table-cell>
          <table:table-cell office:value-type="string">
            <text:p>ODONTOLOGIA <text:s text:c="38"/></text:p>
          </table:table-cell>
          <table:table-cell office:value-type="string">
            <text:p>Ultrasound in Medicine &amp;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3123</text:p>
          </table:table-cell>
          <table:table-cell office:value-type="string">
            <text:p>ODONTOLOGIA <text:s text:c="38"/></text:p>
          </table:table-cell>
          <table:table-cell office:value-type="string">
            <text:p>Ultrastructural 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570</text:p>
          </table:table-cell>
          <table:table-cell office:value-type="string">
            <text:p>ODONTOLOGIA <text:s text:c="38"/></text:p>
          </table:table-cell>
          <table:table-cell office:value-type="string">
            <text:p>UNOPAR Científica. Ciências Biológicas e da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410X</text:p>
          </table:table-cell>
          <table:table-cell office:value-type="string">
            <text:p>ODONTOLOGIA <text:s text:c="38"/></text:p>
          </table:table-cell>
          <table:table-cell office:value-type="string">
            <text:p>Vaccine (Guild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886</text:p>
          </table:table-cell>
          <table:table-cell office:value-type="string">
            <text:p>ODONTOLOGIA <text:s text:c="38"/></text:p>
          </table:table-cell>
          <table:table-cell office:value-type="string">
            <text:p>Varia Scientia (UNIOES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716</text:p>
          </table:table-cell>
          <table:table-cell office:value-type="string">
            <text:p>ODONTOLOGIA <text:s text:c="38"/></text:p>
          </table:table-cell>
          <table:table-cell office:value-type="string">
            <text:p>Veterinária e Zootecnia (UNE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814</text:p>
          </table:table-cell>
          <table:table-cell office:value-type="string">
            <text:p>ODONTOLOGIA <text:s text:c="38"/></text:p>
          </table:table-cell>
          <table:table-cell office:value-type="string">
            <text:p>Veterinary and Comparative Orthopaedics and Traum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427</text:p>
          </table:table-cell>
          <table:table-cell office:value-type="string">
            <text:p>ODONTOLOGIA <text:s text:c="38"/></text:p>
          </table:table-cell>
          <table:table-cell office:value-type="string">
            <text:p>Veterinary Immunology and Immuno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17</text:p>
          </table:table-cell>
          <table:table-cell office:value-type="string">
            <text:p>ODONTOLOGIA <text:s text:c="38"/></text:p>
          </table:table-cell>
          <table:table-cell office:value-type="string">
            <text:p>Veterinary Parasi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2031</text:p>
          </table:table-cell>
          <table:table-cell office:value-type="string">
            <text:p>ODONTOLOGIA <text:s text:c="38"/></text:p>
          </table:table-cell>
          <table:table-cell office:value-type="string">
            <text:p>Vibrational Spectroscop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5-6317</text:p>
          </table:table-cell>
          <table:table-cell office:value-type="string">
            <text:p>ODONTOLOGIA <text:s text:c="38"/></text:p>
          </table:table-cell>
          <table:table-cell office:value-type="string">
            <text:p>Virchows Archiv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9628</text:p>
          </table:table-cell>
          <table:table-cell office:value-type="string">
            <text:p>ODONTOLOGIA <text:s text:c="38"/></text:p>
          </table:table-cell>
          <table:table-cell office:value-type="string">
            <text:p>Virtual Journal of Biological Physics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1223</text:p>
          </table:table-cell>
          <table:table-cell office:value-type="string">
            <text:p>ODONTOLOGIA <text:s text:c="38"/></text:p>
          </table:table-cell>
          <table:table-cell office:value-type="string">
            <text:p>Water Science an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7-9327</text:p>
          </table:table-cell>
          <table:table-cell office:value-type="string">
            <text:p>ODONTOLOGIA <text:s text:c="38"/></text:p>
          </table:table-cell>
          <table:table-cell office:value-type="string">
            <text:p>World Journal of Gastroente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5678</text:p>
          </table:table-cell>
          <table:table-cell office:value-type="string">
            <text:p>ODONTOLOGIA <text:s text:c="38"/></text:p>
          </table:table-cell>
          <table:table-cell office:value-type="string">
            <text:p>World Journal of Orthodon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5-9217</text:p>
          </table:table-cell>
          <table:table-cell office:value-type="string">
            <text:p>ODONTOLOGIA <text:s text:c="38"/></text:p>
          </table:table-cell>
          <table:table-cell office:value-type="string">
            <text:p>Zeitschrift fur Evidenz, Fortbildung und Qualitat im Gesundheitswesen / German Journal for Evidence and Quality in Health Care (2008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2:04</dc:date>
    <dc:creator>Marco Silva</dc:creator>
    <meta:document-statistic meta:table-count="1" meta:cell-count="5480" meta:object-count="0"/>
    <meta:generator>OpenOffice.org/3.2$Unix OpenOffice.org_project/320m12$Build-9483</meta:generator>
  </office:meta>
</office:document-meta>
</file>